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7.09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47.38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111.65mm"/>
    </style:style>
    <style:style style:name="co7" style:family="table-column">
      <style:table-column-properties fo:break-before="auto" style:column-width="55mm"/>
    </style:style>
    <style:style style:name="co8" style:family="table-column">
      <style:table-column-properties fo:break-before="auto" style:column-width="28.95mm"/>
    </style:style>
    <style:style style:name="co9" style:family="table-column">
      <style:table-column-properties fo:break-before="auto" style:column-width="117.92mm"/>
    </style:style>
    <style:style style:name="co10" style:family="table-column">
      <style:table-column-properties fo:break-before="auto" style:column-width="26.41mm"/>
    </style:style>
    <style:style style:name="co11" style:family="table-column">
      <style:table-column-properties fo:break-before="auto" style:column-width="46.57mm"/>
    </style:style>
    <style:style style:name="co12" style:family="table-column">
      <style:table-column-properties fo:break-before="auto" style:column-width="46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fo:color="#000000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name="Liberation Sans" style:font-name-complex="Lohit Devanagari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MC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on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ublic_name</text:p>
          </table:table-cell>
          <table:table-cell office:value-type="string" calcext:value-type="string">
            <text:p>private_name</text:p>
          </table:table-cell>
          <table:table-cell office:value-type="string" calcext:value-type="string">
            <text:p>taxon_id</text:p>
          </table:table-cell>
          <table:table-cell office:value-type="string" calcext:value-type="string">
            <text:p>is_pool</text:p>
          </table:table-cell>
          <table:table-cell office:value-type="string" calcext:value-type="string">
            <text:p>phenotype</text:p>
          </table:table-cell>
          <table:table-cell office:value-type="string" calcext:value-type="string">
            <text:p>is_other_assembly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McGill0489</text:p>
          </table:table-cell>
          <table:table-cell office:value-type="string" calcext:value-type="string">
            <text:p>EMC1_SaOS-2</text:p>
          </table:table-cell>
          <table:table-cell office:value-type="float" office:value="9606" calcext:value-type="float">
            <text:p>9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teosarcom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onor_meta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nor_id</text:p>
          </table:table-cell>
          <table:table-cell office:value-type="string" calcext:value-type="string">
            <text:p>donor_property_id</text:p>
          </table:table-cell>
          <table:table-cell office:value-type="string" calcext:value-type="string">
            <text:p>value</text:p>
          </table:table-cell>
          <table:table-cell table:style-name="ce4" office:value-type="string" calcext:value-type="string">
            <text:p>COMMENT</text:p>
          </table:table-cell>
          <table:table-cell table:number-columns-repeated="5"/>
        </table:table-row>
        <table:table-row table:style-name="ro1">
          <table:table-cell office:value-type="float" office:value="10952" calcext:value-type="float">
            <text:p>10952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nor_age</text:p>
          </table:table-cell>
          <table:table-cell table:number-columns-repeated="5"/>
        </table:table-row>
        <table:table-row table:style-name="ro1">
          <table:table-cell office:value-type="float" office:value="10953" calcext:value-type="float">
            <text:p>10953</text:p>
          </table:table-cell>
          <table:table-cell office:value-type="float" office:value="334" calcext:value-type="float">
            <text:p>3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donor_age_unit</text:p>
          </table:table-cell>
          <table:table-cell table:number-columns-repeated="5"/>
        </table:table-row>
        <table:table-row table:style-name="ro1">
          <table:table-cell office:value-type="float" office:value="10954" calcext:value-type="float">
            <text:p>10954</text:p>
          </table:table-cell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onor_health_status</text:p>
          </table:table-cell>
          <table:table-cell table:number-columns-repeated="5"/>
        </table:table-row>
        <table:table-row table:style-name="ro1">
          <table:table-cell office:value-type="float" office:value="10955" calcext:value-type="float">
            <text:p>10955</text:p>
          </table:table-cell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donor_ethnicity</text:p>
          </table:table-cell>
          <table:table-cell table:number-columns-repeated="5"/>
        </table:table-row>
        <table:table-row table:style-name="ro1">
          <table:table-cell office:value-type="float" office:value="10956" calcext:value-type="float">
            <text:p>10956</text:p>
          </table:table-cell>
          <table:table-cell office:value-type="float" office:value="334" calcext:value-type="float">
            <text:p>3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nor_sex</text:p>
          </table:table-cell>
          <table:table-cell table:number-columns-repeated="5"/>
        </table:table-row>
        <table:table-row table:style-name="ro1">
          <table:table-cell office:value-type="float" office:value="10957" calcext:value-type="float">
            <text:p>10957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C1</text:p>
          </table:table-cell>
          <table:table-cell office:value-type="string" calcext:value-type="string">
            <text:p>project_nam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nor_id</text:p>
          </table:table-cell>
          <table:table-cell office:value-type="string" calcext:value-type="string">
            <text:p>public_name</text:p>
          </table:table-cell>
          <table:table-cell office:value-type="string" calcext:value-type="string">
            <text:p>private_name</text:p>
          </table:table-cell>
          <table:table-cell office:value-type="string" calcext:value-type="string">
            <text:p>release_3_public_id</text:p>
          </table:table-cell>
          <table:table-cell office:value-type="string" calcext:value-type="string">
            <text:p>EGA_EGAN</text:p>
          </table:table-cell>
          <table:table-cell office:value-type="string" calcext:value-type="string">
            <text:p>last_modification</text:p>
          </table:table-cell>
          <table:table-cell office:value-type="string" calcext:value-type="string">
            <text:p>epirr_acc</text:p>
          </table:table-cell>
          <table:table-cell office:value-type="string" calcext:value-type="string">
            <text:p>biomaterial_type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S048901</text:p>
          </table:table-cell>
          <table:table-cell office:value-type="string" calcext:value-type="string">
            <text:p>EMC1_SaOS-2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ample_meta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ample_id</text:p>
          </table:table-cell>
          <table:table-cell office:value-type="string" calcext:value-type="string">
            <text:p>sample_property_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 table:number-columns-repeated="5"/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555" calcext:value-type="float">
            <text:p>5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555" calcext:value-type="float">
            <text:p>5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OS-2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55" calcext:value-type="float">
            <text:p>5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steoblast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float" office:value="555" calcext:value-type="float">
            <text:p>5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cCoy 5A; 15% FBS; 1% Pen/Strep</text:p>
          </table:table-cell>
          <table:table-cell office:value-type="string" calcext:value-type="string">
            <text:p>medium</text:p>
          </table:table-cell>
          <table:table-cell table:number-columns-repeated="5"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555" calcext:value-type="float">
            <text:p>5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float" office:value="555" calcext:value-type="float">
            <text:p>5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purl.obolibrary.org/obo/CLO_0008947</text:p>
          </table:table-cell>
          <table:table-cell office:value-type="string" calcext:value-type="string">
            <text:p>sample_ontology_uri</text:p>
          </table:table-cell>
          <table:table-cell table:number-columns-repeated="5"/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555" calcext:value-type="float">
            <text:p>5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ncit.nci.nih.gov/ncitbrowser/ConceptReport.jsp?dictionary=NCI_Thesaurus&amp;code=C9145</text:p>
          </table:table-cell>
          <table:table-cell office:value-type="string" calcext:value-type="string">
            <text:p>disease_ontology_uri</text:p>
          </table:table-cell>
          <table:table-cell table:number-columns-repeated="5"/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float" office:value="555" calcext:value-type="float">
            <text:p>5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teosarcoma</text:p>
          </table:table-cell>
          <table:table-cell office:value-type="string" calcext:value-type="string">
            <text:p>disease</text:p>
          </table:table-cell>
          <table:table-cell table:number-columns-repeated="5"/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555" calcext:value-type="float">
            <text:p>5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differentiated</text:p>
          </table:table-cell>
          <table:table-cell office:value-type="string" calcext:value-type="string">
            <text:p>differentiation_stage</text:p>
          </table:table-cell>
          <table:table-cell table:number-columns-repeated="5"/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555" calcext:value-type="float">
            <text:p>5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OS-2</text:p>
          </table:table-cell>
          <table:table-cell office:value-type="string" calcext:value-type="string">
            <text:p>cell_type</text:p>
          </table:table-cell>
          <table:table-cell table:number-columns-repeated="5"/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C1</text:p>
          </table:table-cell>
          <table:table-cell office:value-type="string" calcext:value-type="string">
            <text:p>project_nam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ample_id</text:p>
          </table:table-cell>
          <table:table-cell table:style-name="ce2" office:value-type="string" calcext:value-type="string">
            <text:p>experiment_type_id</text:p>
          </table:table-cell>
          <table:table-cell table:style-name="ce2" office:value-type="string" calcext:value-type="string">
            <text:p>release_status</text:p>
          </table:table-cell>
          <table:table-cell table:style-name="ce2" office:value-type="string" calcext:value-type="string">
            <text:p>EGA_EGAX</text:p>
          </table:table-cell>
          <table:table-cell table:style-name="ce2" office:value-type="string" calcext:value-type="string">
            <text:p>last_modification</text:p>
          </table:table-cell>
          <table:table-cell table:style-name="ce2" office:value-type="string" calcext:value-type="string">
            <text:p>library_layout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table:style-name="ce2" office:value-type="float" office:value="5072" calcext:value-type="float">
            <text:p>5072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2" office:value-type="float" office:value="5073" calcext:value-type="float">
            <text:p>5073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2" office:value-type="float" office:value="5074" calcext:value-type="float">
            <text:p>5074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2" office:value-type="float" office:value="5075" calcext:value-type="float">
            <text:p>5075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2" office:value-type="float" office:value="5076" calcext:value-type="float">
            <text:p>5076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2" office:value-type="float" office:value="5077" calcext:value-type="float">
            <text:p>5077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2" office:value-type="float" office:value="5078" calcext:value-type="float">
            <text:p>5078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2" office:value-type="float" office:value="5079" calcext:value-type="float">
            <text:p>5079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2" table:number-columns-repeated="8"/>
          <table:table-cell table:number-columns-repeated="2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EGA_EGAR</text:p>
          </table:table-cell>
          <table:table-cell office:value-type="string" calcext:value-type="string">
            <text:p>library_name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5072" calcext:value-type="float">
            <text:p>5072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ChIPmentation-H3K27ac_1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5072" calcext:value-type="float">
            <text:p>5072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ChIPmentation-H3K27ac_2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5073" calcext:value-type="float">
            <text:p>5073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ChIPmentation-H3K4me3_1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5073" calcext:value-type="float">
            <text:p>5073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ChIPmentation-H3K4me3_2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5074" calcext:value-type="float">
            <text:p>5074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ChIPmentation-H3K4me1_1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5074" calcext:value-type="float">
            <text:p>5074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ChIPmentation-H3K4me1_2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075" calcext:value-type="float">
            <text:p>507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ChIPmentation-H3K27me3_1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5075" calcext:value-type="float">
            <text:p>5075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ChIPmentation-H3K27me3_2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5076" calcext:value-type="float">
            <text:p>5076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ChIPmentation-H3K36me3_1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5076" calcext:value-type="float">
            <text:p>5076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ChIPmentation-H3K36me3_2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5077" calcext:value-type="float">
            <text:p>5077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ChIPmentation-H3K9me3_1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5077" calcext:value-type="float">
            <text:p>5077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ChIPmentation-H3K9me3_2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5078" calcext:value-type="float">
            <text:p>5078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RNA_1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5078" calcext:value-type="float">
            <text:p>5078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C1_SaOS-2_RNA_2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5079" calcext:value-type="float">
            <text:p>5079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C1_SaOS-2_WGBS_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run_fi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encrypted_md5</text:p>
          </table:table-cell>
          <table:table-cell table:number-columns-repeated="5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2244" calcext:value-type="float">
            <text:p>2244</text:p>
          </table:table-cell>
          <table:table-cell table:style-name="ce3" office:value-type="string" calcext:value-type="string">
            <text:p><text:span text:style-name="T1">MS048901.</text:span><text:span text:style-name="T2">Chipmentation_H3K27ac.212.1.pair1.fastq.gz</text:span></text:p>
          </table:table-cell>
          <table:table-cell office:value-type="string" calcext:value-type="string">
            <text:p>6a2ace8589ade778313097552f539363</text:p>
          </table:table-cell>
          <table:table-cell office:value-type="string" calcext:value-type="string">
            <text:p>67fa9a929153499fef686d1d7c0cf48b</text:p>
          </table:table-cell>
          <table:table-cell table:number-columns-repeated="5"/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2244" calcext:value-type="float">
            <text:p>2244</text:p>
          </table:table-cell>
          <table:table-cell table:style-name="ce3" office:value-type="string" calcext:value-type="string">
            <text:p><text:span text:style-name="T1">MS048901.</text:span><text:span text:style-name="T2">Chipmentation_H3K27ac.212.1.pair2.fastq.gz</text:span></text:p>
          </table:table-cell>
          <table:table-cell office:value-type="string" calcext:value-type="string">
            <text:p>24dd9e82475cd936947fca24d8eb1ce2</text:p>
          </table:table-cell>
          <table:table-cell office:value-type="string" calcext:value-type="string">
            <text:p>2d99d0d32111d190204d75087f998a28</text:p>
          </table:table-cell>
          <table:table-cell table:number-columns-repeated="5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2245" calcext:value-type="float">
            <text:p>2245</text:p>
          </table:table-cell>
          <table:table-cell table:style-name="ce3" office:value-type="string" calcext:value-type="string">
            <text:p><text:span text:style-name="T1">MS048901.</text:span><text:span text:style-name="T2">Chipmentation_H3K27ac.212.2.pair1.fastq.gz</text:span></text:p>
          </table:table-cell>
          <table:table-cell office:value-type="string" calcext:value-type="string">
            <text:p>ef3164c8dc4b8df9713152c288a35f7b</text:p>
          </table:table-cell>
          <table:table-cell office:value-type="string" calcext:value-type="string">
            <text:p>8c598c7da79b7e2b29c0d40f66999531</text:p>
          </table:table-cell>
          <table:table-cell table:number-columns-repeated="5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2245" calcext:value-type="float">
            <text:p>2245</text:p>
          </table:table-cell>
          <table:table-cell table:style-name="ce3" office:value-type="string" calcext:value-type="string">
            <text:p><text:span text:style-name="T1">MS048901.</text:span><text:span text:style-name="T2">Chipmentation_H3K27ac.212.2.pair2.fastq.gz</text:span></text:p>
          </table:table-cell>
          <table:table-cell office:value-type="string" calcext:value-type="string">
            <text:p>b38d266b5af5d8ccd8fbb0731b3e5439</text:p>
          </table:table-cell>
          <table:table-cell office:value-type="string" calcext:value-type="string">
            <text:p>b1d551e247ae80acaf8316fd70b88292</text:p>
          </table:table-cell>
          <table:table-cell table:number-columns-repeated="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246" calcext:value-type="float">
            <text:p>2246</text:p>
          </table:table-cell>
          <table:table-cell table:style-name="ce3" office:value-type="string" calcext:value-type="string">
            <text:p><text:span text:style-name="T1">MS048901.</text:span><text:span text:style-name="T2">Chipmentation_H3K4me3.212.1.pair1.fastq.gz</text:span></text:p>
          </table:table-cell>
          <table:table-cell office:value-type="string" calcext:value-type="string">
            <text:p>0deec790f897fc7551525c0a11100232</text:p>
          </table:table-cell>
          <table:table-cell office:value-type="string" calcext:value-type="string">
            <text:p>b49f1460e4308549a0e3e4c808c3b504</text:p>
          </table:table-cell>
          <table:table-cell table:number-columns-repeated="5"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2246" calcext:value-type="float">
            <text:p>2246</text:p>
          </table:table-cell>
          <table:table-cell table:style-name="ce3" office:value-type="string" calcext:value-type="string">
            <text:p><text:span text:style-name="T1">MS048901.</text:span><text:span text:style-name="T2">Chipmentation_H3K4me3.212.1.pair2.fastq.gz</text:span></text:p>
          </table:table-cell>
          <table:table-cell office:value-type="string" calcext:value-type="string">
            <text:p>78077eb04cbcbcaf9da3cd966fb7f10a</text:p>
          </table:table-cell>
          <table:table-cell office:value-type="string" calcext:value-type="string">
            <text:p>3dc74f54071cef848c79386894e458a5</text:p>
          </table:table-cell>
          <table:table-cell table:number-columns-repeated="5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2247" calcext:value-type="float">
            <text:p>2247</text:p>
          </table:table-cell>
          <table:table-cell table:style-name="ce3" office:value-type="string" calcext:value-type="string">
            <text:p><text:span text:style-name="T1">MS048901.</text:span><text:span text:style-name="T2">Chipmentation_H3K4me3.212.2.pair1.fastq.gz</text:span></text:p>
          </table:table-cell>
          <table:table-cell office:value-type="string" calcext:value-type="string">
            <text:p>27ac2ec508e871dd80ce479da96e7927</text:p>
          </table:table-cell>
          <table:table-cell office:value-type="string" calcext:value-type="string">
            <text:p>4eaaafaa9c6696afc5c4867feec53e41</text:p>
          </table:table-cell>
          <table:table-cell table:number-columns-repeated="5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2247" calcext:value-type="float">
            <text:p>2247</text:p>
          </table:table-cell>
          <table:table-cell table:style-name="ce3" office:value-type="string" calcext:value-type="string">
            <text:p><text:span text:style-name="T1">MS048901.</text:span><text:span text:style-name="T2">Chipmentation_H3K4me3.212.2.pair2.fastq.gz</text:span></text:p>
          </table:table-cell>
          <table:table-cell office:value-type="string" calcext:value-type="string">
            <text:p>84deb85196daef98af39a93759f99ebc</text:p>
          </table:table-cell>
          <table:table-cell office:value-type="string" calcext:value-type="string">
            <text:p>e33a93bc4c4cd121d96dbbfd928ab64c</text:p>
          </table:table-cell>
          <table:table-cell table:number-columns-repeated="5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2248" calcext:value-type="float">
            <text:p>2248</text:p>
          </table:table-cell>
          <table:table-cell table:style-name="ce3" office:value-type="string" calcext:value-type="string">
            <text:p><text:span text:style-name="T1">MS048901.</text:span><text:span text:style-name="T2">Chipmentation_H3K4me1.212.1.pair1.fastq.gz</text:span></text:p>
          </table:table-cell>
          <table:table-cell office:value-type="string" calcext:value-type="string">
            <text:p>d81b9b13f992a7289dc474d588a7f0fa</text:p>
          </table:table-cell>
          <table:table-cell office:value-type="string" calcext:value-type="string">
            <text:p>a6e7eacddc14427196df8d55055a0de2</text:p>
          </table:table-cell>
          <table:table-cell table:number-columns-repeated="5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2248" calcext:value-type="float">
            <text:p>2248</text:p>
          </table:table-cell>
          <table:table-cell table:style-name="ce3" office:value-type="string" calcext:value-type="string">
            <text:p><text:span text:style-name="T1">MS048901.</text:span><text:span text:style-name="T2">Chipmentation_H3K4me1.212.1.pair2.fastq.gz</text:span></text:p>
          </table:table-cell>
          <table:table-cell office:value-type="string" calcext:value-type="string">
            <text:p>7a34d5da8766ee74a621f8fa0a261d2d</text:p>
          </table:table-cell>
          <table:table-cell office:value-type="string" calcext:value-type="string">
            <text:p>080b233dda55f338b8d873986a10d505</text:p>
          </table:table-cell>
          <table:table-cell table:number-columns-repeated="5"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2249" calcext:value-type="float">
            <text:p>2249</text:p>
          </table:table-cell>
          <table:table-cell table:style-name="ce3" office:value-type="string" calcext:value-type="string">
            <text:p><text:span text:style-name="T1">MS048901.</text:span><text:span text:style-name="T2">Chipmentation_H3K4me1.212.2.pair1.fastq.gz</text:span></text:p>
          </table:table-cell>
          <table:table-cell office:value-type="string" calcext:value-type="string">
            <text:p>58a156b96acab402882ff23fbfcb4ab9</text:p>
          </table:table-cell>
          <table:table-cell office:value-type="string" calcext:value-type="string">
            <text:p>6a755856b547ba45fca099f634a457e6</text:p>
          </table:table-cell>
          <table:table-cell table:number-columns-repeated="5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2249" calcext:value-type="float">
            <text:p>2249</text:p>
          </table:table-cell>
          <table:table-cell table:style-name="ce3" office:value-type="string" calcext:value-type="string">
            <text:p><text:span text:style-name="T1">MS048901.</text:span><text:span text:style-name="T2">Chipmentation_H3K4me1.212.2.pair2.fastq.gz</text:span></text:p>
          </table:table-cell>
          <table:table-cell office:value-type="string" calcext:value-type="string">
            <text:p>19deadac3ad28331719157a6c1700af5</text:p>
          </table:table-cell>
          <table:table-cell office:value-type="string" calcext:value-type="string">
            <text:p>30bf3e3c3d00db3e5c0402095e278913</text:p>
          </table:table-cell>
          <table:table-cell table:number-columns-repeated="5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2250" calcext:value-type="float">
            <text:p>2250</text:p>
          </table:table-cell>
          <table:table-cell table:style-name="ce3" office:value-type="string" calcext:value-type="string">
            <text:p><text:span text:style-name="T1">MS048901.</text:span><text:span text:style-name="T2">Chipmentation_H3K27me3.212.1.pair1.fastq.gz</text:span></text:p>
          </table:table-cell>
          <table:table-cell office:value-type="string" calcext:value-type="string">
            <text:p>85c77610f4b17ce4deb6d61d9f90639e</text:p>
          </table:table-cell>
          <table:table-cell office:value-type="string" calcext:value-type="string">
            <text:p>ccc0b526e585a507405be16d55b5c15c</text:p>
          </table:table-cell>
          <table:table-cell table:number-columns-repeated="5"/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2250" calcext:value-type="float">
            <text:p>2250</text:p>
          </table:table-cell>
          <table:table-cell table:style-name="ce3" office:value-type="string" calcext:value-type="string">
            <text:p><text:span text:style-name="T1">MS048901.</text:span><text:span text:style-name="T2">Chipmentation_H3K27me3.212.1.pair2.fastq.gz</text:span></text:p>
          </table:table-cell>
          <table:table-cell office:value-type="string" calcext:value-type="string">
            <text:p>d236a906aec484eba9836c74f8146c82</text:p>
          </table:table-cell>
          <table:table-cell office:value-type="string" calcext:value-type="string">
            <text:p>d7c92e69bbb0e26460e319da4281e352</text:p>
          </table:table-cell>
          <table:table-cell table:number-columns-repeated="5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2251" calcext:value-type="float">
            <text:p>2251</text:p>
          </table:table-cell>
          <table:table-cell table:style-name="ce3" office:value-type="string" calcext:value-type="string">
            <text:p><text:span text:style-name="T1">MS048901.</text:span><text:span text:style-name="T2">Chipmentation_H3K27me3.212.2.pair1.fastq.gz</text:span></text:p>
          </table:table-cell>
          <table:table-cell office:value-type="string" calcext:value-type="string">
            <text:p>cd73b39e83edc6ce37454e5921ff25dd</text:p>
          </table:table-cell>
          <table:table-cell office:value-type="string" calcext:value-type="string">
            <text:p>608519deb7cdcae2959232635fb754d3</text:p>
          </table:table-cell>
          <table:table-cell table:number-columns-repeated="5"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251" calcext:value-type="float">
            <text:p>2251</text:p>
          </table:table-cell>
          <table:table-cell table:style-name="ce3" office:value-type="string" calcext:value-type="string">
            <text:p><text:span text:style-name="T1">MS048901.</text:span><text:span text:style-name="T2">Chipmentation_H3K27me3.212.2.pair2.fastq.gz</text:span></text:p>
          </table:table-cell>
          <table:table-cell office:value-type="string" calcext:value-type="string">
            <text:p>edf308d851f1854fe9362c886d6d8ea5</text:p>
          </table:table-cell>
          <table:table-cell office:value-type="string" calcext:value-type="string">
            <text:p>42cf5c583e51ab10988e579d1c96e69a</text:p>
          </table:table-cell>
          <table:table-cell table:number-columns-repeated="5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2252" calcext:value-type="float">
            <text:p>2252</text:p>
          </table:table-cell>
          <table:table-cell table:style-name="ce3" office:value-type="string" calcext:value-type="string">
            <text:p><text:span text:style-name="T1">MS048901.</text:span><text:span text:style-name="T2">Chipmentation_H3K36me3.212.1.pair1.fastq.gz</text:span></text:p>
          </table:table-cell>
          <table:table-cell office:value-type="string" calcext:value-type="string">
            <text:p>592e7c24c798b0a8c8c07c04f6ba5c4b</text:p>
          </table:table-cell>
          <table:table-cell office:value-type="string" calcext:value-type="string">
            <text:p>01e946900ebb75b6daeec5ce7a6de330</text:p>
          </table:table-cell>
          <table:table-cell table:number-columns-repeated="5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2252" calcext:value-type="float">
            <text:p>2252</text:p>
          </table:table-cell>
          <table:table-cell table:style-name="ce3" office:value-type="string" calcext:value-type="string">
            <text:p><text:span text:style-name="T1">MS048901.</text:span><text:span text:style-name="T2">Chipmentation_H3K36me3.212.1.pair2.fastq.gz</text:span></text:p>
          </table:table-cell>
          <table:table-cell office:value-type="string" calcext:value-type="string">
            <text:p>2da806419860df0f30bb17fc3073d95a</text:p>
          </table:table-cell>
          <table:table-cell office:value-type="string" calcext:value-type="string">
            <text:p>2a45e661f0ba692ac126d91ad9e7629d</text:p>
          </table:table-cell>
          <table:table-cell table:number-columns-repeated="5"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2253" calcext:value-type="float">
            <text:p>2253</text:p>
          </table:table-cell>
          <table:table-cell table:style-name="ce3" office:value-type="string" calcext:value-type="string">
            <text:p><text:span text:style-name="T1">MS048901.</text:span><text:span text:style-name="T2">Chipmentation_H3K36me3.212.2.pair1.fastq.gz</text:span></text:p>
          </table:table-cell>
          <table:table-cell office:value-type="string" calcext:value-type="string">
            <text:p>9e775d97f37a4b58fb7cc8f85029077b</text:p>
          </table:table-cell>
          <table:table-cell office:value-type="string" calcext:value-type="string">
            <text:p>39730ac5cb75dc29d01ebd0ab7cfb110</text:p>
          </table:table-cell>
          <table:table-cell table:number-columns-repeated="5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2253" calcext:value-type="float">
            <text:p>2253</text:p>
          </table:table-cell>
          <table:table-cell table:style-name="ce3" office:value-type="string" calcext:value-type="string">
            <text:p><text:span text:style-name="T1">MS048901.</text:span><text:span text:style-name="T2">Chipmentation_H3K36me3.212.2.pair2.fastq.gz</text:span></text:p>
          </table:table-cell>
          <table:table-cell office:value-type="string" calcext:value-type="string">
            <text:p>e04819d168ec188ad92dff1ca1f43099</text:p>
          </table:table-cell>
          <table:table-cell office:value-type="string" calcext:value-type="string">
            <text:p>6ccb512a580dbdf7105a6cc18f09e2d9</text:p>
          </table:table-cell>
          <table:table-cell table:number-columns-repeated="5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2254" calcext:value-type="float">
            <text:p>2254</text:p>
          </table:table-cell>
          <table:table-cell table:style-name="ce3" office:value-type="string" calcext:value-type="string">
            <text:p><text:span text:style-name="T1">MS048901.</text:span><text:span text:style-name="T2">Chipmentation_H3K9me3.212.1.pair1.fastq.gz</text:span></text:p>
          </table:table-cell>
          <table:table-cell office:value-type="string" calcext:value-type="string">
            <text:p>5f82b7bde5b33bf56fea4ca0847edf8a</text:p>
          </table:table-cell>
          <table:table-cell office:value-type="string" calcext:value-type="string">
            <text:p>5dc83fda660d2bee4b703d69b1a8431c</text:p>
          </table:table-cell>
          <table:table-cell table:number-columns-repeated="5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2254" calcext:value-type="float">
            <text:p>2254</text:p>
          </table:table-cell>
          <table:table-cell table:style-name="ce3" office:value-type="string" calcext:value-type="string">
            <text:p><text:span text:style-name="T1">MS048901.</text:span><text:span text:style-name="T2">Chipmentation_H3K9me3.212.1.pair2.fastq.gz</text:span></text:p>
          </table:table-cell>
          <table:table-cell office:value-type="string" calcext:value-type="string">
            <text:p>cb3ef8f603b95129656710a406eb0d5e</text:p>
          </table:table-cell>
          <table:table-cell office:value-type="string" calcext:value-type="string">
            <text:p>e2d3334457d2a0d5a7077217e5c98bd4</text:p>
          </table:table-cell>
          <table:table-cell table:number-columns-repeated="5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2255" calcext:value-type="float">
            <text:p>2255</text:p>
          </table:table-cell>
          <table:table-cell table:style-name="ce3" office:value-type="string" calcext:value-type="string">
            <text:p><text:span text:style-name="T1">MS048901.</text:span><text:span text:style-name="T2">Chipmentation_H3K9me3.212.2.pair1.fastq.gz</text:span></text:p>
          </table:table-cell>
          <table:table-cell office:value-type="string" calcext:value-type="string">
            <text:p>93a35e28b8f2960589bf963c9538e366</text:p>
          </table:table-cell>
          <table:table-cell office:value-type="string" calcext:value-type="string">
            <text:p>d6d08097f12426d7b9a562301e3ba6e3</text:p>
          </table:table-cell>
          <table:table-cell table:number-columns-repeated="5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2255" calcext:value-type="float">
            <text:p>2255</text:p>
          </table:table-cell>
          <table:table-cell table:style-name="ce3" office:value-type="string" calcext:value-type="string">
            <text:p><text:span text:style-name="T1">MS048901.</text:span><text:span text:style-name="T2">Chipmentation_H3K9me3.212.2.pair2.fastq.gz</text:span></text:p>
          </table:table-cell>
          <table:table-cell office:value-type="string" calcext:value-type="string">
            <text:p>f4ecaa334691a89b6dfcc3168c1e39f3</text:p>
          </table:table-cell>
          <table:table-cell office:value-type="string" calcext:value-type="string">
            <text:p>c1554779cc36ae0772ce017d28c9671e</text:p>
          </table:table-cell>
          <table:table-cell table:number-columns-repeated="5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2256" calcext:value-type="float">
            <text:p>2256</text:p>
          </table:table-cell>
          <table:table-cell table:style-name="ce3" office:value-type="string" calcext:value-type="string">
            <text:p><text:span text:style-name="T1">MS048901.RNASeq</text:span><text:span text:style-name="T2">.213.1.pair1.fastq.gz</text:span></text:p>
          </table:table-cell>
          <table:table-cell office:value-type="string" calcext:value-type="string">
            <text:p>352937184e6cd7a76cdb938187038c75</text:p>
          </table:table-cell>
          <table:table-cell office:value-type="string" calcext:value-type="string">
            <text:p>d68c94f0a418ee6d7a6f7f96851a68bb</text:p>
          </table:table-cell>
          <table:table-cell table:number-columns-repeated="5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2256" calcext:value-type="float">
            <text:p>2256</text:p>
          </table:table-cell>
          <table:table-cell table:style-name="ce3" office:value-type="string" calcext:value-type="string">
            <text:p><text:span text:style-name="T1">MS048901.RNASeq</text:span><text:span text:style-name="T2">.213.1.pair2.fastq.gz</text:span></text:p>
          </table:table-cell>
          <table:table-cell office:value-type="string" calcext:value-type="string">
            <text:p>72c844e982702326a8d99eb63a5cb698</text:p>
          </table:table-cell>
          <table:table-cell office:value-type="string" calcext:value-type="string">
            <text:p>e2aa9537efd6a1af03b9fe64f50d3498</text:p>
          </table:table-cell>
          <table:table-cell table:number-columns-repeated="5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2257" calcext:value-type="float">
            <text:p>2257</text:p>
          </table:table-cell>
          <table:table-cell table:style-name="ce3" office:value-type="string" calcext:value-type="string">
            <text:p><text:span text:style-name="T1">MS048901.RNASeq</text:span><text:span text:style-name="T2">.213.2.pair1.fastq.gz</text:span></text:p>
          </table:table-cell>
          <table:table-cell office:value-type="string" calcext:value-type="string">
            <text:p>90d75f2e1588346314101efe8fdd796f</text:p>
          </table:table-cell>
          <table:table-cell office:value-type="string" calcext:value-type="string">
            <text:p>705657a102ad9cdd642dabc9a8710f99</text:p>
          </table:table-cell>
          <table:table-cell table:number-columns-repeated="5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2257" calcext:value-type="float">
            <text:p>2257</text:p>
          </table:table-cell>
          <table:table-cell table:style-name="ce3" office:value-type="string" calcext:value-type="string">
            <text:p><text:span text:style-name="T1">MS048901.RNASeq</text:span><text:span text:style-name="T2">.213.2.pair2.fastq.gz</text:span></text:p>
          </table:table-cell>
          <table:table-cell office:value-type="string" calcext:value-type="string">
            <text:p>53d1bc9bfe1bd2d1263c5863c9dab155</text:p>
          </table:table-cell>
          <table:table-cell office:value-type="string" calcext:value-type="string">
            <text:p>2426cbdea75771ba96e95ebf7262cb27</text:p>
          </table:table-cell>
          <table:table-cell table:number-columns-repeated="5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2258" calcext:value-type="float">
            <text:p>2258</text:p>
          </table:table-cell>
          <table:table-cell table:style-name="ce3" office:value-type="string" calcext:value-type="string">
            <text:p><text:span text:style-name="T1">MS048901.BS</text:span><text:span text:style-name="T2">.222.1.pair1.fastq.gz</text:span></text:p>
          </table:table-cell>
          <table:table-cell office:value-type="string" calcext:value-type="string">
            <text:p>e5aa26978d2d86de4ebb703081f9615f</text:p>
          </table:table-cell>
          <table:table-cell office:value-type="string" calcext:value-type="string">
            <text:p>dbb742036875a9197583c05f3fa74578</text:p>
          </table:table-cell>
          <table:table-cell table:number-columns-repeated="5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2258" calcext:value-type="float">
            <text:p>2258</text:p>
          </table:table-cell>
          <table:table-cell table:style-name="ce3" office:value-type="string" calcext:value-type="string">
            <text:p><text:span text:style-name="T1">MS048901.BS</text:span><text:span text:style-name="T2">.222.1.pair2.fastq.gz</text:span></text:p>
          </table:table-cell>
          <table:table-cell office:value-type="string" calcext:value-type="string">
            <text:p>8bf1bd76a67043a1ff6c1137738c84f7</text:p>
          </table:table-cell>
          <table:table-cell office:value-type="string" calcext:value-type="string">
            <text:p>15d6f10412c13713be0b6a62fe43192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ublic_track</text:p>
          </table:table-cell>
          <table:table-cell office:value-type="string" calcext:value-type="string">
            <text:p>COMMENT: Should rename these track files and move them to a structured_data di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track_type</text:p>
          </table:table-cell>
          <table:table-cell office:value-type="string" calcext:value-type="string">
            <text:p>md5sum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file_typ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7134" calcext:value-type="float">
            <text:p>7134</text:p>
          </table:table-cell>
          <table:table-cell table:style-name="ce2" office:value-type="float" office:value="5072" calcext:value-type="float">
            <text:p>507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chipseq/tracks/EMC1_SaOS-2_2-467210_ChIPmentation-H3K27ac/bigWig</text:p>
          </table:table-cell>
          <table:table-cell office:value-type="string" calcext:value-type="string">
            <text:p>EMC1_SaOS-2_2-467210_ChIPmentation-H3K27ac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27ac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table:style-name="ce2" office:value-type="float" office:value="5072" calcext:value-type="float">
            <text:p>507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mnt/abacusProject/mugqic/projects/EMC_paul/EMC1/chipseq/peak_call/H3K27ac</text:p>
          </table:table-cell>
          <table:table-cell office:value-type="string" calcext:value-type="string">
            <text:p>H3K27ac_peaks.narrowPeak.bb</text:p>
          </table:table-cell>
          <table:table-cell office:value-type="string" calcext:value-type="string">
            <text:p>BigBed</text:p>
          </table:table-cell>
          <table:table-cell table:style-name="ce2" office:value-type="string" calcext:value-type="string">
            <text:p>Chipmentation_H3K27ac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  <table:table-cell table:style-name="ce2" office:value-type="float" office:value="5073" calcext:value-type="float">
            <text:p>507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chipseq/tracks/EMC1_SaOS-2_2-467211_ChIPmentation-H3K4me3/bigWig</text:p>
          </table:table-cell>
          <table:table-cell office:value-type="string" calcext:value-type="string">
            <text:p>EMC1_SaOS-2_2-467211_ChIPmentation-H3K4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4me3</text:p>
          </table:table-cell>
        </table:table-row>
        <table:table-row table:style-name="ro1">
          <table:table-cell office:value-type="float" office:value="7137" calcext:value-type="float">
            <text:p>7137</text:p>
          </table:table-cell>
          <table:table-cell table:style-name="ce2" office:value-type="float" office:value="5073" calcext:value-type="float">
            <text:p>507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mnt/abacusProject/mugqic/projects/EMC_paul/EMC1/chipseq/peak_call/H3K4me3</text:p>
          </table:table-cell>
          <table:table-cell office:value-type="string" calcext:value-type="string">
            <text:p>H3K4me3_peaks.narrowPeak.bb</text:p>
          </table:table-cell>
          <table:table-cell office:value-type="string" calcext:value-type="string">
            <text:p>BigBed</text:p>
          </table:table-cell>
          <table:table-cell table:style-name="ce2" office:value-type="string" calcext:value-type="string">
            <text:p>Chipmentation_H3K4me3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table:style-name="ce2" office:value-type="float" office:value="5074" calcext:value-type="float">
            <text:p>507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chipseq/tracks/EMC1_SaOS-2_2-467212_ChIPmentation-H3K4me1/bigWig</text:p>
          </table:table-cell>
          <table:table-cell office:value-type="string" calcext:value-type="string">
            <text:p>EMC1_SaOS-2_2-467212_ChIPmentation-H3K4me1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4me1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table:style-name="ce2" office:value-type="float" office:value="5074" calcext:value-type="float">
            <text:p>507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mnt/abacusProject/mugqic/projects/EMC_paul/EMC1/chipseq/peak_call/H3K4me1</text:p>
          </table:table-cell>
          <table:table-cell office:value-type="string" calcext:value-type="string">
            <text:p>H3K4me1_peaks.broadPeak.bb</text:p>
          </table:table-cell>
          <table:table-cell office:value-type="string" calcext:value-type="string">
            <text:p>BigBed</text:p>
          </table:table-cell>
          <table:table-cell table:style-name="ce2" office:value-type="string" calcext:value-type="string">
            <text:p>Chipmentation_H3K4me1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table:style-name="ce2" office:value-type="float" office:value="5075" calcext:value-type="float">
            <text:p>507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chipseq/tracks/EMC1_SaOS-2_2-467213_ChIPmentation-H3K27me3/bigWig</text:p>
          </table:table-cell>
          <table:table-cell office:value-type="string" calcext:value-type="string">
            <text:p>EMC1_SaOS-2_2-467213_ChIPmentation-H3K27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27me3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table:style-name="ce2" office:value-type="float" office:value="5075" calcext:value-type="float">
            <text:p>507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mnt/abacusProject/mugqic/projects/EMC_paul/EMC1/chipseq/peak_call/H3K27me3</text:p>
          </table:table-cell>
          <table:table-cell office:value-type="string" calcext:value-type="string">
            <text:p>H3K27me3_peaks.broadPeak.bb</text:p>
          </table:table-cell>
          <table:table-cell office:value-type="string" calcext:value-type="string">
            <text:p>BigBed</text:p>
          </table:table-cell>
          <table:table-cell table:style-name="ce2" office:value-type="string" calcext:value-type="string">
            <text:p>Chipmentation_H3K27me3</text:p>
          </table:table-cell>
        </table:table-row>
        <table:table-row table:style-name="ro1">
          <table:table-cell office:value-type="float" office:value="7142" calcext:value-type="float">
            <text:p>7142</text:p>
          </table:table-cell>
          <table:table-cell table:style-name="ce2" office:value-type="float" office:value="5076" calcext:value-type="float">
            <text:p>507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chipseq/tracks/EMC1_SaOS-2_2-467214_ChIPmentation-H3K36me3/bigWig</text:p>
          </table:table-cell>
          <table:table-cell office:value-type="string" calcext:value-type="string">
            <text:p>EMC1_SaOS-2_2-467214_ChIPmentation-H3K36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36me3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  <table:table-cell table:style-name="ce2" office:value-type="float" office:value="5076" calcext:value-type="float">
            <text:p>507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mnt/abacusProject/mugqic/projects/EMC_paul/EMC1/chipseq/peak_call/H3K36me3</text:p>
          </table:table-cell>
          <table:table-cell office:value-type="string" calcext:value-type="string">
            <text:p>H3K36me3_peaks.broadPeak.bb</text:p>
          </table:table-cell>
          <table:table-cell office:value-type="string" calcext:value-type="string">
            <text:p>BigBed</text:p>
          </table:table-cell>
          <table:table-cell table:style-name="ce2" office:value-type="string" calcext:value-type="string">
            <text:p>Chipmentation_H3K36me3</text:p>
          </table:table-cell>
        </table:table-row>
        <table:table-row table:style-name="ro1">
          <table:table-cell office:value-type="float" office:value="7144" calcext:value-type="float">
            <text:p>7144</text:p>
          </table:table-cell>
          <table:table-cell table:style-name="ce2" office:value-type="float" office:value="5077" calcext:value-type="float">
            <text:p>507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chipseq/tracks/EMC1_SaOS-2_2-467215_ChIPmentation-H3K9me3/bigWig</text:p>
          </table:table-cell>
          <table:table-cell office:value-type="string" calcext:value-type="string">
            <text:p>EMC1_SaOS-2_2-467215_ChIPmentation-H3K9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9me3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table:style-name="ce2" office:value-type="float" office:value="5077" calcext:value-type="float">
            <text:p>507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mnt/abacusProject/mugqic/projects/EMC_paul/EMC1/chipseq/peak_call/H3K9me3</text:p>
          </table:table-cell>
          <table:table-cell office:value-type="string" calcext:value-type="string">
            <text:p>H3K9me3_peaks.broadPeak.bb</text:p>
          </table:table-cell>
          <table:table-cell office:value-type="string" calcext:value-type="string">
            <text:p>BigBed</text:p>
          </table:table-cell>
          <table:table-cell table:style-name="ce2" office:value-type="string" calcext:value-type="string">
            <text:p>Chipmentation_H3K9me3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table:style-name="ce2" office:value-type="float" office:value="5078" calcext:value-type="float">
            <text:p>507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1/rnaseq/tracks/bigWig</text:p>
          </table:table-cell>
          <table:table-cell office:value-type="string" calcext:value-type="string">
            <text:p>EMC1_SaOS-2_2-468624_RNA.forward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RNA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table:style-name="ce2" office:value-type="float" office:value="5078" calcext:value-type="float">
            <text:p>507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1/rnaseq/tracks/bigWig</text:p>
          </table:table-cell>
          <table:table-cell office:value-type="string" calcext:value-type="string">
            <text:p>EMC1_SaOS-2_2-468624_RNA.reverse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RNA</text:p>
          </table:table-cell>
        </table:table-row>
        <table:table-row table:style-name="ro1">
          <table:table-cell office:value-type="float" office:value="7148" calcext:value-type="float">
            <text:p>7148</text:p>
          </table:table-cell>
          <table:table-cell table:style-name="ce2" office:value-type="float" office:value="5079" calcext:value-type="float">
            <text:p>507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1/methylseq/tracks/bigWig</text:p>
          </table:table-cell>
          <table:table-cell office:value-type="string" calcext:value-type="string">
            <text:p>EMC1_SaOS-2_2-473208_WGBS.coverage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WGBS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  <table:table-cell table:style-name="ce2" office:value-type="float" office:value="5079" calcext:value-type="float">
            <text:p>507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1/methylseq/tracks/bigWig</text:p>
          </table:table-cell>
          <table:table-cell office:value-type="string" calcext:value-type="string">
            <text:p>EMC1_SaOS-2_2-473208_WGBS.methylation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WGB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ataset_to_release_s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set_id</text:p>
          </table:table-cell>
          <table:table-cell office:value-type="string" calcext:value-type="string">
            <text:p>release_set_id</text:p>
          </table:table-cell>
          <table:table-cell table:number-columns-repeated="8"/>
        </table:table-row>
        <table:table-row table:style-name="ro1">
          <table:table-cell table:style-name="ce2" office:value-type="float" office:value="5072" calcext:value-type="float">
            <text:p>5072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2" office:value-type="float" office:value="5073" calcext:value-type="float">
            <text:p>5073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2" office:value-type="float" office:value="5074" calcext:value-type="float">
            <text:p>5074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2" office:value-type="float" office:value="5075" calcext:value-type="float">
            <text:p>5075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2" office:value-type="float" office:value="5076" calcext:value-type="float">
            <text:p>5076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2" office:value-type="float" office:value="5077" calcext:value-type="float">
            <text:p>5077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2" office:value-type="float" office:value="5078" calcext:value-type="float">
            <text:p>5078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2" office:value-type="float" office:value="5079" calcext:value-type="float">
            <text:p>5079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</table:table>
      <table:table table:name="EMC2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on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ublic_name</text:p>
          </table:table-cell>
          <table:table-cell office:value-type="string" calcext:value-type="string">
            <text:p>private_name</text:p>
          </table:table-cell>
          <table:table-cell office:value-type="string" calcext:value-type="string">
            <text:p>taxon_id</text:p>
          </table:table-cell>
          <table:table-cell office:value-type="string" calcext:value-type="string">
            <text:p>is_pool</text:p>
          </table:table-cell>
          <table:table-cell office:value-type="string" calcext:value-type="string">
            <text:p>phenotype</text:p>
          </table:table-cell>
          <table:table-cell office:value-type="string" calcext:value-type="string">
            <text:p>is_other_assembly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McGill0490</text:p>
          </table:table-cell>
          <table:table-cell office:value-type="string" calcext:value-type="string">
            <text:p>A549</text:p>
          </table:table-cell>
          <table:table-cell office:value-type="float" office:value="9606" calcext:value-type="float">
            <text:p>9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ng Adenocarcinom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onor_meta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nor_id</text:p>
          </table:table-cell>
          <table:table-cell office:value-type="string" calcext:value-type="string">
            <text:p>donor_property_id</text:p>
          </table:table-cell>
          <table:table-cell office:value-type="string" calcext:value-type="string">
            <text:p>valu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nor_id</text:p>
          </table:table-cell>
          <table:table-cell office:value-type="string" calcext:value-type="string">
            <text:p>public_name</text:p>
          </table:table-cell>
          <table:table-cell office:value-type="string" calcext:value-type="string">
            <text:p>private_name</text:p>
          </table:table-cell>
          <table:table-cell office:value-type="string" calcext:value-type="string">
            <text:p>release_3_public_id</text:p>
          </table:table-cell>
          <table:table-cell office:value-type="string" calcext:value-type="string">
            <text:p>EGA_EGAN</text:p>
          </table:table-cell>
          <table:table-cell office:value-type="string" calcext:value-type="string">
            <text:p>last_modification</text:p>
          </table:table-cell>
          <table:table-cell office:value-type="string" calcext:value-type="string">
            <text:p>epirr_acc</text:p>
          </table:table-cell>
          <table:table-cell office:value-type="string" calcext:value-type="string">
            <text:p>biomaterial_type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S049001</text:p>
          </table:table-cell>
          <table:table-cell table:style-name="ce5" office:value-type="string" calcext:value-type="string">
            <text:p>A549-10-days-3D-culture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S049002</text:p>
          </table:table-cell>
          <table:table-cell table:style-name="ce5" office:value-type="string" calcext:value-type="string">
            <text:p>A549-24-days-3D-culture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S049003</text:p>
          </table:table-cell>
          <table:table-cell table:style-name="ce5" office:value-type="string" calcext:value-type="string">
            <text:p>A549-2D-monoculture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S049004</text:p>
          </table:table-cell>
          <table:table-cell table:style-name="ce5" office:value-type="string" calcext:value-type="string">
            <text:p>A549-3-days-3D-culture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ample_meta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ample_id</text:p>
          </table:table-cell>
          <table:table-cell office:value-type="string" calcext:value-type="string">
            <text:p>sample_property_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 table:number-columns-repeated="5"/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556" calcext:value-type="float">
            <text:p>5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float" office:value="556" calcext:value-type="float">
            <text:p>5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549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556" calcext:value-type="float">
            <text:p>5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ung epithelial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556" calcext:value-type="float">
            <text:p>5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differentiated</text:p>
          </table:table-cell>
          <table:table-cell office:value-type="string" calcext:value-type="string">
            <text:p>differentiation_stage</text:p>
          </table:table-cell>
          <table:table-cell office:value-type="string" calcext:value-type="string">
            <text:p>Undifferentiated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556" calcext:value-type="float">
            <text:p>5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fferentiation_method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float" office:value="556" calcext:value-type="float">
            <text:p>5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12K (10% fetal bovine serum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12K (10% fetal bovine serum)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556" calcext:value-type="float">
            <text:p>5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Male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556" calcext:value-type="float">
            <text:p>5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556" calcext:value-type="float">
            <text:p>5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FO:0005288</text:p>
          </table:table-cell>
          <table:table-cell office:value-type="string" calcext:value-type="string">
            <text:p>sample_ontology_uri</text:p>
          </table:table-cell>
          <table:table-cell office:value-type="string" calcext:value-type="string">
            <text:p>EFO:00052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556" calcext:value-type="float">
            <text:p>5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disease_ontology_uri</text:p>
          </table:table-cell>
          <table:table-cell office:value-type="string" calcext:value-type="string">
            <text:p>NCIT:C3512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556" calcext:value-type="float">
            <text:p>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-small Cell Lung Adenocarcinoma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Non-small Cell Lung Adenocarcinoma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float" office:value="556" calcext:value-type="float">
            <text:p>5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CC</text:p>
          </table:table-cell>
          <table:table-cell office:value-type="string" calcext:value-type="string">
            <text:p>biomaterial_provider</text:p>
          </table:table-cell>
          <table:table-cell office:value-type="string" calcext:value-type="string">
            <text:p>ATCC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float" office:value="557" calcext:value-type="float">
            <text:p>5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float" office:value="557" calcext:value-type="float">
            <text:p>55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549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557" calcext:value-type="float">
            <text:p>5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ung epithelial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557" calcext:value-type="float">
            <text:p>5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differentiated</text:p>
          </table:table-cell>
          <table:table-cell office:value-type="string" calcext:value-type="string">
            <text:p>differentiation_stage</text:p>
          </table:table-cell>
          <table:table-cell table:number-columns-repeated="5"/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557" calcext:value-type="float">
            <text:p>55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fferentiation_method</text:p>
          </table:table-cell>
          <table:table-cell table:number-columns-repeated="5"/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557" calcext:value-type="float">
            <text:p>5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12K (10% fetal bovine serum)</text:p>
          </table:table-cell>
          <table:table-cell office:value-type="string" calcext:value-type="string">
            <text:p>medium</text:p>
          </table:table-cell>
          <table:table-cell table:number-columns-repeated="5"/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557" calcext:value-type="float">
            <text:p>5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557" calcext:value-type="float">
            <text:p>5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table:number-columns-repeated="5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557" calcext:value-type="float">
            <text:p>5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FO:0005288</text:p>
          </table:table-cell>
          <table:table-cell office:value-type="string" calcext:value-type="string">
            <text:p>sample_ontology_uri</text:p>
          </table:table-cell>
          <table:table-cell table:number-columns-repeated="5"/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557" calcext:value-type="float">
            <text:p>5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disease_ontology_uri</text:p>
          </table:table-cell>
          <table:table-cell table:number-columns-repeated="5"/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float" office:value="557" calcext:value-type="float">
            <text:p>5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-small Cell Lung Adenocarcinoma</text:p>
          </table:table-cell>
          <table:table-cell office:value-type="string" calcext:value-type="string">
            <text:p>disease</text:p>
          </table:table-cell>
          <table:table-cell table:number-columns-repeated="5"/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float" office:value="557" calcext:value-type="float">
            <text:p>5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CC</text:p>
          </table:table-cell>
          <table:table-cell office:value-type="string" calcext:value-type="string">
            <text:p>biomaterial_provider</text:p>
          </table:table-cell>
          <table:table-cell table:number-columns-repeated="5"/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558" calcext:value-type="float">
            <text:p>5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558" calcext:value-type="float">
            <text:p>55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549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558" calcext:value-type="float">
            <text:p>5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ung epithelial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558" calcext:value-type="float">
            <text:p>5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differentiated</text:p>
          </table:table-cell>
          <table:table-cell office:value-type="string" calcext:value-type="string">
            <text:p>differentiation_stage</text:p>
          </table:table-cell>
          <table:table-cell table:number-columns-repeated="5"/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558" calcext:value-type="float">
            <text:p>5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fferentiation_method</text:p>
          </table:table-cell>
          <table:table-cell table:number-columns-repeated="5"/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float" office:value="558" calcext:value-type="float">
            <text:p>5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12K (10% fetal bovine serum)</text:p>
          </table:table-cell>
          <table:table-cell office:value-type="string" calcext:value-type="string">
            <text:p>medium</text:p>
          </table:table-cell>
          <table:table-cell table:number-columns-repeated="5"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58" calcext:value-type="float">
            <text:p>5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558" calcext:value-type="float">
            <text:p>5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table:number-columns-repeated="5"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558" calcext:value-type="float">
            <text:p>5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FO:0005288</text:p>
          </table:table-cell>
          <table:table-cell office:value-type="string" calcext:value-type="string">
            <text:p>sample_ontology_uri</text:p>
          </table:table-cell>
          <table:table-cell table:number-columns-repeated="5"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558" calcext:value-type="float">
            <text:p>5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disease_ontology_uri</text:p>
          </table:table-cell>
          <table:table-cell table:number-columns-repeated="5"/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float" office:value="558" calcext:value-type="float">
            <text:p>5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-small Cell Lung Adenocarcinoma</text:p>
          </table:table-cell>
          <table:table-cell office:value-type="string" calcext:value-type="string">
            <text:p>disease</text:p>
          </table:table-cell>
          <table:table-cell table:number-columns-repeated="5"/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558" calcext:value-type="float">
            <text:p>5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CC</text:p>
          </table:table-cell>
          <table:table-cell office:value-type="string" calcext:value-type="string">
            <text:p>biomaterial_provider</text:p>
          </table:table-cell>
          <table:table-cell table:number-columns-repeated="5"/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559" calcext:value-type="float">
            <text:p>5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559" calcext:value-type="float">
            <text:p>5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549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559" calcext:value-type="float">
            <text:p>5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ung epithelial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559" calcext:value-type="float">
            <text:p>5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differentiated</text:p>
          </table:table-cell>
          <table:table-cell office:value-type="string" calcext:value-type="string">
            <text:p>differentiation_stage</text:p>
          </table:table-cell>
          <table:table-cell table:number-columns-repeated="5"/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559" calcext:value-type="float">
            <text:p>5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fferentiation_method</text:p>
          </table:table-cell>
          <table:table-cell table:number-columns-repeated="5"/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559" calcext:value-type="float">
            <text:p>5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12K (10% fetal bovine serum)</text:p>
          </table:table-cell>
          <table:table-cell office:value-type="string" calcext:value-type="string">
            <text:p>medium</text:p>
          </table:table-cell>
          <table:table-cell table:number-columns-repeated="5"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559" calcext:value-type="float">
            <text:p>5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559" calcext:value-type="float">
            <text:p>5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table:number-columns-repeated="5"/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559" calcext:value-type="float">
            <text:p>55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FO:0005288</text:p>
          </table:table-cell>
          <table:table-cell office:value-type="string" calcext:value-type="string">
            <text:p>sample_ontology_uri</text:p>
          </table:table-cell>
          <table:table-cell table:number-columns-repeated="5"/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559" calcext:value-type="float">
            <text:p>5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disease_ontology_uri</text:p>
          </table:table-cell>
          <table:table-cell table:number-columns-repeated="5"/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float" office:value="559" calcext:value-type="float">
            <text:p>5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-small Cell Lung Adenocarcinoma</text:p>
          </table:table-cell>
          <table:table-cell office:value-type="string" calcext:value-type="string">
            <text:p>disease</text:p>
          </table:table-cell>
          <table:table-cell table:number-columns-repeated="5"/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559" calcext:value-type="float">
            <text:p>5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CC</text:p>
          </table:table-cell>
          <table:table-cell office:value-type="string" calcext:value-type="string">
            <text:p>biomaterial_provider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ample_id</text:p>
          </table:table-cell>
          <table:table-cell table:style-name="ce2" office:value-type="string" calcext:value-type="string">
            <text:p>experiment_type_id</text:p>
          </table:table-cell>
          <table:table-cell table:style-name="ce2" office:value-type="string" calcext:value-type="string">
            <text:p>release_status</text:p>
          </table:table-cell>
          <table:table-cell table:style-name="ce2" office:value-type="string" calcext:value-type="string">
            <text:p>EGA_EGAX</text:p>
          </table:table-cell>
          <table:table-cell table:style-name="ce2" office:value-type="string" calcext:value-type="string">
            <text:p>last_modification</text:p>
          </table:table-cell>
          <table:table-cell table:style-name="ce2" office:value-type="string" calcext:value-type="string">
            <text:p>library_layout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2" office:value-type="float" office:value="5081" calcext:value-type="float">
            <text:p>5081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2" office:value-type="float" office:value="5082" calcext:value-type="float">
            <text:p>5082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2" office:value-type="float" office:value="5083" calcext:value-type="float">
            <text:p>5083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2" office:value-type="float" office:value="5084" calcext:value-type="float">
            <text:p>5084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2" office:value-type="float" office:value="5085" calcext:value-type="float">
            <text:p>5085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2" office:value-type="float" office:value="5086" calcext:value-type="float">
            <text:p>508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2" office:value-type="float" office:value="5087" calcext:value-type="float">
            <text:p>5087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2" office:value-type="float" office:value="5088" calcext:value-type="float">
            <text:p>5088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2" office:value-type="float" office:value="5089" calcext:value-type="float">
            <text:p>5089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2" office:value-type="float" office:value="5090" calcext:value-type="float">
            <text:p>5090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2" office:value-type="float" office:value="5091" calcext:value-type="float">
            <text:p>5091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2" office:value-type="float" office:value="5092" calcext:value-type="float">
            <text:p>5092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2" office:value-type="float" office:value="5093" calcext:value-type="float">
            <text:p>509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2" office:value-type="float" office:value="5094" calcext:value-type="float">
            <text:p>5094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2" office:value-type="float" office:value="5095" calcext:value-type="float">
            <text:p>5095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2" office:value-type="float" office:value="5096" calcext:value-type="float">
            <text:p>5096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2" office:value-type="float" office:value="5097" calcext:value-type="float">
            <text:p>5097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2" office:value-type="float" office:value="5098" calcext:value-type="float">
            <text:p>5098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2" office:value-type="float" office:value="5099" calcext:value-type="float">
            <text:p>5099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2" office:value-type="float" office:value="5101" calcext:value-type="float">
            <text:p>5101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2" office:value-type="float" office:value="5102" calcext:value-type="float">
            <text:p>5102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2" office:value-type="float" office:value="5103" calcext:value-type="float">
            <text:p>5103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2" office:value-type="float" office:value="5104" calcext:value-type="float">
            <text:p>5104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2" office:value-type="float" office:value="5105" calcext:value-type="float">
            <text:p>5105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2" office:value-type="float" office:value="5106" calcext:value-type="float">
            <text:p>5106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2" office:value-type="float" office:value="5107" calcext:value-type="float">
            <text:p>5107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2" office:value-type="float" office:value="5108" calcext:value-type="float">
            <text:p>5108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2" office:value-type="float" office:value="5109" calcext:value-type="float">
            <text:p>5109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2" office:value-type="float" office:value="5110" calcext:value-type="float">
            <text:p>5110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2" office:value-type="float" office:value="5111" calcext:value-type="float">
            <text:p>5111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2" table:number-columns-repeated="8"/>
          <table:table-cell table:number-columns-repeated="2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EGA_EGAR</text:p>
          </table:table-cell>
          <table:table-cell office:value-type="string" calcext:value-type="string">
            <text:p>library_name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style-name="ce2" office:value-type="float" office:value="5080" calcext:value-type="float">
            <text:p>508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10-days-3D-culture_ChIPmentation-H3K27ac_1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style-name="ce2" office:value-type="float" office:value="5081" calcext:value-type="float">
            <text:p>5081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10-days-3D-culture_ChIPmentation-H3K4me3_1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style-name="ce2" office:value-type="float" office:value="5082" calcext:value-type="float">
            <text:p>5082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10-days-3D-culture_ChIPmentation-H3K4me1_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style-name="ce2" office:value-type="float" office:value="5083" calcext:value-type="float">
            <text:p>508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10-days-3D-culture_ChIPmentation-H3K27me3_1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style-name="ce2" office:value-type="float" office:value="5084" calcext:value-type="float">
            <text:p>5084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10-days-3D-culture_ChIPmentation-H3K36me3_1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style-name="ce2" office:value-type="float" office:value="5085" calcext:value-type="float">
            <text:p>5085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10-days-3D-culture_ChIPmentation-H3K9me3_1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style-name="ce2" office:value-type="float" office:value="5086" calcext:value-type="float">
            <text:p>5086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549-10-days-3D-culture_RNA_1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style-name="ce2" office:value-type="float" office:value="5087" calcext:value-type="float">
            <text:p>5087</text:p>
          </table:table-cell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A549-10-days-3D-culture_WGBS_1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style-name="ce2" office:value-type="float" office:value="5088" calcext:value-type="float">
            <text:p>5088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4-days-3D-culture_ChIPmentation-H3K27ac_1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style-name="ce2" office:value-type="float" office:value="5089" calcext:value-type="float">
            <text:p>5089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4-days-3D-culture_ChIPmentation-H3K4me3_1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style-name="ce2" office:value-type="float" office:value="5090" calcext:value-type="float">
            <text:p>509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4-days-3D-culture_ChIPmentation-H3K4me1_1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style-name="ce2" office:value-type="float" office:value="5091" calcext:value-type="float">
            <text:p>5091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4-days-3D-culture_ChIPmentation-H3K27me3_1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style-name="ce2" office:value-type="float" office:value="5092" calcext:value-type="float">
            <text:p>5092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4-days-3D-culture_ChIPmentation-H3K36me3_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style-name="ce2" office:value-type="float" office:value="5093" calcext:value-type="float">
            <text:p>509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4-days-3D-culture_ChIPmentation-H3K9me3_1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style-name="ce2" office:value-type="float" office:value="5094" calcext:value-type="float">
            <text:p>5094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549-24-days-3D-culture_RNA_1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style-name="ce2" office:value-type="float" office:value="5095" calcext:value-type="float">
            <text:p>5095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A549-24-days-3D-culture_WGBS_1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style-name="ce2" office:value-type="float" office:value="5096" calcext:value-type="float">
            <text:p>5096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D-monoculture_<text:span text:style-name="T3">ChIPmentation-H3K27ac_</text:span>1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style-name="ce2" office:value-type="float" office:value="5097" calcext:value-type="float">
            <text:p>5097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D-monoculture_ChIPmentation-H3K4me3_1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style-name="ce2" office:value-type="float" office:value="5098" calcext:value-type="float">
            <text:p>509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D-monoculture_ChIPmentation-H3K4me1_1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style-name="ce2" office:value-type="float" office:value="5099" calcext:value-type="float">
            <text:p>5099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D-monoculture_ChIPmentation-H3K27me3_1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style-name="ce2" office:value-type="float" office:value="5100" calcext:value-type="float">
            <text:p>5100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D-monoculture_ChIPmentation-H3K36me3_1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style-name="ce2" office:value-type="float" office:value="5101" calcext:value-type="float">
            <text:p>5101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2D-monoculture_ChIPmentation-H3K9me3_1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style-name="ce2" office:value-type="float" office:value="5102" calcext:value-type="float">
            <text:p>5102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549-2D-monoculture_RNA_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style-name="ce2" office:value-type="float" office:value="5103" calcext:value-type="float">
            <text:p>5103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A549-2D-monoculture_WGBS_1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style-name="ce2" office:value-type="float" office:value="5104" calcext:value-type="float">
            <text:p>5104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3-days-3D-culture_ChIPmentation-H3K27ac_1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style-name="ce2" office:value-type="float" office:value="5105" calcext:value-type="float">
            <text:p>5105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3-days-3D-culture_ChIPmentation-H3K4me3_1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style-name="ce2" office:value-type="float" office:value="5106" calcext:value-type="float">
            <text:p>5106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3-days-3D-culture_ChIPmentation-H3K4me1_1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style-name="ce2" office:value-type="float" office:value="5107" calcext:value-type="float">
            <text:p>5107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3-days-3D-culture_ChIPmentation-H3K27me3_1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style-name="ce2" office:value-type="float" office:value="5108" calcext:value-type="float">
            <text:p>510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3-days-3D-culture_ChIPmentation-H3K36me3_1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style-name="ce2" office:value-type="float" office:value="5109" calcext:value-type="float">
            <text:p>5109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549-3-days-3D-culture_ChIPmentation-H3K9me3_1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style-name="ce2" office:value-type="float" office:value="5110" calcext:value-type="float">
            <text:p>511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549-3-days-3D-culture_RNA_1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style-name="ce2" office:value-type="float" office:value="5111" calcext:value-type="float">
            <text:p>5111</text:p>
          </table:table-cell>
          <table:table-cell office:value-type="float" office:value="222" calcext:value-type="float">
            <text:p>222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A549-3-days-3D-culture_WGBS_1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run_fi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encrypted_md5</text:p>
          </table:table-cell>
          <table:table-cell table:number-columns-repeated="5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2259" calcext:value-type="float">
            <text:p>2259</text:p>
          </table:table-cell>
          <table:table-cell table:style-name="ce3" office:value-type="string" calcext:value-type="string">
            <text:p>MS049001.Chipmentation_H3K27ac.252.1.pair1.fastq.gz</text:p>
          </table:table-cell>
          <table:table-cell table:style-name="ce3" office:value-type="string" calcext:value-type="string">
            <text:p>180740d16270211f61e13aa4fb82af95</text:p>
          </table:table-cell>
          <table:table-cell office:value-type="string" calcext:value-type="string">
            <text:p>d65a9a542829b96f6520ae9545c8c308</text:p>
          </table:table-cell>
          <table:table-cell table:number-columns-repeated="5"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2259" calcext:value-type="float">
            <text:p>2259</text:p>
          </table:table-cell>
          <table:table-cell table:style-name="ce3" office:value-type="string" calcext:value-type="string">
            <text:p>MS049001.Chipmentation_H3K27ac.252.1.pair2.fastq.gz</text:p>
          </table:table-cell>
          <table:table-cell table:style-name="ce3" office:value-type="string" calcext:value-type="string">
            <text:p>97b9d020723eb1f6178044aa78d4dac2</text:p>
          </table:table-cell>
          <table:table-cell office:value-type="string" calcext:value-type="string">
            <text:p>a18c6d8fdc8bce967802a6a1074f607f</text:p>
          </table:table-cell>
          <table:table-cell table:number-columns-repeated="5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2260" calcext:value-type="float">
            <text:p>2260</text:p>
          </table:table-cell>
          <table:table-cell table:style-name="ce3" office:value-type="string" calcext:value-type="string">
            <text:p>MS049001.Chipmentation_H3K4me3.252.1.pair1.fastq.gz</text:p>
          </table:table-cell>
          <table:table-cell table:style-name="ce3" office:value-type="string" calcext:value-type="string">
            <text:p>ad60e95c31d780fadcaf84d42680bbfd</text:p>
          </table:table-cell>
          <table:table-cell office:value-type="string" calcext:value-type="string">
            <text:p>9531dc42ac3de19cdead562973b8c229</text:p>
          </table:table-cell>
          <table:table-cell table:number-columns-repeated="5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2260" calcext:value-type="float">
            <text:p>2260</text:p>
          </table:table-cell>
          <table:table-cell table:style-name="ce3" office:value-type="string" calcext:value-type="string">
            <text:p>MS049001.Chipmentation_H3K4me3.252.1.pair2.fastq.gz</text:p>
          </table:table-cell>
          <table:table-cell table:style-name="ce3" office:value-type="string" calcext:value-type="string">
            <text:p>91beba0313f87c232491025669f5b768</text:p>
          </table:table-cell>
          <table:table-cell office:value-type="string" calcext:value-type="string">
            <text:p>027d12d843adf83492bb3a2c68c54539</text:p>
          </table:table-cell>
          <table:table-cell table:number-columns-repeated="5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2261" calcext:value-type="float">
            <text:p>2261</text:p>
          </table:table-cell>
          <table:table-cell table:style-name="ce3" office:value-type="string" calcext:value-type="string">
            <text:p>MS049001.Chipmentation_H3K4me1.252.1.pair1.fastq.gz</text:p>
          </table:table-cell>
          <table:table-cell table:style-name="ce3" office:value-type="string" calcext:value-type="string">
            <text:p>286f960a9a1537f8fc37114cd2d46500</text:p>
          </table:table-cell>
          <table:table-cell office:value-type="string" calcext:value-type="string">
            <text:p>2b21a34dbd9542e67845834ba759d8d7</text:p>
          </table:table-cell>
          <table:table-cell table:number-columns-repeated="5"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2261" calcext:value-type="float">
            <text:p>2261</text:p>
          </table:table-cell>
          <table:table-cell table:style-name="ce3" office:value-type="string" calcext:value-type="string">
            <text:p>MS049001.Chipmentation_H3K4me1.252.1.pair2.fastq.gz</text:p>
          </table:table-cell>
          <table:table-cell table:style-name="ce3" office:value-type="string" calcext:value-type="string">
            <text:p>465f18a306f7de0e08fd8f01afe80310</text:p>
          </table:table-cell>
          <table:table-cell office:value-type="string" calcext:value-type="string">
            <text:p>7be1bd190af631e4ff4039738da4db0c</text:p>
          </table:table-cell>
          <table:table-cell table:number-columns-repeated="5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2262" calcext:value-type="float">
            <text:p>2262</text:p>
          </table:table-cell>
          <table:table-cell table:style-name="ce3" office:value-type="string" calcext:value-type="string">
            <text:p>MS049001.Chipmentation_H3K27me3.252.1.pair1.fastq.gz</text:p>
          </table:table-cell>
          <table:table-cell table:style-name="ce3" office:value-type="string" calcext:value-type="string">
            <text:p>486183b785ecaf23692e2afadb2d941f</text:p>
          </table:table-cell>
          <table:table-cell office:value-type="string" calcext:value-type="string">
            <text:p>0aedfe9dae6e77f51c8599fe8472a5b0</text:p>
          </table:table-cell>
          <table:table-cell table:number-columns-repeated="5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2262" calcext:value-type="float">
            <text:p>2262</text:p>
          </table:table-cell>
          <table:table-cell table:style-name="ce3" office:value-type="string" calcext:value-type="string">
            <text:p>MS049001.Chipmentation_H3K27me3.252.1.pair2.fastq.gz</text:p>
          </table:table-cell>
          <table:table-cell table:style-name="ce3" office:value-type="string" calcext:value-type="string">
            <text:p>5ad9ca8272f273809a37034b764f8bca</text:p>
          </table:table-cell>
          <table:table-cell office:value-type="string" calcext:value-type="string">
            <text:p>2e793a9084fdb6cd118a34757343f8b1</text:p>
          </table:table-cell>
          <table:table-cell table:number-columns-repeated="5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2263" calcext:value-type="float">
            <text:p>2263</text:p>
          </table:table-cell>
          <table:table-cell table:style-name="ce3" office:value-type="string" calcext:value-type="string">
            <text:p>MS049001.Chipmentation_H3K36me3.252.1.pair1.fastq.gz</text:p>
          </table:table-cell>
          <table:table-cell table:style-name="ce3" office:value-type="string" calcext:value-type="string">
            <text:p>767c20e5cee1a9895d7adb127312465e</text:p>
          </table:table-cell>
          <table:table-cell office:value-type="string" calcext:value-type="string">
            <text:p>b7b3d714f60f9d1c32d9ed4c86b9b253</text:p>
          </table:table-cell>
          <table:table-cell table:number-columns-repeated="5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2263" calcext:value-type="float">
            <text:p>2263</text:p>
          </table:table-cell>
          <table:table-cell table:style-name="ce3" office:value-type="string" calcext:value-type="string">
            <text:p>MS049001.Chipmentation_H3K36me3.252.1.pair2.fastq.gz</text:p>
          </table:table-cell>
          <table:table-cell table:style-name="ce3" office:value-type="string" calcext:value-type="string">
            <text:p>0a7b146d2c712c6777fad30c606b5901</text:p>
          </table:table-cell>
          <table:table-cell office:value-type="string" calcext:value-type="string">
            <text:p>47e5e53e1571b62fbabe6a6345714903</text:p>
          </table:table-cell>
          <table:table-cell table:number-columns-repeated="5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2264" calcext:value-type="float">
            <text:p>2264</text:p>
          </table:table-cell>
          <table:table-cell table:style-name="ce3" office:value-type="string" calcext:value-type="string">
            <text:p>MS049001.Chipmentation_H3K9me3.252.1.pair1.fastq.gz</text:p>
          </table:table-cell>
          <table:table-cell table:style-name="ce3" office:value-type="string" calcext:value-type="string">
            <text:p>0a8f67fc7d18dcc3eac9465005595850</text:p>
          </table:table-cell>
          <table:table-cell office:value-type="string" calcext:value-type="string">
            <text:p>b590a09a4bbe03b1089d3c4f85b7e2bc</text:p>
          </table:table-cell>
          <table:table-cell table:number-columns-repeated="5"/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2264" calcext:value-type="float">
            <text:p>2264</text:p>
          </table:table-cell>
          <table:table-cell table:style-name="ce3" office:value-type="string" calcext:value-type="string">
            <text:p>MS049001.Chipmentation_H3K9me3.252.1.pair2.fastq.gz</text:p>
          </table:table-cell>
          <table:table-cell table:style-name="ce3" office:value-type="string" calcext:value-type="string">
            <text:p>f0bf7f35ba2338f4197f9e637422ebb7</text:p>
          </table:table-cell>
          <table:table-cell office:value-type="string" calcext:value-type="string">
            <text:p>b416cfbaaa37570be28e0725498dd437</text:p>
          </table:table-cell>
          <table:table-cell table:number-columns-repeated="5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2265" calcext:value-type="float">
            <text:p>2265</text:p>
          </table:table-cell>
          <table:table-cell table:style-name="ce3" office:value-type="string" calcext:value-type="string">
            <text:p>MS049001.RNASeq.230.2.pair1.fastq.gz</text:p>
          </table:table-cell>
          <table:table-cell table:style-name="ce3" office:value-type="string" calcext:value-type="string">
            <text:p>725192848e77b1dfeb1325c9a13ee7db</text:p>
          </table:table-cell>
          <table:table-cell office:value-type="string" calcext:value-type="string">
            <text:p>3031b8aa73e5244bd31f0657ee42fd13</text:p>
          </table:table-cell>
          <table:table-cell table:number-columns-repeated="5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2265" calcext:value-type="float">
            <text:p>2265</text:p>
          </table:table-cell>
          <table:table-cell table:style-name="ce3" office:value-type="string" calcext:value-type="string">
            <text:p>MS049001.RNASeq.230.2.pair2.fastq.gz</text:p>
          </table:table-cell>
          <table:table-cell table:style-name="ce3" office:value-type="string" calcext:value-type="string">
            <text:p>73ec7ef18e3f4d9eddcc12dba7775927</text:p>
          </table:table-cell>
          <table:table-cell office:value-type="string" calcext:value-type="string">
            <text:p>7b7525f0c90783a919b95a1259575a91</text:p>
          </table:table-cell>
          <table:table-cell table:number-columns-repeated="5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2266" calcext:value-type="float">
            <text:p>2266</text:p>
          </table:table-cell>
          <table:table-cell table:style-name="ce3" office:value-type="string" calcext:value-type="string">
            <text:p>MS049001.BS.222.8.pair1.fastq.gz</text:p>
          </table:table-cell>
          <table:table-cell table:style-name="ce3" office:value-type="string" calcext:value-type="string">
            <text:p>8c15eb5b82a69f6d1d6f3d56586b5449</text:p>
          </table:table-cell>
          <table:table-cell office:value-type="string" calcext:value-type="string">
            <text:p>7a1a58715df613e6ffbf0f2590c972d0</text:p>
          </table:table-cell>
          <table:table-cell table:number-columns-repeated="5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2266" calcext:value-type="float">
            <text:p>2266</text:p>
          </table:table-cell>
          <table:table-cell table:style-name="ce3" office:value-type="string" calcext:value-type="string">
            <text:p>MS049001.BS.222.8.pair2.fastq.gz</text:p>
          </table:table-cell>
          <table:table-cell table:style-name="ce3" office:value-type="string" calcext:value-type="string">
            <text:p>0bc73170efe4be704a0cec0d736b8b55</text:p>
          </table:table-cell>
          <table:table-cell office:value-type="string" calcext:value-type="string">
            <text:p>3f11c4e7373633b55392ec3b7378f693</text:p>
          </table:table-cell>
          <table:table-cell table:number-columns-repeated="5"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2267" calcext:value-type="float">
            <text:p>2267</text:p>
          </table:table-cell>
          <table:table-cell table:style-name="ce3" office:value-type="string" calcext:value-type="string">
            <text:p>MS049002.Chipmentation_H3K27ac.252.1.pair1.fastq.gz</text:p>
          </table:table-cell>
          <table:table-cell table:style-name="ce3" office:value-type="string" calcext:value-type="string">
            <text:p>63cc58b44fd7eaa476c925804ef52e3f</text:p>
          </table:table-cell>
          <table:table-cell office:value-type="string" calcext:value-type="string">
            <text:p>d8ab9236d9120eb42c26d1f5f07f66be</text:p>
          </table:table-cell>
          <table:table-cell table:number-columns-repeated="5"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2267" calcext:value-type="float">
            <text:p>2267</text:p>
          </table:table-cell>
          <table:table-cell table:style-name="ce3" office:value-type="string" calcext:value-type="string">
            <text:p>MS049002.Chipmentation_H3K27ac.252.1.pair2.fastq.gz</text:p>
          </table:table-cell>
          <table:table-cell table:style-name="ce3" office:value-type="string" calcext:value-type="string">
            <text:p>9d6efd4c3fe0251ea77ce63b3867ce89</text:p>
          </table:table-cell>
          <table:table-cell office:value-type="string" calcext:value-type="string">
            <text:p>0fee16c6fba7f6cb7b5064690849af70</text:p>
          </table:table-cell>
          <table:table-cell table:number-columns-repeated="5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2268" calcext:value-type="float">
            <text:p>2268</text:p>
          </table:table-cell>
          <table:table-cell table:style-name="ce3" office:value-type="string" calcext:value-type="string">
            <text:p>MS049002.Chipmentation_H3K4me3.252.1.pair1.fastq.gz</text:p>
          </table:table-cell>
          <table:table-cell table:style-name="ce3" office:value-type="string" calcext:value-type="string">
            <text:p>fea66974313a033ccded3077d667d6ec</text:p>
          </table:table-cell>
          <table:table-cell office:value-type="string" calcext:value-type="string">
            <text:p>2456b56e029cca77a7120bd3e3a9cf4c</text:p>
          </table:table-cell>
          <table:table-cell table:number-columns-repeated="5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2268" calcext:value-type="float">
            <text:p>2268</text:p>
          </table:table-cell>
          <table:table-cell table:style-name="ce3" office:value-type="string" calcext:value-type="string">
            <text:p>MS049002.Chipmentation_H3K4me3.252.1.pair2.fastq.gz</text:p>
          </table:table-cell>
          <table:table-cell table:style-name="ce3" office:value-type="string" calcext:value-type="string">
            <text:p>9ab6656b1a1875f4f383bea855530bd7</text:p>
          </table:table-cell>
          <table:table-cell office:value-type="string" calcext:value-type="string">
            <text:p>e44a76440ab398b5e9f341cdb41f5e3d</text:p>
          </table:table-cell>
          <table:table-cell table:number-columns-repeated="5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2269" calcext:value-type="float">
            <text:p>2269</text:p>
          </table:table-cell>
          <table:table-cell table:style-name="ce3" office:value-type="string" calcext:value-type="string">
            <text:p>MS049002.Chipmentation_H3K4me1.252.1.pair1.fastq.gz</text:p>
          </table:table-cell>
          <table:table-cell table:style-name="ce3" office:value-type="string" calcext:value-type="string">
            <text:p>d177d6a92c89f4074db72da287068a3b</text:p>
          </table:table-cell>
          <table:table-cell office:value-type="string" calcext:value-type="string">
            <text:p>f5df93e87eb3584b4f90c6aed962da95</text:p>
          </table:table-cell>
          <table:table-cell table:number-columns-repeated="5"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2269" calcext:value-type="float">
            <text:p>2269</text:p>
          </table:table-cell>
          <table:table-cell table:style-name="ce3" office:value-type="string" calcext:value-type="string">
            <text:p>MS049002.Chipmentation_H3K4me1.252.1.pair2.fastq.gz</text:p>
          </table:table-cell>
          <table:table-cell table:style-name="ce3" office:value-type="string" calcext:value-type="string">
            <text:p>fca90fc72566b86e8b4f35974958673c</text:p>
          </table:table-cell>
          <table:table-cell office:value-type="string" calcext:value-type="string">
            <text:p>92dec0da82f19dd7045efd7cb18bb088</text:p>
          </table:table-cell>
          <table:table-cell table:number-columns-repeated="5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2270" calcext:value-type="float">
            <text:p>2270</text:p>
          </table:table-cell>
          <table:table-cell table:style-name="ce3" office:value-type="string" calcext:value-type="string">
            <text:p>MS049002.Chipmentation_H3K27me3.252.1.pair1.fastq.gz</text:p>
          </table:table-cell>
          <table:table-cell table:style-name="ce3" office:value-type="string" calcext:value-type="string">
            <text:p>ab1351984a1a6ffa3b3ab8b264aa6bae</text:p>
          </table:table-cell>
          <table:table-cell office:value-type="string" calcext:value-type="string">
            <text:p>6dc83a8a380f24012118be603d98174e</text:p>
          </table:table-cell>
          <table:table-cell table:number-columns-repeated="5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2270" calcext:value-type="float">
            <text:p>2270</text:p>
          </table:table-cell>
          <table:table-cell table:style-name="ce3" office:value-type="string" calcext:value-type="string">
            <text:p>MS049002.Chipmentation_H3K27me3.252.1.pair2.fastq.gz</text:p>
          </table:table-cell>
          <table:table-cell table:style-name="ce3" office:value-type="string" calcext:value-type="string">
            <text:p>9c7603f04c6662faa53b2ff0151b547c</text:p>
          </table:table-cell>
          <table:table-cell office:value-type="string" calcext:value-type="string">
            <text:p>2383f69f31622a9ab559d4f7f20e88c1</text:p>
          </table:table-cell>
          <table:table-cell table:number-columns-repeated="5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2271" calcext:value-type="float">
            <text:p>2271</text:p>
          </table:table-cell>
          <table:table-cell table:style-name="ce3" office:value-type="string" calcext:value-type="string">
            <text:p>MS049002.Chipmentation_H3K36me3.252.1.pair1.fastq.gz</text:p>
          </table:table-cell>
          <table:table-cell table:style-name="ce3" office:value-type="string" calcext:value-type="string">
            <text:p>02b8f44b3e0e76377befdc5e512bac4d</text:p>
          </table:table-cell>
          <table:table-cell office:value-type="string" calcext:value-type="string">
            <text:p>387be0f04b9b559946c89ebffaca4806</text:p>
          </table:table-cell>
          <table:table-cell table:number-columns-repeated="5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2271" calcext:value-type="float">
            <text:p>2271</text:p>
          </table:table-cell>
          <table:table-cell table:style-name="ce3" office:value-type="string" calcext:value-type="string">
            <text:p>MS049002.Chipmentation_H3K36me3.252.1.pair2.fastq.gz</text:p>
          </table:table-cell>
          <table:table-cell table:style-name="ce3" office:value-type="string" calcext:value-type="string">
            <text:p>a16c9329d2569c0d966f57dd86ebeb48</text:p>
          </table:table-cell>
          <table:table-cell office:value-type="string" calcext:value-type="string">
            <text:p>940c5bb5d92b2d917130b0412f74b094</text:p>
          </table:table-cell>
          <table:table-cell table:number-columns-repeated="5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2272" calcext:value-type="float">
            <text:p>2272</text:p>
          </table:table-cell>
          <table:table-cell table:style-name="ce3" office:value-type="string" calcext:value-type="string">
            <text:p>MS049002.Chipmentation_H3K9me3.252.1.pair1.fastq.gz</text:p>
          </table:table-cell>
          <table:table-cell table:style-name="ce3" office:value-type="string" calcext:value-type="string">
            <text:p>1497c850030b8d7591f98e5755cf1d26</text:p>
          </table:table-cell>
          <table:table-cell office:value-type="string" calcext:value-type="string">
            <text:p>67dfcfee5377a00b2a150279212d9ef6</text:p>
          </table:table-cell>
          <table:table-cell table:number-columns-repeated="5"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2272" calcext:value-type="float">
            <text:p>2272</text:p>
          </table:table-cell>
          <table:table-cell table:style-name="ce3" office:value-type="string" calcext:value-type="string">
            <text:p>MS049002.Chipmentation_H3K9me3.252.1.pair2.fastq.gz</text:p>
          </table:table-cell>
          <table:table-cell table:style-name="ce3" office:value-type="string" calcext:value-type="string">
            <text:p>d61a34cb6dc72171986b475992564a9d</text:p>
          </table:table-cell>
          <table:table-cell office:value-type="string" calcext:value-type="string">
            <text:p>f95be02f6417ca5af15d0d45ab473847</text:p>
          </table:table-cell>
          <table:table-cell table:number-columns-repeated="5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2273" calcext:value-type="float">
            <text:p>2273</text:p>
          </table:table-cell>
          <table:table-cell table:style-name="ce3" office:value-type="string" calcext:value-type="string">
            <text:p>MS049002.RNASeq.230.2.pair1.fastq.gz</text:p>
          </table:table-cell>
          <table:table-cell table:style-name="ce3" office:value-type="string" calcext:value-type="string">
            <text:p>776b6a911a24c7c48440e28cae052c7f</text:p>
          </table:table-cell>
          <table:table-cell office:value-type="string" calcext:value-type="string">
            <text:p>9afdfaa44c1af28c707fbcd6c3df9301</text:p>
          </table:table-cell>
          <table:table-cell table:number-columns-repeated="5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2273" calcext:value-type="float">
            <text:p>2273</text:p>
          </table:table-cell>
          <table:table-cell table:style-name="ce3" office:value-type="string" calcext:value-type="string">
            <text:p>MS049002.RNASeq.230.2.pair2.fastq.gz</text:p>
          </table:table-cell>
          <table:table-cell table:style-name="ce3" office:value-type="string" calcext:value-type="string">
            <text:p>adae9bdc4f20c9178f030704fd40b7c9</text:p>
          </table:table-cell>
          <table:table-cell office:value-type="string" calcext:value-type="string">
            <text:p>0b3377b91e420eaf7b38872bcfde9f83</text:p>
          </table:table-cell>
          <table:table-cell table:number-columns-repeated="5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2274" calcext:value-type="float">
            <text:p>2274</text:p>
          </table:table-cell>
          <table:table-cell table:style-name="ce3" office:value-type="string" calcext:value-type="string">
            <text:p>MS049002.BS.219.5.pair1.fastq.gz</text:p>
          </table:table-cell>
          <table:table-cell table:style-name="ce3" office:value-type="string" calcext:value-type="string">
            <text:p>10ce6542cb3fac5d2cfe51d27f5798ab</text:p>
          </table:table-cell>
          <table:table-cell office:value-type="string" calcext:value-type="string">
            <text:p>34c45dec7bb9bd8900e5883f702e19db</text:p>
          </table:table-cell>
          <table:table-cell table:number-columns-repeated="5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2274" calcext:value-type="float">
            <text:p>2274</text:p>
          </table:table-cell>
          <table:table-cell table:style-name="ce3" office:value-type="string" calcext:value-type="string">
            <text:p>MS049002.BS.219.5.pair2.fastq.gz</text:p>
          </table:table-cell>
          <table:table-cell table:style-name="ce3" office:value-type="string" calcext:value-type="string">
            <text:p>74abaeaf12cb49fdccd179db72dd155b</text:p>
          </table:table-cell>
          <table:table-cell office:value-type="string" calcext:value-type="string">
            <text:p>b388fd959fe30f9b7481ae3a8d2078b3</text:p>
          </table:table-cell>
          <table:table-cell table:number-columns-repeated="5"/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2275" calcext:value-type="float">
            <text:p>2275</text:p>
          </table:table-cell>
          <table:table-cell table:style-name="ce3" office:value-type="string" calcext:value-type="string">
            <text:p>MS049003.Chipmentation_H3K27ac.230.1.pair1.fastq.gz</text:p>
          </table:table-cell>
          <table:table-cell table:style-name="ce3" office:value-type="string" calcext:value-type="string">
            <text:p>1455df1f77cf15812f8d5415c21f942b</text:p>
          </table:table-cell>
          <table:table-cell office:value-type="string" calcext:value-type="string">
            <text:p>b44a23ffa8112bc3f2de630115de26d1</text:p>
          </table:table-cell>
          <table:table-cell table:number-columns-repeated="5"/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2275" calcext:value-type="float">
            <text:p>2275</text:p>
          </table:table-cell>
          <table:table-cell table:style-name="ce3" office:value-type="string" calcext:value-type="string">
            <text:p>MS049003.Chipmentation_H3K27ac.230.1.pair2.fastq.gz</text:p>
          </table:table-cell>
          <table:table-cell table:style-name="ce3" office:value-type="string" calcext:value-type="string">
            <text:p>f89fa44ab3a80a514fa5306afd591e09</text:p>
          </table:table-cell>
          <table:table-cell office:value-type="string" calcext:value-type="string">
            <text:p>a563922ae28dac9b5ebd625edc1cdb03</text:p>
          </table:table-cell>
          <table:table-cell table:number-columns-repeated="5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2276" calcext:value-type="float">
            <text:p>2276</text:p>
          </table:table-cell>
          <table:table-cell table:style-name="ce3" office:value-type="string" calcext:value-type="string">
            <text:p>MS049003.Chipmentation_H3K4me3.230.1.pair1.fastq.gz</text:p>
          </table:table-cell>
          <table:table-cell table:style-name="ce3" office:value-type="string" calcext:value-type="string">
            <text:p>15eae2ed2f19749ca872efc6828be041</text:p>
          </table:table-cell>
          <table:table-cell office:value-type="string" calcext:value-type="string">
            <text:p>b138dde20ebf69364c8b42da74ce613b</text:p>
          </table:table-cell>
          <table:table-cell table:number-columns-repeated="5"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2276" calcext:value-type="float">
            <text:p>2276</text:p>
          </table:table-cell>
          <table:table-cell table:style-name="ce3" office:value-type="string" calcext:value-type="string">
            <text:p>MS049003.Chipmentation_H3K4me3.230.1.pair2.fastq.gz</text:p>
          </table:table-cell>
          <table:table-cell table:style-name="ce3" office:value-type="string" calcext:value-type="string">
            <text:p>b71da548c2d6f37c06d1da806fee66ce</text:p>
          </table:table-cell>
          <table:table-cell office:value-type="string" calcext:value-type="string">
            <text:p>1511f5d0820023d8275396f76943bec3</text:p>
          </table:table-cell>
          <table:table-cell table:number-columns-repeated="5"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2277" calcext:value-type="float">
            <text:p>2277</text:p>
          </table:table-cell>
          <table:table-cell table:style-name="ce3" office:value-type="string" calcext:value-type="string">
            <text:p>MS049003.Chipmentation_H3K4me1.230.1.pair1.fastq.gz</text:p>
          </table:table-cell>
          <table:table-cell table:style-name="ce3" office:value-type="string" calcext:value-type="string">
            <text:p>dd5149abd5ba3f10014864561363a301</text:p>
          </table:table-cell>
          <table:table-cell office:value-type="string" calcext:value-type="string">
            <text:p>3d4b06313b8c6f2b8d9e06d4ed8a6dbc</text:p>
          </table:table-cell>
          <table:table-cell table:number-columns-repeated="5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2277" calcext:value-type="float">
            <text:p>2277</text:p>
          </table:table-cell>
          <table:table-cell table:style-name="ce3" office:value-type="string" calcext:value-type="string">
            <text:p>MS049003.Chipmentation_H3K4me1.230.1.pair2.fastq.gz</text:p>
          </table:table-cell>
          <table:table-cell table:style-name="ce3" office:value-type="string" calcext:value-type="string">
            <text:p>c6dbb1619c6a058edc8229fb85cdbbd7</text:p>
          </table:table-cell>
          <table:table-cell office:value-type="string" calcext:value-type="string">
            <text:p>ebe4047d40b927fddb8cf12754bb9442</text:p>
          </table:table-cell>
          <table:table-cell table:number-columns-repeated="5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2278" calcext:value-type="float">
            <text:p>2278</text:p>
          </table:table-cell>
          <table:table-cell table:style-name="ce3" office:value-type="string" calcext:value-type="string">
            <text:p>MS049003.Chipmentation_H3K27me3.230.1.pair1.fastq.gz</text:p>
          </table:table-cell>
          <table:table-cell table:style-name="ce3" office:value-type="string" calcext:value-type="string">
            <text:p>2ec9e8b413b299f4160db3fb51adbdbe</text:p>
          </table:table-cell>
          <table:table-cell office:value-type="string" calcext:value-type="string">
            <text:p>97fdcd547607855ef9c6d374e03a8e45</text:p>
          </table:table-cell>
          <table:table-cell table:number-columns-repeated="5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2278" calcext:value-type="float">
            <text:p>2278</text:p>
          </table:table-cell>
          <table:table-cell table:style-name="ce3" office:value-type="string" calcext:value-type="string">
            <text:p>MS049003.Chipmentation_H3K27me3.230.1.pair2.fastq.gz</text:p>
          </table:table-cell>
          <table:table-cell table:style-name="ce3" office:value-type="string" calcext:value-type="string">
            <text:p>66712f771f9c28067613fbae493a0f91</text:p>
          </table:table-cell>
          <table:table-cell office:value-type="string" calcext:value-type="string">
            <text:p>4603d23ed9e0b0acbc963cca6c020175</text:p>
          </table:table-cell>
          <table:table-cell table:number-columns-repeated="5"/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2279" calcext:value-type="float">
            <text:p>2279</text:p>
          </table:table-cell>
          <table:table-cell table:style-name="ce3" office:value-type="string" calcext:value-type="string">
            <text:p>MS049003.Chipmentation_H3K36me3.230.1.pair1.fastq.gz</text:p>
          </table:table-cell>
          <table:table-cell table:style-name="ce3" office:value-type="string" calcext:value-type="string">
            <text:p>276b906cdbb0ab20d8d8f85904a5c22c</text:p>
          </table:table-cell>
          <table:table-cell office:value-type="string" calcext:value-type="string">
            <text:p>cb93b36cc6a99a96377ca3988b98e60f</text:p>
          </table:table-cell>
          <table:table-cell table:number-columns-repeated="5"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2279" calcext:value-type="float">
            <text:p>2279</text:p>
          </table:table-cell>
          <table:table-cell table:style-name="ce3" office:value-type="string" calcext:value-type="string">
            <text:p>MS049003.Chipmentation_H3K36me3.230.1.pair2.fastq.gz</text:p>
          </table:table-cell>
          <table:table-cell table:style-name="ce3" office:value-type="string" calcext:value-type="string">
            <text:p>da6a75b11a83a378f0948bf93c8412f3</text:p>
          </table:table-cell>
          <table:table-cell office:value-type="string" calcext:value-type="string">
            <text:p>277c56941688121b5412aab6e767cb5f</text:p>
          </table:table-cell>
          <table:table-cell table:number-columns-repeated="5"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2280" calcext:value-type="float">
            <text:p>2280</text:p>
          </table:table-cell>
          <table:table-cell table:style-name="ce3" office:value-type="string" calcext:value-type="string">
            <text:p>MS049003.Chipmentation_H3K9me3.230.1.pair1.fastq.gz</text:p>
          </table:table-cell>
          <table:table-cell table:style-name="ce3" office:value-type="string" calcext:value-type="string">
            <text:p>a8de10d6b0a6ddca65d11b886279447d</text:p>
          </table:table-cell>
          <table:table-cell office:value-type="string" calcext:value-type="string">
            <text:p>9afcb8246233c94a66a7d3859ec4134b</text:p>
          </table:table-cell>
          <table:table-cell table:number-columns-repeated="5"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2280" calcext:value-type="float">
            <text:p>2280</text:p>
          </table:table-cell>
          <table:table-cell table:style-name="ce3" office:value-type="string" calcext:value-type="string">
            <text:p>MS049003.Chipmentation_H3K9me3.230.1.pair2.fastq.gz</text:p>
          </table:table-cell>
          <table:table-cell table:style-name="ce3" office:value-type="string" calcext:value-type="string">
            <text:p>3f42afd52ef9fd41d6944def78e91c62</text:p>
          </table:table-cell>
          <table:table-cell office:value-type="string" calcext:value-type="string">
            <text:p>2b0056a83746026abe38390f2b04f21c</text:p>
          </table:table-cell>
          <table:table-cell table:number-columns-repeated="5"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2281" calcext:value-type="float">
            <text:p>2281</text:p>
          </table:table-cell>
          <table:table-cell table:style-name="ce3" office:value-type="string" calcext:value-type="string">
            <text:p>MS049003.RNASeq.230.2.pair1.fastq.gz</text:p>
          </table:table-cell>
          <table:table-cell table:style-name="ce3" office:value-type="string" calcext:value-type="string">
            <text:p>7208835aa3bf552639f6f5e081228f9e</text:p>
          </table:table-cell>
          <table:table-cell office:value-type="string" calcext:value-type="string">
            <text:p>6f1ca334f518f7f73031eadd51676e44</text:p>
          </table:table-cell>
          <table:table-cell table:number-columns-repeated="5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2281" calcext:value-type="float">
            <text:p>2281</text:p>
          </table:table-cell>
          <table:table-cell table:style-name="ce3" office:value-type="string" calcext:value-type="string">
            <text:p>MS049003.RNASeq.230.2.pair2.fastq.gz</text:p>
          </table:table-cell>
          <table:table-cell table:style-name="ce3" office:value-type="string" calcext:value-type="string">
            <text:p>0fadcccd0564f5eb0f9f438582f29ead</text:p>
          </table:table-cell>
          <table:table-cell office:value-type="string" calcext:value-type="string">
            <text:p>b770ea610bcdc2f77bf358e2ed5ed293</text:p>
          </table:table-cell>
          <table:table-cell table:number-columns-repeated="5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2282" calcext:value-type="float">
            <text:p>2282</text:p>
          </table:table-cell>
          <table:table-cell table:style-name="ce3" office:value-type="string" calcext:value-type="string">
            <text:p>MS049003.BS.222.6.pair1.fastq.gz</text:p>
          </table:table-cell>
          <table:table-cell table:style-name="ce3" office:value-type="string" calcext:value-type="string">
            <text:p>d8146f37885926117d96ae95adf9a7f3</text:p>
          </table:table-cell>
          <table:table-cell office:value-type="string" calcext:value-type="string">
            <text:p>fdb5894a799ea75e82d11457152159f2</text:p>
          </table:table-cell>
          <table:table-cell table:number-columns-repeated="5"/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2282" calcext:value-type="float">
            <text:p>2282</text:p>
          </table:table-cell>
          <table:table-cell table:style-name="ce3" office:value-type="string" calcext:value-type="string">
            <text:p>MS049003.BS.222.6.pair2.fastq.gz</text:p>
          </table:table-cell>
          <table:table-cell table:style-name="ce3" office:value-type="string" calcext:value-type="string">
            <text:p>3f369528a6827676f7f935c17014c356</text:p>
          </table:table-cell>
          <table:table-cell office:value-type="string" calcext:value-type="string">
            <text:p>42459f68889f609b740c4ee4fdf2b21b</text:p>
          </table:table-cell>
          <table:table-cell table:number-columns-repeated="5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2283" calcext:value-type="float">
            <text:p>2283</text:p>
          </table:table-cell>
          <table:table-cell table:style-name="ce3" office:value-type="string" calcext:value-type="string">
            <text:p>MS049004.Chipmentation_H3K27ac.230.1.pair1.fastq.gz</text:p>
          </table:table-cell>
          <table:table-cell table:style-name="ce3" office:value-type="string" calcext:value-type="string">
            <text:p>15ba1e36182557977f4ba41601324379</text:p>
          </table:table-cell>
          <table:table-cell office:value-type="string" calcext:value-type="string">
            <text:p>9907f0575b75cd4ece3c0f41258a0c37</text:p>
          </table:table-cell>
          <table:table-cell table:number-columns-repeated="5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2283" calcext:value-type="float">
            <text:p>2283</text:p>
          </table:table-cell>
          <table:table-cell table:style-name="ce3" office:value-type="string" calcext:value-type="string">
            <text:p>MS049004.Chipmentation_H3K27ac.230.1.pair2.fastq.gz</text:p>
          </table:table-cell>
          <table:table-cell table:style-name="ce3" office:value-type="string" calcext:value-type="string">
            <text:p>fa209709010e4bab200f69445b2a4c93</text:p>
          </table:table-cell>
          <table:table-cell office:value-type="string" calcext:value-type="string">
            <text:p>48eed344e769ccfde1c975726f86a075</text:p>
          </table:table-cell>
          <table:table-cell table:number-columns-repeated="5"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2284" calcext:value-type="float">
            <text:p>2284</text:p>
          </table:table-cell>
          <table:table-cell table:style-name="ce3" office:value-type="string" calcext:value-type="string">
            <text:p>MS049004.Chipmentation_H3K4me3.230.1.pair1.fastq.gz</text:p>
          </table:table-cell>
          <table:table-cell table:style-name="ce3" office:value-type="string" calcext:value-type="string">
            <text:p>cb2d904477885ff6689deb790eeea905</text:p>
          </table:table-cell>
          <table:table-cell office:value-type="string" calcext:value-type="string">
            <text:p>78433cda57b5b4a3b9d91529d6fc432a</text:p>
          </table:table-cell>
          <table:table-cell table:number-columns-repeated="5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2284" calcext:value-type="float">
            <text:p>2284</text:p>
          </table:table-cell>
          <table:table-cell table:style-name="ce3" office:value-type="string" calcext:value-type="string">
            <text:p>MS049004.Chipmentation_H3K4me3.230.1.pair2.fastq.gz</text:p>
          </table:table-cell>
          <table:table-cell table:style-name="ce3" office:value-type="string" calcext:value-type="string">
            <text:p>2fb01005d32c44d6b056e1eddf5a8fb2</text:p>
          </table:table-cell>
          <table:table-cell office:value-type="string" calcext:value-type="string">
            <text:p>6f9defde400f808afa1676f2b1db26a3</text:p>
          </table:table-cell>
          <table:table-cell table:number-columns-repeated="5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2285" calcext:value-type="float">
            <text:p>2285</text:p>
          </table:table-cell>
          <table:table-cell table:style-name="ce3" office:value-type="string" calcext:value-type="string">
            <text:p>MS049004.Chipmentation_H3K4me1.230.1.pair1.fastq.gz</text:p>
          </table:table-cell>
          <table:table-cell table:style-name="ce3" office:value-type="string" calcext:value-type="string">
            <text:p>5b8256058aa0d33b0b91ccc697ec6c03</text:p>
          </table:table-cell>
          <table:table-cell office:value-type="string" calcext:value-type="string">
            <text:p>23ecae0b3f2386382263600f395d7f27</text:p>
          </table:table-cell>
          <table:table-cell table:number-columns-repeated="5"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2285" calcext:value-type="float">
            <text:p>2285</text:p>
          </table:table-cell>
          <table:table-cell table:style-name="ce3" office:value-type="string" calcext:value-type="string">
            <text:p>MS049004.Chipmentation_H3K4me1.230.1.pair2.fastq.gz</text:p>
          </table:table-cell>
          <table:table-cell table:style-name="ce3" office:value-type="string" calcext:value-type="string">
            <text:p>547b4628c8561539e53443c508684d9d</text:p>
          </table:table-cell>
          <table:table-cell office:value-type="string" calcext:value-type="string">
            <text:p>5f2dbc05b6e629fbf915181f55c618c2</text:p>
          </table:table-cell>
          <table:table-cell table:number-columns-repeated="5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2286" calcext:value-type="float">
            <text:p>2286</text:p>
          </table:table-cell>
          <table:table-cell table:style-name="ce3" office:value-type="string" calcext:value-type="string">
            <text:p>MS049004.Chipmentation_H3K27me3.230.1.pair1.fastq.gz</text:p>
          </table:table-cell>
          <table:table-cell table:style-name="ce3" office:value-type="string" calcext:value-type="string">
            <text:p>185946654638fce5e326202d389fdad2</text:p>
          </table:table-cell>
          <table:table-cell office:value-type="string" calcext:value-type="string">
            <text:p>020768c454ca0e404405eac5f73de339</text:p>
          </table:table-cell>
          <table:table-cell table:number-columns-repeated="5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2286" calcext:value-type="float">
            <text:p>2286</text:p>
          </table:table-cell>
          <table:table-cell table:style-name="ce3" office:value-type="string" calcext:value-type="string">
            <text:p>MS049004.Chipmentation_H3K27me3.230.1.pair2.fastq.gz</text:p>
          </table:table-cell>
          <table:table-cell table:style-name="ce3" office:value-type="string" calcext:value-type="string">
            <text:p>8fe594e0ec13d49c12b9a37d83cb8183</text:p>
          </table:table-cell>
          <table:table-cell office:value-type="string" calcext:value-type="string">
            <text:p>f10ca17421489a6604784c6db309d5cb</text:p>
          </table:table-cell>
          <table:table-cell table:number-columns-repeated="5"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2287" calcext:value-type="float">
            <text:p>2287</text:p>
          </table:table-cell>
          <table:table-cell table:style-name="ce3" office:value-type="string" calcext:value-type="string">
            <text:p>MS049004.Chipmentation_H3K36me3.230.1.pair1.fastq.gz</text:p>
          </table:table-cell>
          <table:table-cell table:style-name="ce3" office:value-type="string" calcext:value-type="string">
            <text:p>befa52bac3eb3bc32a573765815ef2c6</text:p>
          </table:table-cell>
          <table:table-cell office:value-type="string" calcext:value-type="string">
            <text:p>f03f950378eff605d2c3430915418474</text:p>
          </table:table-cell>
          <table:table-cell table:number-columns-repeated="5"/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2287" calcext:value-type="float">
            <text:p>2287</text:p>
          </table:table-cell>
          <table:table-cell table:style-name="ce3" office:value-type="string" calcext:value-type="string">
            <text:p>MS049004.Chipmentation_H3K36me3.230.1.pair2.fastq.gz</text:p>
          </table:table-cell>
          <table:table-cell table:style-name="ce3" office:value-type="string" calcext:value-type="string">
            <text:p>603bd413b38ab037c56ab1952ade6854</text:p>
          </table:table-cell>
          <table:table-cell office:value-type="string" calcext:value-type="string">
            <text:p>fb3931f530fed3f2564910eabf83f8a4</text:p>
          </table:table-cell>
          <table:table-cell table:number-columns-repeated="5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2288" calcext:value-type="float">
            <text:p>2288</text:p>
          </table:table-cell>
          <table:table-cell table:style-name="ce3" office:value-type="string" calcext:value-type="string">
            <text:p>MS049004.Chipmentation_H3K9me3.230.1.pair1.fastq.gz</text:p>
          </table:table-cell>
          <table:table-cell table:style-name="ce3" office:value-type="string" calcext:value-type="string">
            <text:p>4d3da8cbc2001e759508975233d9cb6b</text:p>
          </table:table-cell>
          <table:table-cell office:value-type="string" calcext:value-type="string">
            <text:p>158b6be5b61978e04be669ae77851054</text:p>
          </table:table-cell>
          <table:table-cell table:number-columns-repeated="5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2288" calcext:value-type="float">
            <text:p>2288</text:p>
          </table:table-cell>
          <table:table-cell table:style-name="ce3" office:value-type="string" calcext:value-type="string">
            <text:p>MS049004.Chipmentation_H3K9me3.230.1.pair2.fastq.gz</text:p>
          </table:table-cell>
          <table:table-cell table:style-name="ce3" office:value-type="string" calcext:value-type="string">
            <text:p>e11972bdb24cbb662082c5d34ee65250</text:p>
          </table:table-cell>
          <table:table-cell office:value-type="string" calcext:value-type="string">
            <text:p>f75a23a500c701310f3be7fe445f0a49</text:p>
          </table:table-cell>
          <table:table-cell table:number-columns-repeated="5"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2289" calcext:value-type="float">
            <text:p>2289</text:p>
          </table:table-cell>
          <table:table-cell table:style-name="ce3" office:value-type="string" calcext:value-type="string">
            <text:p>MS049004.RNASeq.230.2.pair1.fastq.gz</text:p>
          </table:table-cell>
          <table:table-cell table:style-name="ce3" office:value-type="string" calcext:value-type="string">
            <text:p>98cce379de44156e38a3717fb04d222f</text:p>
          </table:table-cell>
          <table:table-cell office:value-type="string" calcext:value-type="string">
            <text:p>3c97466d11c9b487265a61d750b65ee3</text:p>
          </table:table-cell>
          <table:table-cell table:number-columns-repeated="5"/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2289" calcext:value-type="float">
            <text:p>2289</text:p>
          </table:table-cell>
          <table:table-cell table:style-name="ce3" office:value-type="string" calcext:value-type="string">
            <text:p>MS049004.RNASeq.230.2.pair2.fastq.gz</text:p>
          </table:table-cell>
          <table:table-cell table:style-name="ce3" office:value-type="string" calcext:value-type="string">
            <text:p>5148d8465960dec77080ee83ea43a7aa</text:p>
          </table:table-cell>
          <table:table-cell office:value-type="string" calcext:value-type="string">
            <text:p>8f0bbcc489cfde5f481a3476e0fc5aba</text:p>
          </table:table-cell>
          <table:table-cell table:number-columns-repeated="5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2290" calcext:value-type="float">
            <text:p>2290</text:p>
          </table:table-cell>
          <table:table-cell table:style-name="ce3" office:value-type="string" calcext:value-type="string">
            <text:p>MS049004.BS.222.7.pair1.fastq.gz</text:p>
          </table:table-cell>
          <table:table-cell table:style-name="ce3" office:value-type="string" calcext:value-type="string">
            <text:p>20e09c4603b954860cdcdc65f145eab6</text:p>
          </table:table-cell>
          <table:table-cell office:value-type="string" calcext:value-type="string">
            <text:p>d07e2629f4ab27ef9cc4a72aa39ed357</text:p>
          </table:table-cell>
          <table:table-cell table:number-columns-repeated="5"/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2290" calcext:value-type="float">
            <text:p>2290</text:p>
          </table:table-cell>
          <table:table-cell table:style-name="ce3" office:value-type="string" calcext:value-type="string">
            <text:p>MS049004.BS.222.7.pair2.fastq.gz</text:p>
          </table:table-cell>
          <table:table-cell table:style-name="ce3" office:value-type="string" calcext:value-type="string">
            <text:p>4ec7ee76316bd1d0100a86b1bfb6c96d</text:p>
          </table:table-cell>
          <table:table-cell office:value-type="string" calcext:value-type="string">
            <text:p>ab1954f2f60dcfbb9248ef7645b62e2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ublic_track</text:p>
          </table:table-cell>
          <table:table-cell office:value-type="string" calcext:value-type="string">
            <text:p>COMMENT: Should rename these track files and move them to a structured_data di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track_type</text:p>
          </table:table-cell>
          <table:table-cell office:value-type="string" calcext:value-type="string">
            <text:p>md5sum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file_typ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table:style-name="ce2" office:value-type="float" office:value="5080" calcext:value-type="float">
            <text:p>508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10-days-3D-culture_2-501484_ChIPmentation-H3K27ac/bigWig</text:p>
          </table:table-cell>
          <table:table-cell office:value-type="string" calcext:value-type="string">
            <text:p>EMC2-A549-10-days-3D-culture_2-501484_ChIPmentation-H3K27ac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10-days-3D-culture_ChIPmentation-H3K27ac_1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table:style-name="ce2" office:value-type="float" office:value="5081" calcext:value-type="float">
            <text:p>508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10-days-3D-culture_2-501485_ChIPmentation-H3K4me3/bigWig</text:p>
          </table:table-cell>
          <table:table-cell office:value-type="string" calcext:value-type="string">
            <text:p>EMC2-A549-10-days-3D-culture_2-501485_ChIPmentation-H3K4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10-days-3D-culture_ChIPmentation-H3K4me3_1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table:style-name="ce2" office:value-type="float" office:value="5082" calcext:value-type="float">
            <text:p>508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10-days-3D-culture_2-501486_ChIPmentation-H3K4me1/bigWig</text:p>
          </table:table-cell>
          <table:table-cell office:value-type="string" calcext:value-type="string">
            <text:p>EMC2-A549-10-days-3D-culture_2-501486_ChIPmentation-H3K4me1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10-days-3D-culture_ChIPmentation-H3K4me1_1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table:style-name="ce2" office:value-type="float" office:value="5083" calcext:value-type="float">
            <text:p>508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10-days-3D-culture_2-501487_ChIPmentation-H3K27me3/bigWig</text:p>
          </table:table-cell>
          <table:table-cell office:value-type="string" calcext:value-type="string">
            <text:p>EMC2-A549-10-days-3D-culture_2-501487_ChIPmentation-H3K27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10-days-3D-culture_ChIPmentation-H3K27me3_1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table:style-name="ce2" office:value-type="float" office:value="5084" calcext:value-type="float">
            <text:p>508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10-days-3D-culture_2-501488_ChIPmentation-H3K36me3/bigWig</text:p>
          </table:table-cell>
          <table:table-cell office:value-type="string" calcext:value-type="string">
            <text:p>EMC2-A549-10-days-3D-culture_2-501488_ChIPmentation-H3K36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10-days-3D-culture_ChIPmentation-H3K36me3_1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table:style-name="ce2" office:value-type="float" office:value="5085" calcext:value-type="float">
            <text:p>508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10-days-3D-culture_2-501489_ChIPmentation-H3K9me3/bigWig</text:p>
          </table:table-cell>
          <table:table-cell office:value-type="string" calcext:value-type="string">
            <text:p>EMC2-A549-10-days-3D-culture_2-501489_ChIPmentation-H3K9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10-days-3D-culture_ChIPmentation-H3K9me3_1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  <table:table-cell table:style-name="ce2" office:value-type="float" office:value="5086" calcext:value-type="float">
            <text:p>508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10-days-3D-culture_2-518463_RNASeq.forward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10-days-3D-culture_RNA_1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table:style-name="ce2" office:value-type="float" office:value="5086" calcext:value-type="float">
            <text:p>508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10-days-3D-culture_2-518463_RNASeq.reverse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style-name="ce2" office:value-type="float" office:value="5087" calcext:value-type="float">
            <text:p>508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10-days-3D-culture_2-491360_WGBS.coverage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10-days-3D-culture_WGBS_1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table:style-name="ce2" office:value-type="float" office:value="5087" calcext:value-type="float">
            <text:p>508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10-days-3D-culture_2-491360_WGBS.methylation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style-name="ce2" office:value-type="float" office:value="5088" calcext:value-type="float">
            <text:p>508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4-days-3D-culture_2-501490_ChIPmentation-H3K27ac/bigWig</text:p>
          </table:table-cell>
          <table:table-cell office:value-type="string" calcext:value-type="string">
            <text:p>EMC2-A549-24-days-3D-culture_2-501490_ChIPmentation-H3K27ac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4-days-3D-culture_ChIPmentation-H3K27ac_1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table:style-name="ce2" office:value-type="float" office:value="5089" calcext:value-type="float">
            <text:p>508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4-days-3D-culture_2-501491_ChIPmentation-H3K4me3/bigWig</text:p>
          </table:table-cell>
          <table:table-cell office:value-type="string" calcext:value-type="string">
            <text:p>EMC2-A549-24-days-3D-culture_2-501491_ChIPmentation-H3K4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4-days-3D-culture_ChIPmentation-H3K4me3_1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  <table:table-cell table:style-name="ce2" office:value-type="float" office:value="5090" calcext:value-type="float">
            <text:p>509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4-days-3D-culture_2-501492_ChIPmentation-H3K4me1/bigWig</text:p>
          </table:table-cell>
          <table:table-cell office:value-type="string" calcext:value-type="string">
            <text:p>EMC2-A549-24-days-3D-culture_2-501492_ChIPmentation-H3K4me1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4-days-3D-culture_ChIPmentation-H3K4me1_1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table:style-name="ce2" office:value-type="float" office:value="5091" calcext:value-type="float">
            <text:p>509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4-days-3D-culture_2-501493_ChIPmentation-H3K27me3/bigWig</text:p>
          </table:table-cell>
          <table:table-cell office:value-type="string" calcext:value-type="string">
            <text:p>EMC2-A549-24-days-3D-culture_2-501493_ChIPmentation-H3K27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4-days-3D-culture_ChIPmentation-H3K27me3_1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table:style-name="ce2" office:value-type="float" office:value="5092" calcext:value-type="float">
            <text:p>509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4-days-3D-culture_2-501494_ChIPmentation-H3K36me3/bigWig</text:p>
          </table:table-cell>
          <table:table-cell office:value-type="string" calcext:value-type="string">
            <text:p>EMC2-A549-24-days-3D-culture_2-501494_ChIPmentation-H3K36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4-days-3D-culture_ChIPmentation-H3K36me3_1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table:style-name="ce2" office:value-type="float" office:value="5093" calcext:value-type="float">
            <text:p>509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4-days-3D-culture_2-501495_ChIPmentation-H3K9me3/bigWig</text:p>
          </table:table-cell>
          <table:table-cell office:value-type="string" calcext:value-type="string">
            <text:p>EMC2-A549-24-days-3D-culture_2-501495_ChIPmentation-H3K9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4-days-3D-culture_ChIPmentation-H3K9me3_1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table:style-name="ce2" office:value-type="float" office:value="5094" calcext:value-type="float">
            <text:p>509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24-days-3D-culture_2-518464_RNASeq.forward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4-days-3D-culture_RNA_1</text:p>
          </table:table-cell>
        </table:table-row>
        <table:table-row table:style-name="ro1">
          <table:table-cell office:value-type="float" office:value="7169" calcext:value-type="float">
            <text:p>7169</text:p>
          </table:table-cell>
          <table:table-cell table:style-name="ce2" office:value-type="float" office:value="5094" calcext:value-type="float">
            <text:p>509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24-days-3D-culture_2-518464_RNASeq.reverse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style-name="ce2" office:value-type="float" office:value="5095" calcext:value-type="float">
            <text:p>509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24-days-3D-culture_2-491361_WGBS.coverage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4-days-3D-culture_WGBS_1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  <table:table-cell table:style-name="ce2" office:value-type="float" office:value="5095" calcext:value-type="float">
            <text:p>509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24-days-3D-culture_2-491361_WGBS.methylation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style-name="ce2" office:value-type="float" office:value="5096" calcext:value-type="float">
            <text:p>509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D-monoculture_2-501472_ChIPmentation-H3K27ac/bigWig</text:p>
          </table:table-cell>
          <table:table-cell office:value-type="string" calcext:value-type="string">
            <text:p>EMC2-A549-2D-monoculture_2-501472_ChIPmentation-H3K27ac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D-monoculture_<text:span text:style-name="T3">ChIPmentation-H3K27ac_</text:span>1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  <table:table-cell table:style-name="ce2" office:value-type="float" office:value="5097" calcext:value-type="float">
            <text:p>509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D-monoculture_2-501473_ChIPmentation-H3K4me3/bigWig</text:p>
          </table:table-cell>
          <table:table-cell office:value-type="string" calcext:value-type="string">
            <text:p>EMC2-A549-2D-monoculture_2-501473_ChIPmentation-H3K4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D-monoculture_ChIPmentation-H3K4me3_1</text:p>
          </table:table-cell>
        </table:table-row>
        <table:table-row table:style-name="ro1">
          <table:table-cell office:value-type="float" office:value="7174" calcext:value-type="float">
            <text:p>7174</text:p>
          </table:table-cell>
          <table:table-cell table:style-name="ce2" office:value-type="float" office:value="5098" calcext:value-type="float">
            <text:p>509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D-monoculture_2-501474_ChIPmentation-H3K4me1/bigWig</text:p>
          </table:table-cell>
          <table:table-cell office:value-type="string" calcext:value-type="string">
            <text:p>EMC2-A549-2D-monoculture_2-501474_ChIPmentation-H3K4me1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D-monoculture_ChIPmentation-H3K4me1_1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  <table:table-cell table:style-name="ce2" office:value-type="float" office:value="5099" calcext:value-type="float">
            <text:p>509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D-monoculture_2-501475_ChIPmentation-H3K27me3/bigWig</text:p>
          </table:table-cell>
          <table:table-cell office:value-type="string" calcext:value-type="string">
            <text:p>EMC2-A549-2D-monoculture_2-501475_ChIPmentation-H3K27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D-monoculture_ChIPmentation-H3K27me3_1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table:style-name="ce2" office:value-type="float" office:value="5100" calcext:value-type="float">
            <text:p>510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D-monoculture_2-501476_ChIPmentation-H3K36me3/bigWig</text:p>
          </table:table-cell>
          <table:table-cell office:value-type="string" calcext:value-type="string">
            <text:p>EMC2-A549-2D-monoculture_2-501476_ChIPmentation-H3K36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D-monoculture_ChIPmentation-H3K36me3_1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table:style-name="ce2" office:value-type="float" office:value="5101" calcext:value-type="float">
            <text:p>510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2D-monoculture_2-501477_ChIPmentation-H3K9me3/bigWig</text:p>
          </table:table-cell>
          <table:table-cell office:value-type="string" calcext:value-type="string">
            <text:p>EMC2-A549-2D-monoculture_2-501477_ChIPmentation-H3K9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D-monoculture_ChIPmentation-H3K9me3_1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table:style-name="ce2" office:value-type="float" office:value="5102" calcext:value-type="float">
            <text:p>510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2D-monoculture_2-518461_RNASeq.forward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D-monoculture_RNA_1</text:p>
          </table:table-cell>
        </table:table-row>
        <table:table-row table:style-name="ro1">
          <table:table-cell office:value-type="float" office:value="7179" calcext:value-type="float">
            <text:p>7179</text:p>
          </table:table-cell>
          <table:table-cell table:style-name="ce2" office:value-type="float" office:value="5102" calcext:value-type="float">
            <text:p>510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2D-monoculture_2-518461_RNASeq.reverse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style-name="ce2" office:value-type="float" office:value="5103" calcext:value-type="float">
            <text:p>510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2D-monoculture_2-491358_WGBS.coverage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2D-monoculture_WGBS_1</text:p>
          </table:table-cell>
        </table:table-row>
        <table:table-row table:style-name="ro1">
          <table:table-cell office:value-type="float" office:value="7181" calcext:value-type="float">
            <text:p>7181</text:p>
          </table:table-cell>
          <table:table-cell table:style-name="ce2" office:value-type="float" office:value="5103" calcext:value-type="float">
            <text:p>510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2D-monoculture_2-491358_WGBS.methylation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style-name="ce2" office:value-type="float" office:value="5104" calcext:value-type="float">
            <text:p>510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3-days-3D-culture_2-501478_ChIPmentation-H3K27ac/bigWig</text:p>
          </table:table-cell>
          <table:table-cell office:value-type="string" calcext:value-type="string">
            <text:p>EMC2-A549-3-days-3D-culture_2-501478_ChIPmentation-H3K27ac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3-days-3D-culture_ChIPmentation-H3K27ac_1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  <table:table-cell table:style-name="ce2" office:value-type="float" office:value="5105" calcext:value-type="float">
            <text:p>510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3-days-3D-culture_2-501479_ChIPmentation-H3K4me3/bigWig</text:p>
          </table:table-cell>
          <table:table-cell office:value-type="string" calcext:value-type="string">
            <text:p>EMC2-A549-3-days-3D-culture_2-501479_ChIPmentation-H3K4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3-days-3D-culture_ChIPmentation-H3K4me3_1</text:p>
          </table:table-cell>
        </table:table-row>
        <table:table-row table:style-name="ro1">
          <table:table-cell office:value-type="float" office:value="7184" calcext:value-type="float">
            <text:p>7184</text:p>
          </table:table-cell>
          <table:table-cell table:style-name="ce2" office:value-type="float" office:value="5106" calcext:value-type="float">
            <text:p>510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3-days-3D-culture_2-501480_ChIPmentation-H3K4me1/bigWig</text:p>
          </table:table-cell>
          <table:table-cell office:value-type="string" calcext:value-type="string">
            <text:p>EMC2-A549-3-days-3D-culture_2-501480_ChIPmentation-H3K4me1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3-days-3D-culture_ChIPmentation-H3K4me1_1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  <table:table-cell table:style-name="ce2" office:value-type="float" office:value="5107" calcext:value-type="float">
            <text:p>510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3-days-3D-culture_2-501481_ChIPmentation-H3K27me3/bigWig</text:p>
          </table:table-cell>
          <table:table-cell office:value-type="string" calcext:value-type="string">
            <text:p>EMC2-A549-3-days-3D-culture_2-501481_ChIPmentation-H3K27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3-days-3D-culture_ChIPmentation-H3K27me3_1</text:p>
          </table:table-cell>
        </table:table-row>
        <table:table-row table:style-name="ro1">
          <table:table-cell office:value-type="float" office:value="7186" calcext:value-type="float">
            <text:p>7186</text:p>
          </table:table-cell>
          <table:table-cell table:style-name="ce2" office:value-type="float" office:value="5108" calcext:value-type="float">
            <text:p>510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3-days-3D-culture_2-501482_ChIPmentation-H3K36me3/bigWig</text:p>
          </table:table-cell>
          <table:table-cell office:value-type="string" calcext:value-type="string">
            <text:p>EMC2-A549-3-days-3D-culture_2-501482_ChIPmentation-H3K36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3-days-3D-culture_ChIPmentation-H3K36me3_1</text:p>
          </table:table-cell>
        </table:table-row>
        <table:table-row table:style-name="ro1">
          <table:table-cell office:value-type="float" office:value="7187" calcext:value-type="float">
            <text:p>7187</text:p>
          </table:table-cell>
          <table:table-cell table:style-name="ce2" office:value-type="float" office:value="5109" calcext:value-type="float">
            <text:p>510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chipseq/tracks/EMC2-A549-3-days-3D-culture_2-501483_ChIPmentation-H3K9me3/bigWig</text:p>
          </table:table-cell>
          <table:table-cell office:value-type="string" calcext:value-type="string">
            <text:p>EMC2-A549-3-days-3D-culture_2-501483_ChIPmentation-H3K9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3-days-3D-culture_ChIPmentation-H3K9me3_1</text:p>
          </table:table-cell>
        </table:table-row>
        <table:table-row table:style-name="ro1">
          <table:table-cell office:value-type="float" office:value="7188" calcext:value-type="float">
            <text:p>7188</text:p>
          </table:table-cell>
          <table:table-cell table:style-name="ce2" office:value-type="float" office:value="5110" calcext:value-type="float">
            <text:p>511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3-days-3D-culture_2-518462_RNASeq.forward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3-days-3D-culture_RNA_1</text:p>
          </table:table-cell>
        </table:table-row>
        <table:table-row table:style-name="ro1">
          <table:table-cell office:value-type="float" office:value="7189" calcext:value-type="float">
            <text:p>7189</text:p>
          </table:table-cell>
          <table:table-cell table:style-name="ce2" office:value-type="float" office:value="5110" calcext:value-type="float">
            <text:p>511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2/rnaseq/tracks/bigWig</text:p>
          </table:table-cell>
          <table:table-cell office:value-type="string" calcext:value-type="string">
            <text:p>EMC2-A549-3-days-3D-culture_2-518462_RNASeq.reverse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style-name="ce2" office:value-type="float" office:value="5111" calcext:value-type="float">
            <text:p>511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3-days-3D-culture_2-491359_WGBS.coverage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A549-3-days-3D-culture_WGBS_1</text:p>
          </table:table-cell>
        </table:table-row>
        <table:table-row table:style-name="ro1">
          <table:table-cell office:value-type="float" office:value="7191" calcext:value-type="float">
            <text:p>7191</text:p>
          </table:table-cell>
          <table:table-cell table:style-name="ce2" office:value-type="float" office:value="5111" calcext:value-type="float">
            <text:p>511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2/methylseq/tracks/bigWig</text:p>
          </table:table-cell>
          <table:table-cell office:value-type="string" calcext:value-type="string">
            <text:p>EMC2-A549-3-days-3D-culture_2-491359_WGBS.methylation.bw</text:p>
          </table:table-cell>
          <table:table-cell office:value-type="string" calcext:value-type="string">
            <text:p>BigWig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ataset_to_release_s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set_id</text:p>
          </table:table-cell>
          <table:table-cell office:value-type="string" calcext:value-type="string">
            <text:p>release_set_id</text:p>
          </table:table-cell>
          <table:table-cell table:number-columns-repeated="8"/>
        </table:table-row>
        <table:table-row table:style-name="ro1">
          <table:table-cell table:style-name="ce2" office:value-type="float" office:value="5080" calcext:value-type="float">
            <text:p>5080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81" calcext:value-type="float">
            <text:p>5081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82" calcext:value-type="float">
            <text:p>5082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83" calcext:value-type="float">
            <text:p>5083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84" calcext:value-type="float">
            <text:p>5084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85" calcext:value-type="float">
            <text:p>508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86" calcext:value-type="float">
            <text:p>5086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87" calcext:value-type="float">
            <text:p>5087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88" calcext:value-type="float">
            <text:p>5088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89" calcext:value-type="float">
            <text:p>5089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0" calcext:value-type="float">
            <text:p>5090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1" calcext:value-type="float">
            <text:p>5091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2" calcext:value-type="float">
            <text:p>5092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3" calcext:value-type="float">
            <text:p>5093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4" calcext:value-type="float">
            <text:p>5094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5" calcext:value-type="float">
            <text:p>509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6" calcext:value-type="float">
            <text:p>5096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7" calcext:value-type="float">
            <text:p>5097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8" calcext:value-type="float">
            <text:p>5098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099" calcext:value-type="float">
            <text:p>5099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0" calcext:value-type="float">
            <text:p>5100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1" calcext:value-type="float">
            <text:p>5101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2" calcext:value-type="float">
            <text:p>5102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3" calcext:value-type="float">
            <text:p>5103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4" calcext:value-type="float">
            <text:p>5104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5" calcext:value-type="float">
            <text:p>510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6" calcext:value-type="float">
            <text:p>5106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7" calcext:value-type="float">
            <text:p>5107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8" calcext:value-type="float">
            <text:p>5108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09" calcext:value-type="float">
            <text:p>5109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10" calcext:value-type="float">
            <text:p>5110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5111" calcext:value-type="float">
            <text:p>5111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</table:table>
      <table:table table:name="EMC3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on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ublic_name</text:p>
          </table:table-cell>
          <table:table-cell office:value-type="string" calcext:value-type="string">
            <text:p>private_name</text:p>
          </table:table-cell>
          <table:table-cell office:value-type="string" calcext:value-type="string">
            <text:p>taxon_id</text:p>
          </table:table-cell>
          <table:table-cell office:value-type="string" calcext:value-type="string">
            <text:p>is_pool</text:p>
          </table:table-cell>
          <table:table-cell office:value-type="string" calcext:value-type="string">
            <text:p>phenotype</text:p>
          </table:table-cell>
          <table:table-cell office:value-type="string" calcext:value-type="string">
            <text:p>is_other_assembly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McGill0491</text:p>
          </table:table-cell>
          <table:table-cell office:value-type="string" calcext:value-type="string">
            <text:p>hTERTRPE1</text:p>
          </table:table-cell>
          <table:table-cell office:value-type="float" office:value="9606" calcext:value-type="float">
            <text:p>9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lth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onor_meta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nor_id</text:p>
          </table:table-cell>
          <table:table-cell office:value-type="string" calcext:value-type="string">
            <text:p>donor_property_id</text:p>
          </table:table-cell>
          <table:table-cell office:value-type="string" calcext:value-type="string">
            <text:p>valu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nor_id</text:p>
          </table:table-cell>
          <table:table-cell office:value-type="string" calcext:value-type="string">
            <text:p>public_name</text:p>
          </table:table-cell>
          <table:table-cell office:value-type="string" calcext:value-type="string">
            <text:p>private_name</text:p>
          </table:table-cell>
          <table:table-cell office:value-type="string" calcext:value-type="string">
            <text:p>release_3_public_id</text:p>
          </table:table-cell>
          <table:table-cell office:value-type="string" calcext:value-type="string">
            <text:p>EGA_EGAN</text:p>
          </table:table-cell>
          <table:table-cell office:value-type="string" calcext:value-type="string">
            <text:p>last_modification</text:p>
          </table:table-cell>
          <table:table-cell office:value-type="string" calcext:value-type="string">
            <text:p>epirr_acc</text:p>
          </table:table-cell>
          <table:table-cell office:value-type="string" calcext:value-type="string">
            <text:p>biomaterial_type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S049101</text:p>
          </table:table-cell>
          <table:table-cell table:style-name="ce5" office:value-type="string" calcext:value-type="string">
            <text:p>hTERTRPE101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S049102</text:p>
          </table:table-cell>
          <table:table-cell table:style-name="ce5" office:value-type="string" calcext:value-type="string">
            <text:p>hTERTRPE1EPC1PHF101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S049103</text:p>
          </table:table-cell>
          <table:table-cell table:style-name="ce5" office:value-type="string" calcext:value-type="string">
            <text:p>hTERTRPE1JAZF1SUZ1201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office:value-type="string" calcext:value-type="string">
            <text:p>Cell Line</text:p>
          </table:table-cell>
          <table:table-cell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1" office:value-type="string" calcext:value-type="string">
            <text:p>sample_meta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ample_id</text:p>
          </table:table-cell>
          <table:table-cell office:value-type="string" calcext:value-type="string">
            <text:p>sample_property_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 table:number-columns-repeated="5"/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560" calcext:value-type="float">
            <text:p>5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office:value-type="string" calcext:value-type="string">
            <text:p>Cell Line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float" office:value="560" calcext:value-type="float">
            <text:p>5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ERT RPE-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hTERT RPE-1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560" calcext:value-type="float">
            <text:p>5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tina, eye; pigmented epithelium</text:p>
          </table:table-cell>
          <table:table-cell office:value-type="string" calcext:value-type="string">
            <text:p>lineage</text:p>
          </table:table-cell>
          <table:table-cell office:value-type="string" calcext:value-type="string">
            <text:p>Retina, eye; pigmented epithelium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float" office:value="560" calcext:value-type="float">
            <text:p>5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rminally differentiated</text:p>
          </table:table-cell>
          <table:table-cell office:value-type="string" calcext:value-type="string">
            <text:p>differentiation_stage</text:p>
          </table:table-cell>
          <table:table-cell office:value-type="string" calcext:value-type="string">
            <text:p>Terminally differentiated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560" calcext:value-type="float">
            <text:p>5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differentiation_method</text:p>
          </table:table-cell>
          <table:table-cell office:value-type="string" calcext:value-type="string">
            <text:p>Not applicable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float" office:value="560" calcext:value-type="float">
            <text:p>56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ssage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MEM (Dulbecco's Modified Eagle Medium) with 4.5g/L D-Glucose, L-Glutamine, 110mg/L Sodium Pyruvate, Phenol Red.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MEM (Dulbecco's Modified Eagle Medium) with 4.5g/L D-Glucose, L-Glutamine, 110mg/L Sodium Pyruvate, Phenol Red.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560" calcext:value-type="float">
            <text:p>5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Female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float" office:value="560" calcext:value-type="float">
            <text:p>5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560" calcext:value-type="float">
            <text:p>5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O:4290</text:p>
          </table:table-cell>
          <table:table-cell office:value-type="string" calcext:value-type="string">
            <text:p>sample_ontology_uri</text:p>
          </table:table-cell>
          <table:table-cell office:value-type="string" calcext:value-type="string">
            <text:p>CLO:4290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560" calcext:value-type="float">
            <text:p>5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M:C0549184</text:p>
          </table:table-cell>
          <table:table-cell office:value-type="string" calcext:value-type="string">
            <text:p>disease_ontology_uri</text:p>
          </table:table-cell>
          <table:table-cell office:value-type="string" calcext:value-type="string">
            <text:p>NCIM:C0549184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560" calcext:value-type="float">
            <text:p>5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560" calcext:value-type="float">
            <text:p>5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CC, authenticated by STR</text:p>
          </table:table-cell>
          <table:table-cell office:value-type="string" calcext:value-type="string">
            <text:p>biomaterial_provider</text:p>
          </table:table-cell>
          <table:table-cell office:value-type="string" calcext:value-type="string">
            <text:p>ATCC, authenticated by STR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float" office:value="560" calcext:value-type="float">
            <text:p>5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ERT immortalized human retinal pigmented epithelial cell</text:p>
          </table:table-cell>
          <table:table-cell office:value-type="string" calcext:value-type="string">
            <text:p>cell_type</text:p>
          </table:table-cell>
          <table:table-cell office:value-type="string" calcext:value-type="string">
            <text:p>hTERT immortalized human retinal pigmented epithelial cell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561" calcext:value-type="float">
            <text:p>5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float" office:value="561" calcext:value-type="float">
            <text:p>56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ERT RPE-1 expressing EPC1-PHF1 oncogenic fusion protein (Clone 1)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561" calcext:value-type="float">
            <text:p>5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tina, eye; pigmented epithelium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561" calcext:value-type="float">
            <text:p>5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rminally differentiated</text:p>
          </table:table-cell>
          <table:table-cell office:value-type="string" calcext:value-type="string">
            <text:p>differentiation_stage</text:p>
          </table:table-cell>
          <table:table-cell table:number-columns-repeated="5"/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float" office:value="561" calcext:value-type="float">
            <text:p>56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differentiation_method</text:p>
          </table:table-cell>
          <table:table-cell table:number-columns-repeated="5"/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561" calcext:value-type="float">
            <text:p>56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ssage</text:p>
          </table:table-cell>
          <table:table-cell table:number-columns-repeated="5"/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561" calcext:value-type="float">
            <text:p>5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MEM (Dulbecco's Modified Eagle Medium) with 4.5g/L D-Glucose, L-Glutamine, 110mg/L Sodium Pyruvate, Phenol Red.</text:p>
          </table:table-cell>
          <table:table-cell office:value-type="string" calcext:value-type="string">
            <text:p>medium</text:p>
          </table:table-cell>
          <table:table-cell table:number-columns-repeated="5"/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561" calcext:value-type="float">
            <text:p>5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561" calcext:value-type="float">
            <text:p>5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table:number-columns-repeated="5"/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561" calcext:value-type="float">
            <text:p>5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O:4290</text:p>
          </table:table-cell>
          <table:table-cell office:value-type="string" calcext:value-type="string">
            <text:p>sample_ontology_uri</text:p>
          </table:table-cell>
          <table:table-cell table:number-columns-repeated="5"/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561" calcext:value-type="float">
            <text:p>5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M:C0549184</text:p>
          </table:table-cell>
          <table:table-cell office:value-type="string" calcext:value-type="string">
            <text:p>disease_ontology_uri</text:p>
          </table:table-cell>
          <table:table-cell table:number-columns-repeated="5"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561" calcext:value-type="float">
            <text:p>5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sease</text:p>
          </table:table-cell>
          <table:table-cell table:number-columns-repeated="5"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gineered by CRISPR-Cas9 in Jacques Cote <text:s/>Laboratory, Parent cell line from ATCC</text:p>
          </table:table-cell>
          <table:table-cell office:value-type="string" calcext:value-type="string">
            <text:p>biomaterial_provider</text:p>
          </table:table-cell>
          <table:table-cell table:number-columns-repeated="5"/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561" calcext:value-type="float">
            <text:p>5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ERT immortalized human retinal pigmented epithelial cell</text:p>
          </table:table-cell>
          <table:table-cell office:value-type="string" calcext:value-type="string">
            <text:p>cell_type</text:p>
          </table:table-cell>
          <table:table-cell table:number-columns-repeated="5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562" calcext:value-type="float">
            <text:p>5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biomaterial_type</text:p>
          </table:table-cell>
          <table:table-cell table:number-columns-repeated="5"/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562" calcext:value-type="float">
            <text:p>5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ERT RPE-1 expressing JAZF1-SUZ12 oncogenic fusion protein (Clone 1)</text:p>
          </table:table-cell>
          <table:table-cell office:value-type="string" calcext:value-type="string">
            <text:p>line</text:p>
          </table:table-cell>
          <table:table-cell table:number-columns-repeated="5"/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562" calcext:value-type="float">
            <text:p>5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tina, eye; pigmented epithelium</text:p>
          </table:table-cell>
          <table:table-cell office:value-type="string" calcext:value-type="string">
            <text:p>lineage</text:p>
          </table:table-cell>
          <table:table-cell table:number-columns-repeated="5"/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562" calcext:value-type="float">
            <text:p>56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rminally differentiated</text:p>
          </table:table-cell>
          <table:table-cell office:value-type="string" calcext:value-type="string">
            <text:p>differentiation_stage</text:p>
          </table:table-cell>
          <table:table-cell table:number-columns-repeated="5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562" calcext:value-type="float">
            <text:p>5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differentiation_method</text:p>
          </table:table-cell>
          <table:table-cell table:number-columns-repeated="5"/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562" calcext:value-type="float">
            <text:p>56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ssage</text:p>
          </table:table-cell>
          <table:table-cell table:number-columns-repeated="5"/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562" calcext:value-type="float">
            <text:p>5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MEM (Dulbecco's Modified Eagle Medium) with 4.5g/L D-Glucose, L-Glutamine, 110mg/L Sodium Pyruvate, Phenol Red.</text:p>
          </table:table-cell>
          <table:table-cell office:value-type="string" calcext:value-type="string">
            <text:p>medium</text:p>
          </table:table-cell>
          <table:table-cell table:number-columns-repeated="5"/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562" calcext:value-type="float">
            <text:p>5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562" calcext:value-type="float">
            <text:p>5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ch</text:p>
          </table:table-cell>
          <table:table-cell table:number-columns-repeated="5"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562" calcext:value-type="float">
            <text:p>5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O:4290</text:p>
          </table:table-cell>
          <table:table-cell office:value-type="string" calcext:value-type="string">
            <text:p>sample_ontology_uri</text:p>
          </table:table-cell>
          <table:table-cell table:number-columns-repeated="5"/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562" calcext:value-type="float">
            <text:p>5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IM:C0549184</text:p>
          </table:table-cell>
          <table:table-cell office:value-type="string" calcext:value-type="string">
            <text:p>disease_ontology_uri</text:p>
          </table:table-cell>
          <table:table-cell table:number-columns-repeated="5"/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562" calcext:value-type="float">
            <text:p>5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sease</text:p>
          </table:table-cell>
          <table:table-cell table:number-columns-repeated="5"/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562" calcext:value-type="float">
            <text:p>5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gineered by CRISPR-Cas9 in Jacques Cote <text:s/>Laboratory, Parent cell line from ATCC</text:p>
          </table:table-cell>
          <table:table-cell office:value-type="string" calcext:value-type="string">
            <text:p>biomaterial_provider</text:p>
          </table:table-cell>
          <table:table-cell table:number-columns-repeated="5"/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562" calcext:value-type="float">
            <text:p>5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ERT immortalized human retinal pigmented epithelial cell</text:p>
          </table:table-cell>
          <table:table-cell office:value-type="string" calcext:value-type="string">
            <text:p>cell_typ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ample_id</text:p>
          </table:table-cell>
          <table:table-cell table:style-name="ce2" office:value-type="string" calcext:value-type="string">
            <text:p>experiment_type_id</text:p>
          </table:table-cell>
          <table:table-cell table:style-name="ce2" office:value-type="string" calcext:value-type="string">
            <text:p>release_status</text:p>
          </table:table-cell>
          <table:table-cell table:style-name="ce2" office:value-type="string" calcext:value-type="string">
            <text:p>EGA_EGAX</text:p>
          </table:table-cell>
          <table:table-cell table:style-name="ce2" office:value-type="string" calcext:value-type="string">
            <text:p>last_modification</text:p>
          </table:table-cell>
          <table:table-cell table:style-name="ce2" office:value-type="string" calcext:value-type="string">
            <text:p>library_layout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table:style-name="ce2" office:value-type="float" office:value="5112" calcext:value-type="float">
            <text:p>5112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2" office:value-type="float" office:value="5113" calcext:value-type="float">
            <text:p>5113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2" office:value-type="float" office:value="5114" calcext:value-type="float">
            <text:p>5114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2" office:value-type="float" office:value="5115" calcext:value-type="float">
            <text:p>5115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2" office:value-type="float" office:value="5116" calcext:value-type="float">
            <text:p>5116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2" office:value-type="float" office:value="5117" calcext:value-type="float">
            <text:p>5117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2" office:value-type="float" office:value="5118" calcext:value-type="float">
            <text:p>5118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2" office:value-type="float" office:value="5119" calcext:value-type="float">
            <text:p>5119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2" office:value-type="float" office:value="5120" calcext:value-type="float">
            <text:p>5120</text:p>
          </table:table-cell>
          <table:table-cell office:value-type="float" office:value="561" calcext:value-type="float">
            <text:p>56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2" office:value-type="float" office:value="5121" calcext:value-type="float">
            <text:p>5121</text:p>
          </table:table-cell>
          <table:table-cell office:value-type="float" office:value="561" calcext:value-type="float">
            <text:p>56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2" office:value-type="float" office:value="5122" calcext:value-type="float">
            <text:p>5122</text:p>
          </table:table-cell>
          <table:table-cell office:value-type="float" office:value="561" calcext:value-type="float">
            <text:p>56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2" office:value-type="float" office:value="5123" calcext:value-type="float">
            <text:p>5123</text:p>
          </table:table-cell>
          <table:table-cell office:value-type="float" office:value="561" calcext:value-type="float">
            <text:p>56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2" office:value-type="float" office:value="5124" calcext:value-type="float">
            <text:p>5124</text:p>
          </table:table-cell>
          <table:table-cell office:value-type="float" office:value="561" calcext:value-type="float">
            <text:p>56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2" office:value-type="float" office:value="5125" calcext:value-type="float">
            <text:p>5125</text:p>
          </table:table-cell>
          <table:table-cell office:value-type="float" office:value="561" calcext:value-type="float">
            <text:p>56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2" office:value-type="float" office:value="5126" calcext:value-type="float">
            <text:p>5126</text:p>
          </table:table-cell>
          <table:table-cell office:value-type="float" office:value="561" calcext:value-type="float">
            <text:p>56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2" office:value-type="float" office:value="5127" calcext:value-type="float">
            <text:p>5127</text:p>
          </table:table-cell>
          <table:table-cell office:value-type="float" office:value="561" calcext:value-type="float">
            <text:p>5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2" office:value-type="float" office:value="5128" calcext:value-type="float">
            <text:p>5128</text:p>
          </table:table-cell>
          <table:table-cell office:value-type="float" office:value="562" calcext:value-type="float">
            <text:p>56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ac</text:p>
          </table:table-cell>
          <table:table-cell table:number-columns-repeated="2"/>
        </table:table-row>
        <table:table-row table:style-name="ro1">
          <table:table-cell table:style-name="ce2" office:value-type="float" office:value="5129" calcext:value-type="float">
            <text:p>5129</text:p>
          </table:table-cell>
          <table:table-cell office:value-type="float" office:value="562" calcext:value-type="float">
            <text:p>56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27me3</text:p>
          </table:table-cell>
          <table:table-cell table:number-columns-repeated="2"/>
        </table:table-row>
        <table:table-row table:style-name="ro1">
          <table:table-cell table:style-name="ce2" office:value-type="float" office:value="5130" calcext:value-type="float">
            <text:p>5130</text:p>
          </table:table-cell>
          <table:table-cell office:value-type="float" office:value="562" calcext:value-type="float">
            <text:p>56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36me3</text:p>
          </table:table-cell>
          <table:table-cell table:number-columns-repeated="2"/>
        </table:table-row>
        <table:table-row table:style-name="ro1">
          <table:table-cell table:style-name="ce2" office:value-type="float" office:value="5131" calcext:value-type="float">
            <text:p>5131</text:p>
          </table:table-cell>
          <table:table-cell office:value-type="float" office:value="562" calcext:value-type="float">
            <text:p>56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1</text:p>
          </table:table-cell>
          <table:table-cell table:number-columns-repeated="2"/>
        </table:table-row>
        <table:table-row table:style-name="ro1">
          <table:table-cell table:style-name="ce2" office:value-type="float" office:value="5132" calcext:value-type="float">
            <text:p>5132</text:p>
          </table:table-cell>
          <table:table-cell office:value-type="float" office:value="562" calcext:value-type="float">
            <text:p>56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4me3</text:p>
          </table:table-cell>
          <table:table-cell table:number-columns-repeated="2"/>
        </table:table-row>
        <table:table-row table:style-name="ro1">
          <table:table-cell table:style-name="ce2" office:value-type="float" office:value="5133" calcext:value-type="float">
            <text:p>5133</text:p>
          </table:table-cell>
          <table:table-cell office:value-type="float" office:value="562" calcext:value-type="float">
            <text:p>56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Chipmentation_H3K9me3</text:p>
          </table:table-cell>
          <table:table-cell table:number-columns-repeated="2"/>
        </table:table-row>
        <table:table-row table:style-name="ro1">
          <table:table-cell table:style-name="ce2" office:value-type="float" office:value="5134" calcext:value-type="float">
            <text:p>5134</text:p>
          </table:table-cell>
          <table:table-cell office:value-type="float" office:value="562" calcext:value-type="float">
            <text:p>5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RNA-Seq</text:p>
          </table:table-cell>
          <table:table-cell table:number-columns-repeated="2"/>
        </table:table-row>
        <table:table-row table:style-name="ro1">
          <table:table-cell table:style-name="ce2" office:value-type="float" office:value="5135" calcext:value-type="float">
            <text:p>5135</text:p>
          </table:table-cell>
          <table:table-cell office:value-type="float" office:value="562" calcext:value-type="float">
            <text:p>5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style-name="ce2" office:value-type="string" calcext:value-type="string">
            <text:p>PAIRED</text:p>
          </table:table-cell>
          <table:table-cell table:style-name="ce2" office:value-type="string" calcext:value-type="string">
            <text:p>WGBS</text:p>
          </table:table-cell>
          <table:table-cell table:number-columns-repeated="2"/>
        </table:table-row>
        <table:table-row table:style-name="ro1">
          <table:table-cell table:style-name="ce2" table:number-columns-repeated="8"/>
          <table:table-cell table:number-columns-repeated="2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EGA_EGAR</text:p>
          </table:table-cell>
          <table:table-cell office:value-type="string" calcext:value-type="string">
            <text:p>library_name</text:p>
          </table:table-cell>
          <table:table-cell table:style-name="ce5"/>
          <table:table-cell table:style-name="ce2"/>
          <table:table-cell table:number-columns-repeated="2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style-name="ce2" office:value-type="float" office:value="5112" calcext:value-type="float">
            <text:p>511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01_ChIPmentation-H3K27ac_1</text:p>
          </table:table-cell>
          <table:table-cell table:style-name="ce5"/>
          <table:table-cell table:style-name="ce2"/>
          <table:table-cell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style-name="ce2" office:value-type="float" office:value="5112" calcext:value-type="float">
            <text:p>5112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01_ChIPmentation-H3K27ac_2</text:p>
          </table:table-cell>
          <table:table-cell table:style-name="ce5"/>
          <table:table-cell table:style-name="ce2"/>
          <table:table-cell table:number-columns-repeated="2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style-name="ce2" office:value-type="float" office:value="5113" calcext:value-type="float">
            <text:p>5113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01_ChIPmentation-H3K27me3_1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style-name="ce2" office:value-type="float" office:value="5113" calcext:value-type="float">
            <text:p>5113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01_ChIPmentation-H3K27me3_2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style-name="ce2" office:value-type="float" office:value="5114" calcext:value-type="float">
            <text:p>5114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01_ChIPmentation-H3K36me3_1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style-name="ce2" office:value-type="float" office:value="5114" calcext:value-type="float">
            <text:p>5114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01_ChIPmentation-H3K36me3_2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style-name="ce2" office:value-type="float" office:value="5115" calcext:value-type="float">
            <text:p>5115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01_ChIPmentation-H3K4me1_1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style-name="ce2" office:value-type="float" office:value="5115" calcext:value-type="float">
            <text:p>5115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01_ChIPmentation-H3K4me1_2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style-name="ce2" office:value-type="float" office:value="5116" calcext:value-type="float">
            <text:p>5116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01_ChIPmentation-H3K4me3_1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style-name="ce2" office:value-type="float" office:value="5116" calcext:value-type="float">
            <text:p>5116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01_ChIPmentation-H3K4me3_2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style-name="ce2" office:value-type="float" office:value="5117" calcext:value-type="float">
            <text:p>5117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01_ChIPmentation-H3K9me3_1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style-name="ce2" office:value-type="float" office:value="5117" calcext:value-type="float">
            <text:p>5117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01_ChIPmentation-H3K9me3_2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style-name="ce2" office:value-type="float" office:value="5118" calcext:value-type="float">
            <text:p>5118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01_RNA_1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style-name="ce2" office:value-type="float" office:value="5119" calcext:value-type="float">
            <text:p>5119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hTERTRPE101_WGBS_1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style-name="ce2" office:value-type="float" office:value="5120" calcext:value-type="float">
            <text:p>5120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EPC1PHF101_ChIPmentation-H3K27ac_1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style-name="ce2" office:value-type="float" office:value="5120" calcext:value-type="float">
            <text:p>5120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EPC1PHF101_ChIPmentation-H3K27ac_2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style-name="ce2" office:value-type="float" office:value="5121" calcext:value-type="float">
            <text:p>5121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EPC1PHF101_ChIPmentation-H3K27me3_1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style-name="ce2" office:value-type="float" office:value="5121" calcext:value-type="float">
            <text:p>5121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EPC1PHF101_ChIPmentation-H3K27me3_2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style-name="ce2" office:value-type="float" office:value="5122" calcext:value-type="float">
            <text:p>512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EPC1PHF101_ChIPmentation-H3K36me3_1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style-name="ce2" office:value-type="float" office:value="5122" calcext:value-type="float">
            <text:p>5122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EPC1PHF101_ChIPmentation-H3K36me3_2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style-name="ce2" office:value-type="float" office:value="5123" calcext:value-type="float">
            <text:p>5123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EPC1PHF101_ChIPmentation-H3K4me1_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style-name="ce2" office:value-type="float" office:value="5123" calcext:value-type="float">
            <text:p>5123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EPC1PHF101_ChIPmentation-H3K4me1_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style-name="ce2" office:value-type="float" office:value="5124" calcext:value-type="float">
            <text:p>5124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EPC1PHF101_ChIPmentation-H3K4me3_1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style-name="ce2" office:value-type="float" office:value="5124" calcext:value-type="float">
            <text:p>5124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EPC1PHF101_ChIPmentation-H3K4me3_2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style-name="ce2" office:value-type="float" office:value="5125" calcext:value-type="float">
            <text:p>5125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EPC1PHF101_ChIPmentation-H3K9me3_1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style-name="ce2" office:value-type="float" office:value="5125" calcext:value-type="float">
            <text:p>5125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EPC1PHF101_ChIPmentation-H3K9me3_2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style-name="ce2" office:value-type="float" office:value="5126" calcext:value-type="float">
            <text:p>5126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EPC1PHF101_RNA_1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style-name="ce2" office:value-type="float" office:value="5127" calcext:value-type="float">
            <text:p>5127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EPC1PHF101_WGBS_1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style-name="ce2" office:value-type="float" office:value="5128" calcext:value-type="float">
            <text:p>5128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JAZF1SUZ1201_ChIPmentation-H3K27ac_1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style-name="ce2" office:value-type="float" office:value="5128" calcext:value-type="float">
            <text:p>5128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JAZF1SUZ1201_ChIPmentation-H3K27ac_2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style-name="ce2" office:value-type="float" office:value="5129" calcext:value-type="float">
            <text:p>5129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JAZF1SUZ1201_ChIPmentation-H3K27me3_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style-name="ce2" office:value-type="float" office:value="5129" calcext:value-type="float">
            <text:p>5129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JAZF1SUZ1201_ChIPmentation-H3K27me3_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style-name="ce2" office:value-type="float" office:value="5130" calcext:value-type="float">
            <text:p>5130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JAZF1SUZ1201_ChIPmentation-H3K36me3_1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style-name="ce2" office:value-type="float" office:value="5130" calcext:value-type="float">
            <text:p>5130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JAZF1SUZ1201_ChIPmentation-H3K36me3_2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style-name="ce2" office:value-type="float" office:value="5131" calcext:value-type="float">
            <text:p>5131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JAZF1SUZ1201_ChIPmentation-H3K4me1_1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style-name="ce2" office:value-type="float" office:value="5131" calcext:value-type="float">
            <text:p>5131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JAZF1SUZ1201_ChIPmentation-H3K4me1_2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style-name="ce2" office:value-type="float" office:value="5132" calcext:value-type="float">
            <text:p>513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JAZF1SUZ1201_ChIPmentation-H3K4me3_1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style-name="ce2" office:value-type="float" office:value="5132" calcext:value-type="float">
            <text:p>5132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JAZF1SUZ1201_ChIPmentation-H3K4me3_2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style-name="ce2" office:value-type="float" office:value="5133" calcext:value-type="float">
            <text:p>5133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TERTRPE1JAZF1SUZ1201_ChIPmentation-H3K9me3_1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style-name="ce2" office:value-type="float" office:value="5133" calcext:value-type="float">
            <text:p>5133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JAZF1SUZ1201_ChIPmentation-H3K9me3_2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style-name="ce2" office:value-type="float" office:value="5134" calcext:value-type="float">
            <text:p>5134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JAZF1SUZ1201_RNA_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style-name="ce2" office:value-type="float" office:value="5135" calcext:value-type="float">
            <text:p>5135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hTERTRPE1JAZF1SUZ1201_WGBS_1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run_fi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encrypted_md5</text:p>
          </table:table-cell>
          <table:table-cell table:number-columns-repeated="5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2291" calcext:value-type="float">
            <text:p>2291</text:p>
          </table:table-cell>
          <table:table-cell table:style-name="ce3" office:value-type="string" calcext:value-type="string">
            <text:p>MS049101.Chipmentation_H3K27ac.391.1.pair1.fastq.gz</text:p>
          </table:table-cell>
          <table:table-cell table:style-name="ce3" office:value-type="string" calcext:value-type="string">
            <text:p>5a307d4de31d28ce2f946b7711e4661f</text:p>
          </table:table-cell>
          <table:table-cell office:value-type="string" calcext:value-type="string">
            <text:p>a188245182783b9538a360b71d879c1b</text:p>
          </table:table-cell>
          <table:table-cell table:number-columns-repeated="5"/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2291" calcext:value-type="float">
            <text:p>2291</text:p>
          </table:table-cell>
          <table:table-cell table:style-name="ce3" office:value-type="string" calcext:value-type="string">
            <text:p>MS049101.Chipmentation_H3K27ac.391.1.pair2.fastq.gz</text:p>
          </table:table-cell>
          <table:table-cell table:style-name="ce3" office:value-type="string" calcext:value-type="string">
            <text:p>a61de7abe0af52b1f0b99a50e49c0d46</text:p>
          </table:table-cell>
          <table:table-cell office:value-type="string" calcext:value-type="string">
            <text:p>1558dbbc873b2903ee62be570c0839b0</text:p>
          </table:table-cell>
          <table:table-cell table:number-columns-repeated="5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2292" calcext:value-type="float">
            <text:p>2292</text:p>
          </table:table-cell>
          <table:table-cell table:style-name="ce3" office:value-type="string" calcext:value-type="string">
            <text:p>MS049101.Chipmentation_H3K27ac.391.2.pair1.fastq.gz</text:p>
          </table:table-cell>
          <table:table-cell table:style-name="ce3" office:value-type="string" calcext:value-type="string">
            <text:p>956e80e19e7f1a2ddf8ba296896a10e1</text:p>
          </table:table-cell>
          <table:table-cell office:value-type="string" calcext:value-type="string">
            <text:p>81d80af4a97d724705bd5603ec5f0158</text:p>
          </table:table-cell>
          <table:table-cell table:number-columns-repeated="5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2292" calcext:value-type="float">
            <text:p>2292</text:p>
          </table:table-cell>
          <table:table-cell table:style-name="ce3" office:value-type="string" calcext:value-type="string">
            <text:p>MS049101.Chipmentation_H3K27ac.391.2.pair2.fastq.gz</text:p>
          </table:table-cell>
          <table:table-cell table:style-name="ce3" office:value-type="string" calcext:value-type="string">
            <text:p>9a1a22ac12462318267b9263d0705cab</text:p>
          </table:table-cell>
          <table:table-cell office:value-type="string" calcext:value-type="string">
            <text:p>d3019919be85d4ba680fe4005d64ad8f</text:p>
          </table:table-cell>
          <table:table-cell table:number-columns-repeated="5"/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2293" calcext:value-type="float">
            <text:p>2293</text:p>
          </table:table-cell>
          <table:table-cell table:style-name="ce3" office:value-type="string" calcext:value-type="string">
            <text:p>MS049101.Chipmentation_H3K27me3.391.1.pair1.fastq.gz</text:p>
          </table:table-cell>
          <table:table-cell table:style-name="ce3" office:value-type="string" calcext:value-type="string">
            <text:p>cd482401820b9097d50bb4e151850d90</text:p>
          </table:table-cell>
          <table:table-cell office:value-type="string" calcext:value-type="string">
            <text:p>ff4e63180894f81c9e3d7cee0fee60db</text:p>
          </table:table-cell>
          <table:table-cell table:number-columns-repeated="5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2293" calcext:value-type="float">
            <text:p>2293</text:p>
          </table:table-cell>
          <table:table-cell table:style-name="ce3" office:value-type="string" calcext:value-type="string">
            <text:p>MS049101.Chipmentation_H3K27me3.391.1.pair2.fastq.gz</text:p>
          </table:table-cell>
          <table:table-cell table:style-name="ce3" office:value-type="string" calcext:value-type="string">
            <text:p>ad7fee084bf8f14702ecff2ee927dba7</text:p>
          </table:table-cell>
          <table:table-cell office:value-type="string" calcext:value-type="string">
            <text:p>f82b6865906629fca3a53a5e42ce36f8</text:p>
          </table:table-cell>
          <table:table-cell table:number-columns-repeated="5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2294" calcext:value-type="float">
            <text:p>2294</text:p>
          </table:table-cell>
          <table:table-cell table:style-name="ce3" office:value-type="string" calcext:value-type="string">
            <text:p>MS049101.Chipmentation_H3K27me3.391.2.pair1.fastq.gz</text:p>
          </table:table-cell>
          <table:table-cell table:style-name="ce3" office:value-type="string" calcext:value-type="string">
            <text:p>5c144a4c0f448f63303990559731a0f8</text:p>
          </table:table-cell>
          <table:table-cell office:value-type="string" calcext:value-type="string">
            <text:p>b114fe3a1b0c682be4536397c6aca6d7</text:p>
          </table:table-cell>
          <table:table-cell table:number-columns-repeated="5"/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2294" calcext:value-type="float">
            <text:p>2294</text:p>
          </table:table-cell>
          <table:table-cell table:style-name="ce3" office:value-type="string" calcext:value-type="string">
            <text:p>MS049101.Chipmentation_H3K27me3.391.2.pair2.fastq.gz</text:p>
          </table:table-cell>
          <table:table-cell table:style-name="ce3" office:value-type="string" calcext:value-type="string">
            <text:p>4484a41f94d907dbaa9448ece87c6305</text:p>
          </table:table-cell>
          <table:table-cell office:value-type="string" calcext:value-type="string">
            <text:p>ef47a8be523e03ecc4c050049089c4dd</text:p>
          </table:table-cell>
          <table:table-cell table:number-columns-repeated="5"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2295" calcext:value-type="float">
            <text:p>2295</text:p>
          </table:table-cell>
          <table:table-cell table:style-name="ce3" office:value-type="string" calcext:value-type="string">
            <text:p>MS049101.Chipmentation_H3K36me3.391.1.pair1.fastq.gz</text:p>
          </table:table-cell>
          <table:table-cell table:style-name="ce3" office:value-type="string" calcext:value-type="string">
            <text:p>9a3c389a6bd745b93d8d387ddb45e74e</text:p>
          </table:table-cell>
          <table:table-cell office:value-type="string" calcext:value-type="string">
            <text:p>e8dcbd7ce030361f9dcd1f005b66bc6e</text:p>
          </table:table-cell>
          <table:table-cell table:number-columns-repeated="5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2295" calcext:value-type="float">
            <text:p>2295</text:p>
          </table:table-cell>
          <table:table-cell table:style-name="ce3" office:value-type="string" calcext:value-type="string">
            <text:p>MS049101.Chipmentation_H3K36me3.391.1.pair2.fastq.gz</text:p>
          </table:table-cell>
          <table:table-cell table:style-name="ce3" office:value-type="string" calcext:value-type="string">
            <text:p>c9a61ce54bf100a648c1de2c37d1b6ba</text:p>
          </table:table-cell>
          <table:table-cell office:value-type="string" calcext:value-type="string">
            <text:p>301adc51cdb6e29b262fe4c117941f2e</text:p>
          </table:table-cell>
          <table:table-cell table:number-columns-repeated="5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296" calcext:value-type="float">
            <text:p>2296</text:p>
          </table:table-cell>
          <table:table-cell table:style-name="ce3" office:value-type="string" calcext:value-type="string">
            <text:p>MS049101.Chipmentation_H3K36me3.391.2.pair1.fastq.gz</text:p>
          </table:table-cell>
          <table:table-cell table:style-name="ce3" office:value-type="string" calcext:value-type="string">
            <text:p>1690b06025a098d924c4bcfee65f4422</text:p>
          </table:table-cell>
          <table:table-cell office:value-type="string" calcext:value-type="string">
            <text:p>b32de95cb4e7a74567092825ab916944</text:p>
          </table:table-cell>
          <table:table-cell table:number-columns-repeated="5"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2296" calcext:value-type="float">
            <text:p>2296</text:p>
          </table:table-cell>
          <table:table-cell table:style-name="ce3" office:value-type="string" calcext:value-type="string">
            <text:p>MS049101.Chipmentation_H3K36me3.391.2.pair2.fastq.gz</text:p>
          </table:table-cell>
          <table:table-cell table:style-name="ce3" office:value-type="string" calcext:value-type="string">
            <text:p>951b2098aa92b760e7b032c482b07e93</text:p>
          </table:table-cell>
          <table:table-cell office:value-type="string" calcext:value-type="string">
            <text:p>6a0679a4779118b969c50f6228422c8a</text:p>
          </table:table-cell>
          <table:table-cell table:number-columns-repeated="5"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2297" calcext:value-type="float">
            <text:p>2297</text:p>
          </table:table-cell>
          <table:table-cell table:style-name="ce3" office:value-type="string" calcext:value-type="string">
            <text:p>MS049101.Chipmentation_H3K4me1.391.1.pair1.fastq.gz</text:p>
          </table:table-cell>
          <table:table-cell table:style-name="ce3" office:value-type="string" calcext:value-type="string">
            <text:p>3cae8a606b497a8490ff3211506532c2</text:p>
          </table:table-cell>
          <table:table-cell office:value-type="string" calcext:value-type="string">
            <text:p>17ebf36b2a6bbfcfe27b39a43bc86568</text:p>
          </table:table-cell>
          <table:table-cell table:number-columns-repeated="5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2297" calcext:value-type="float">
            <text:p>2297</text:p>
          </table:table-cell>
          <table:table-cell table:style-name="ce3" office:value-type="string" calcext:value-type="string">
            <text:p>MS049101.Chipmentation_H3K4me1.391.1.pair2.fastq.gz</text:p>
          </table:table-cell>
          <table:table-cell table:style-name="ce3" office:value-type="string" calcext:value-type="string">
            <text:p>c250e15ce119d638fb10f920ffe0725f</text:p>
          </table:table-cell>
          <table:table-cell office:value-type="string" calcext:value-type="string">
            <text:p>4542b97eebecd74bc03ca4af7a4b1b19</text:p>
          </table:table-cell>
          <table:table-cell table:number-columns-repeated="5"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2298" calcext:value-type="float">
            <text:p>2298</text:p>
          </table:table-cell>
          <table:table-cell table:style-name="ce3" office:value-type="string" calcext:value-type="string">
            <text:p>MS049101.Chipmentation_H3K4me1.391.2.pair1.fastq.gz</text:p>
          </table:table-cell>
          <table:table-cell table:style-name="ce3" office:value-type="string" calcext:value-type="string">
            <text:p>ca5db619cb6fc6360713d6469c4bfb04</text:p>
          </table:table-cell>
          <table:table-cell office:value-type="string" calcext:value-type="string">
            <text:p>3ff694343ef2b68e266727403cec4167</text:p>
          </table:table-cell>
          <table:table-cell table:number-columns-repeated="5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2298" calcext:value-type="float">
            <text:p>2298</text:p>
          </table:table-cell>
          <table:table-cell table:style-name="ce3" office:value-type="string" calcext:value-type="string">
            <text:p>MS049101.Chipmentation_H3K4me1.391.2.pair2.fastq.gz</text:p>
          </table:table-cell>
          <table:table-cell table:style-name="ce3" office:value-type="string" calcext:value-type="string">
            <text:p>b99c9716340be7f2f359419878d904c0</text:p>
          </table:table-cell>
          <table:table-cell office:value-type="string" calcext:value-type="string">
            <text:p>9293edecc846931ffc36776f3045625c</text:p>
          </table:table-cell>
          <table:table-cell table:number-columns-repeated="5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2299" calcext:value-type="float">
            <text:p>2299</text:p>
          </table:table-cell>
          <table:table-cell table:style-name="ce3" office:value-type="string" calcext:value-type="string">
            <text:p>MS049101.Chipmentation_H3K4me3.391.1.pair1.fastq.gz</text:p>
          </table:table-cell>
          <table:table-cell table:style-name="ce3" office:value-type="string" calcext:value-type="string">
            <text:p>ef8110fa6a786ad452f322f5315f8c0c</text:p>
          </table:table-cell>
          <table:table-cell office:value-type="string" calcext:value-type="string">
            <text:p>12f263ddc113b23f92b21a41f54127a4</text:p>
          </table:table-cell>
          <table:table-cell table:number-columns-repeated="5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2299" calcext:value-type="float">
            <text:p>2299</text:p>
          </table:table-cell>
          <table:table-cell table:style-name="ce3" office:value-type="string" calcext:value-type="string">
            <text:p>MS049101.Chipmentation_H3K4me3.391.1.pair2.fastq.gz</text:p>
          </table:table-cell>
          <table:table-cell table:style-name="ce3" office:value-type="string" calcext:value-type="string">
            <text:p>255a62a9e3c5c2fcfabe8b2f1044e510</text:p>
          </table:table-cell>
          <table:table-cell office:value-type="string" calcext:value-type="string">
            <text:p>8405444490a81de9a338ea1b155426ae</text:p>
          </table:table-cell>
          <table:table-cell table:number-columns-repeated="5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2300" calcext:value-type="float">
            <text:p>2300</text:p>
          </table:table-cell>
          <table:table-cell table:style-name="ce3" office:value-type="string" calcext:value-type="string">
            <text:p>MS049101.Chipmentation_H3K4me3.391.2.pair1.fastq.gz</text:p>
          </table:table-cell>
          <table:table-cell table:style-name="ce3" office:value-type="string" calcext:value-type="string">
            <text:p>74d4d192117e3b1dc1ec402714a09c28</text:p>
          </table:table-cell>
          <table:table-cell office:value-type="string" calcext:value-type="string">
            <text:p>626f2abb7ca3f9c02c557f4ae9252466</text:p>
          </table:table-cell>
          <table:table-cell table:number-columns-repeated="5"/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2300" calcext:value-type="float">
            <text:p>2300</text:p>
          </table:table-cell>
          <table:table-cell table:style-name="ce3" office:value-type="string" calcext:value-type="string">
            <text:p>MS049101.Chipmentation_H3K4me3.391.2.pair2.fastq.gz</text:p>
          </table:table-cell>
          <table:table-cell table:style-name="ce3" office:value-type="string" calcext:value-type="string">
            <text:p>81600be7af921e4b0f68d51debc65378</text:p>
          </table:table-cell>
          <table:table-cell office:value-type="string" calcext:value-type="string">
            <text:p>49d4479c73a2c951d8332a47032f0a37</text:p>
          </table:table-cell>
          <table:table-cell table:number-columns-repeated="5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2301" calcext:value-type="float">
            <text:p>2301</text:p>
          </table:table-cell>
          <table:table-cell table:style-name="ce3" office:value-type="string" calcext:value-type="string">
            <text:p>MS049101.Chipmentation_H3K9me3.391.1.pair1.fastq.gz</text:p>
          </table:table-cell>
          <table:table-cell table:style-name="ce3" office:value-type="string" calcext:value-type="string">
            <text:p>e24f71c7cf4b3834ff02417957ba81de</text:p>
          </table:table-cell>
          <table:table-cell office:value-type="string" calcext:value-type="string">
            <text:p>a1b6962588aa9d436cafb10d6ef43900</text:p>
          </table:table-cell>
          <table:table-cell table:number-columns-repeated="5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2301" calcext:value-type="float">
            <text:p>2301</text:p>
          </table:table-cell>
          <table:table-cell table:style-name="ce3" office:value-type="string" calcext:value-type="string">
            <text:p>MS049101.Chipmentation_H3K9me3.391.1.pair2.fastq.gz</text:p>
          </table:table-cell>
          <table:table-cell table:style-name="ce3" office:value-type="string" calcext:value-type="string">
            <text:p>edf6da2a71a2351c451cab3e03528f2c</text:p>
          </table:table-cell>
          <table:table-cell office:value-type="string" calcext:value-type="string">
            <text:p>40fc881be175eb0ad88b84c9ff72e0c3</text:p>
          </table:table-cell>
          <table:table-cell table:number-columns-repeated="5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2302" calcext:value-type="float">
            <text:p>2302</text:p>
          </table:table-cell>
          <table:table-cell table:style-name="ce3" office:value-type="string" calcext:value-type="string">
            <text:p>MS049101.Chipmentation_H3K9me3.391.2.pair1.fastq.gz</text:p>
          </table:table-cell>
          <table:table-cell table:style-name="ce3" office:value-type="string" calcext:value-type="string">
            <text:p>f5fc495c1a83f70ab4a638d14a635f68</text:p>
          </table:table-cell>
          <table:table-cell office:value-type="string" calcext:value-type="string">
            <text:p>21b7c681e0b9c72c8db75bfaec5a9f0c</text:p>
          </table:table-cell>
          <table:table-cell table:number-columns-repeated="5"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2302" calcext:value-type="float">
            <text:p>2302</text:p>
          </table:table-cell>
          <table:table-cell table:style-name="ce3" office:value-type="string" calcext:value-type="string">
            <text:p>MS049101.Chipmentation_H3K9me3.391.2.pair2.fastq.gz</text:p>
          </table:table-cell>
          <table:table-cell table:style-name="ce3" office:value-type="string" calcext:value-type="string">
            <text:p>d61402addbc6d8453650f934fffa6b01</text:p>
          </table:table-cell>
          <table:table-cell office:value-type="string" calcext:value-type="string">
            <text:p>452c65c59c6f4f0ab20ed4da58abf100</text:p>
          </table:table-cell>
          <table:table-cell table:number-columns-repeated="5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2303" calcext:value-type="float">
            <text:p>2303</text:p>
          </table:table-cell>
          <table:table-cell table:style-name="ce3" office:value-type="string" calcext:value-type="string">
            <text:p>MS049101.RNASeq.301.2.pair1.fastq.gz</text:p>
          </table:table-cell>
          <table:table-cell table:style-name="ce3" office:value-type="string" calcext:value-type="string">
            <text:p>a04efa6c6f0ccf16f09b49902ee48428</text:p>
          </table:table-cell>
          <table:table-cell office:value-type="string" calcext:value-type="string">
            <text:p>d695302da30abd7d6596e40a1a977bb4</text:p>
          </table:table-cell>
          <table:table-cell table:number-columns-repeated="5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2303" calcext:value-type="float">
            <text:p>2303</text:p>
          </table:table-cell>
          <table:table-cell table:style-name="ce3" office:value-type="string" calcext:value-type="string">
            <text:p>MS049101.RNASeq.301.2.pair2.fastq.gz</text:p>
          </table:table-cell>
          <table:table-cell table:style-name="ce3" office:value-type="string" calcext:value-type="string">
            <text:p>e9ee97d1c16078db09aec3a6359f0070</text:p>
          </table:table-cell>
          <table:table-cell office:value-type="string" calcext:value-type="string">
            <text:p>dfce8b32015d1d2ba9b9e5c96fed15a3</text:p>
          </table:table-cell>
          <table:table-cell table:number-columns-repeated="5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2304" calcext:value-type="float">
            <text:p>2304</text:p>
          </table:table-cell>
          <table:table-cell table:style-name="ce3" office:value-type="string" calcext:value-type="string">
            <text:p>MS049101.BS.264.3.pair1.fastq.gz</text:p>
          </table:table-cell>
          <table:table-cell table:style-name="ce3" office:value-type="string" calcext:value-type="string">
            <text:p>e2cd3c0ab8ae4131a8b8cfed0ed278fd</text:p>
          </table:table-cell>
          <table:table-cell office:value-type="string" calcext:value-type="string">
            <text:p>c4ffe2d286cf0e3bd330c8d3e9920950</text:p>
          </table:table-cell>
          <table:table-cell table:number-columns-repeated="5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2304" calcext:value-type="float">
            <text:p>2304</text:p>
          </table:table-cell>
          <table:table-cell table:style-name="ce3" office:value-type="string" calcext:value-type="string">
            <text:p>MS049101.BS.264.3.pair2.fastq.gz</text:p>
          </table:table-cell>
          <table:table-cell table:style-name="ce3" office:value-type="string" calcext:value-type="string">
            <text:p>61168ea8593d41117e40edf64e5af235</text:p>
          </table:table-cell>
          <table:table-cell office:value-type="string" calcext:value-type="string">
            <text:p>87144f40e3b007ae62b7d1d6bf42b14d</text:p>
          </table:table-cell>
          <table:table-cell table:number-columns-repeated="5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2305" calcext:value-type="float">
            <text:p>2305</text:p>
          </table:table-cell>
          <table:table-cell table:style-name="ce3" office:value-type="string" calcext:value-type="string">
            <text:p>MS049102.Chipmentation_H3K27ac.391.1.pair1.fastq.gz</text:p>
          </table:table-cell>
          <table:table-cell table:style-name="ce3" office:value-type="string" calcext:value-type="string">
            <text:p>759a1e6e01e1760f8473107dac8d34e1</text:p>
          </table:table-cell>
          <table:table-cell office:value-type="string" calcext:value-type="string">
            <text:p>976a9b35a9fa7ddfa9f030ed492fd643</text:p>
          </table:table-cell>
          <table:table-cell table:number-columns-repeated="5"/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2305" calcext:value-type="float">
            <text:p>2305</text:p>
          </table:table-cell>
          <table:table-cell table:style-name="ce3" office:value-type="string" calcext:value-type="string">
            <text:p>MS049102.Chipmentation_H3K27ac.391.1.pair2.fastq.gz</text:p>
          </table:table-cell>
          <table:table-cell table:style-name="ce3" office:value-type="string" calcext:value-type="string">
            <text:p>920d7aff97b5a8e6b438e29c390c7044</text:p>
          </table:table-cell>
          <table:table-cell office:value-type="string" calcext:value-type="string">
            <text:p>1db65dd9dd343e938c8ca201afb4291a</text:p>
          </table:table-cell>
          <table:table-cell table:number-columns-repeated="5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2306" calcext:value-type="float">
            <text:p>2306</text:p>
          </table:table-cell>
          <table:table-cell table:style-name="ce3" office:value-type="string" calcext:value-type="string">
            <text:p>MS049102.Chipmentation_H3K27ac.391.2.pair1.fastq.gz</text:p>
          </table:table-cell>
          <table:table-cell table:style-name="ce3" office:value-type="string" calcext:value-type="string">
            <text:p>4dcee51b92c8ab18f95d6b3f0af35d0d</text:p>
          </table:table-cell>
          <table:table-cell office:value-type="string" calcext:value-type="string">
            <text:p>0ecfedd7c2d99173e8cc8b9206b819f4</text:p>
          </table:table-cell>
          <table:table-cell table:number-columns-repeated="5"/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2306" calcext:value-type="float">
            <text:p>2306</text:p>
          </table:table-cell>
          <table:table-cell table:style-name="ce3" office:value-type="string" calcext:value-type="string">
            <text:p>MS049102.Chipmentation_H3K27ac.391.2.pair2.fastq.gz</text:p>
          </table:table-cell>
          <table:table-cell table:style-name="ce3" office:value-type="string" calcext:value-type="string">
            <text:p>dccf083439a529c601771587781c388e</text:p>
          </table:table-cell>
          <table:table-cell office:value-type="string" calcext:value-type="string">
            <text:p>4d06f832b7c595f379c60b4e01c5edf0</text:p>
          </table:table-cell>
          <table:table-cell table:number-columns-repeated="5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2307" calcext:value-type="float">
            <text:p>2307</text:p>
          </table:table-cell>
          <table:table-cell table:style-name="ce3" office:value-type="string" calcext:value-type="string">
            <text:p>MS049102.Chipmentation_H3K27me3.391.1.pair1.fastq.gz</text:p>
          </table:table-cell>
          <table:table-cell table:style-name="ce3" office:value-type="string" calcext:value-type="string">
            <text:p>3516c0cedba3182ab817a8348da53c0f</text:p>
          </table:table-cell>
          <table:table-cell office:value-type="string" calcext:value-type="string">
            <text:p>43ef5b7b3a03bcb56b06aab26500dc63</text:p>
          </table:table-cell>
          <table:table-cell table:number-columns-repeated="5"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2307" calcext:value-type="float">
            <text:p>2307</text:p>
          </table:table-cell>
          <table:table-cell table:style-name="ce3" office:value-type="string" calcext:value-type="string">
            <text:p>MS049102.Chipmentation_H3K27me3.391.1.pair2.fastq.gz</text:p>
          </table:table-cell>
          <table:table-cell table:style-name="ce3" office:value-type="string" calcext:value-type="string">
            <text:p>4efdb7a6ca525cc3480932cf3319b7ad</text:p>
          </table:table-cell>
          <table:table-cell office:value-type="string" calcext:value-type="string">
            <text:p>098cb182e06392fa42a29b6b31e8d6bc</text:p>
          </table:table-cell>
          <table:table-cell table:number-columns-repeated="5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2308" calcext:value-type="float">
            <text:p>2308</text:p>
          </table:table-cell>
          <table:table-cell table:style-name="ce3" office:value-type="string" calcext:value-type="string">
            <text:p>MS049102.Chipmentation_H3K27me3.391.2.pair1.fastq.gz</text:p>
          </table:table-cell>
          <table:table-cell table:style-name="ce3" office:value-type="string" calcext:value-type="string">
            <text:p>ab0e23624aefb74be51ee337b529ebbe</text:p>
          </table:table-cell>
          <table:table-cell office:value-type="string" calcext:value-type="string">
            <text:p>d875d6a7e6ac72aab624a983aade4ebe</text:p>
          </table:table-cell>
          <table:table-cell table:number-columns-repeated="5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2308" calcext:value-type="float">
            <text:p>2308</text:p>
          </table:table-cell>
          <table:table-cell table:style-name="ce3" office:value-type="string" calcext:value-type="string">
            <text:p>MS049102.Chipmentation_H3K27me3.391.2.pair2.fastq.gz</text:p>
          </table:table-cell>
          <table:table-cell table:style-name="ce3" office:value-type="string" calcext:value-type="string">
            <text:p>476e882ce841b2167de7724004051859</text:p>
          </table:table-cell>
          <table:table-cell office:value-type="string" calcext:value-type="string">
            <text:p>b4748dce66d97a03455306edfe9e1f36</text:p>
          </table:table-cell>
          <table:table-cell table:number-columns-repeated="5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2309" calcext:value-type="float">
            <text:p>2309</text:p>
          </table:table-cell>
          <table:table-cell table:style-name="ce3" office:value-type="string" calcext:value-type="string">
            <text:p>MS049102.Chipmentation_H3K36me3.391.1.pair1.fastq.gz</text:p>
          </table:table-cell>
          <table:table-cell table:style-name="ce3" office:value-type="string" calcext:value-type="string">
            <text:p>408920f9038e3359bf447cdd5ea4ae9b</text:p>
          </table:table-cell>
          <table:table-cell office:value-type="string" calcext:value-type="string">
            <text:p>b1e7ce7e924af310b53badabd815c556</text:p>
          </table:table-cell>
          <table:table-cell table:number-columns-repeated="5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2309" calcext:value-type="float">
            <text:p>2309</text:p>
          </table:table-cell>
          <table:table-cell table:style-name="ce3" office:value-type="string" calcext:value-type="string">
            <text:p>MS049102.Chipmentation_H3K36me3.391.1.pair2.fastq.gz</text:p>
          </table:table-cell>
          <table:table-cell table:style-name="ce3" office:value-type="string" calcext:value-type="string">
            <text:p>fd96f522df5352094fc89822dcc8ed9e</text:p>
          </table:table-cell>
          <table:table-cell office:value-type="string" calcext:value-type="string">
            <text:p>26d812279db24098d333b654c0280d45</text:p>
          </table:table-cell>
          <table:table-cell table:number-columns-repeated="5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2310" calcext:value-type="float">
            <text:p>2310</text:p>
          </table:table-cell>
          <table:table-cell table:style-name="ce3" office:value-type="string" calcext:value-type="string">
            <text:p>MS049102.Chipmentation_H3K36me3.391.2.pair1.fastq.gz</text:p>
          </table:table-cell>
          <table:table-cell table:style-name="ce3" office:value-type="string" calcext:value-type="string">
            <text:p>8c276c8b3bc33f106345f0509c73e78d</text:p>
          </table:table-cell>
          <table:table-cell office:value-type="string" calcext:value-type="string">
            <text:p>0cebfd875aff643010db3af66cfb98fa</text:p>
          </table:table-cell>
          <table:table-cell table:number-columns-repeated="5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2310" calcext:value-type="float">
            <text:p>2310</text:p>
          </table:table-cell>
          <table:table-cell table:style-name="ce3" office:value-type="string" calcext:value-type="string">
            <text:p>MS049102.Chipmentation_H3K36me3.391.2.pair2.fastq.gz</text:p>
          </table:table-cell>
          <table:table-cell table:style-name="ce3" office:value-type="string" calcext:value-type="string">
            <text:p>2b2bbc4a53297e2c2be09cc7e84ff486</text:p>
          </table:table-cell>
          <table:table-cell office:value-type="string" calcext:value-type="string">
            <text:p>989821c9e90a6191c17e565555372c0d</text:p>
          </table:table-cell>
          <table:table-cell table:number-columns-repeated="5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2311" calcext:value-type="float">
            <text:p>2311</text:p>
          </table:table-cell>
          <table:table-cell table:style-name="ce3" office:value-type="string" calcext:value-type="string">
            <text:p>MS049102.Chipmentation_H3K4me1.391.1.pair1.fastq.gz</text:p>
          </table:table-cell>
          <table:table-cell table:style-name="ce3" office:value-type="string" calcext:value-type="string">
            <text:p>54e72a7d5481a728dc6d36c9de338eb6</text:p>
          </table:table-cell>
          <table:table-cell office:value-type="string" calcext:value-type="string">
            <text:p>fd29fb6600cb71056ed2a2c4ca0e3197</text:p>
          </table:table-cell>
          <table:table-cell table:number-columns-repeated="5"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2311" calcext:value-type="float">
            <text:p>2311</text:p>
          </table:table-cell>
          <table:table-cell table:style-name="ce3" office:value-type="string" calcext:value-type="string">
            <text:p>MS049102.Chipmentation_H3K4me1.391.1.pair2.fastq.gz</text:p>
          </table:table-cell>
          <table:table-cell table:style-name="ce3" office:value-type="string" calcext:value-type="string">
            <text:p>0679458392ecd56b010f52b4c4dacd51</text:p>
          </table:table-cell>
          <table:table-cell office:value-type="string" calcext:value-type="string">
            <text:p>d968e35b8defc9e0de2666e77d142c22</text:p>
          </table:table-cell>
          <table:table-cell table:number-columns-repeated="5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2312" calcext:value-type="float">
            <text:p>2312</text:p>
          </table:table-cell>
          <table:table-cell table:style-name="ce3" office:value-type="string" calcext:value-type="string">
            <text:p>MS049102.Chipmentation_H3K4me1.391.2.pair1.fastq.gz</text:p>
          </table:table-cell>
          <table:table-cell table:style-name="ce3" office:value-type="string" calcext:value-type="string">
            <text:p>ad49b5087e71d6445e4996c4b5307c47</text:p>
          </table:table-cell>
          <table:table-cell office:value-type="string" calcext:value-type="string">
            <text:p>c29d7bc10222fa940f7c50d754ef9b38</text:p>
          </table:table-cell>
          <table:table-cell table:number-columns-repeated="5"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2312" calcext:value-type="float">
            <text:p>2312</text:p>
          </table:table-cell>
          <table:table-cell table:style-name="ce3" office:value-type="string" calcext:value-type="string">
            <text:p>MS049102.Chipmentation_H3K4me1.391.2.pair2.fastq.gz</text:p>
          </table:table-cell>
          <table:table-cell table:style-name="ce3" office:value-type="string" calcext:value-type="string">
            <text:p>eeeeadce0a4a87ca94216d412d293df6</text:p>
          </table:table-cell>
          <table:table-cell office:value-type="string" calcext:value-type="string">
            <text:p>33a4fbf320b361980fbb4c8b43685b55</text:p>
          </table:table-cell>
          <table:table-cell table:number-columns-repeated="5"/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2313" calcext:value-type="float">
            <text:p>2313</text:p>
          </table:table-cell>
          <table:table-cell table:style-name="ce3" office:value-type="string" calcext:value-type="string">
            <text:p>MS049102.Chipmentation_H3K4me3.391.1.pair1.fastq.gz</text:p>
          </table:table-cell>
          <table:table-cell table:style-name="ce3" office:value-type="string" calcext:value-type="string">
            <text:p>4dd47ee37429e6cc0e2071381a276da6</text:p>
          </table:table-cell>
          <table:table-cell office:value-type="string" calcext:value-type="string">
            <text:p>ee45782303bd5fa44fd76ad589329452</text:p>
          </table:table-cell>
          <table:table-cell table:number-columns-repeated="5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2313" calcext:value-type="float">
            <text:p>2313</text:p>
          </table:table-cell>
          <table:table-cell table:style-name="ce3" office:value-type="string" calcext:value-type="string">
            <text:p>MS049102.Chipmentation_H3K4me3.391.1.pair2.fastq.gz</text:p>
          </table:table-cell>
          <table:table-cell table:style-name="ce3" office:value-type="string" calcext:value-type="string">
            <text:p>1dd633905def0b8b443cb639503b4682</text:p>
          </table:table-cell>
          <table:table-cell office:value-type="string" calcext:value-type="string">
            <text:p>e675dd929456918614d13af8c7d48835</text:p>
          </table:table-cell>
          <table:table-cell table:number-columns-repeated="5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2314" calcext:value-type="float">
            <text:p>2314</text:p>
          </table:table-cell>
          <table:table-cell table:style-name="ce3" office:value-type="string" calcext:value-type="string">
            <text:p>MS049102.Chipmentation_H3K4me3.391.2.pair1.fastq.gz</text:p>
          </table:table-cell>
          <table:table-cell table:style-name="ce3" office:value-type="string" calcext:value-type="string">
            <text:p>c7660db20860040f1be6783d9e081e79</text:p>
          </table:table-cell>
          <table:table-cell office:value-type="string" calcext:value-type="string">
            <text:p>8dee7558114715031a88db0222480d90</text:p>
          </table:table-cell>
          <table:table-cell table:number-columns-repeated="5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2314" calcext:value-type="float">
            <text:p>2314</text:p>
          </table:table-cell>
          <table:table-cell table:style-name="ce3" office:value-type="string" calcext:value-type="string">
            <text:p>MS049102.Chipmentation_H3K4me3.391.2.pair2.fastq.gz</text:p>
          </table:table-cell>
          <table:table-cell table:style-name="ce3" office:value-type="string" calcext:value-type="string">
            <text:p>d1d2116c1aa91bc512dab4073a49b9b5</text:p>
          </table:table-cell>
          <table:table-cell office:value-type="string" calcext:value-type="string">
            <text:p>ac35095d568fefe5b53ec732e3ea80c4</text:p>
          </table:table-cell>
          <table:table-cell table:number-columns-repeated="5"/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2315" calcext:value-type="float">
            <text:p>2315</text:p>
          </table:table-cell>
          <table:table-cell table:style-name="ce3" office:value-type="string" calcext:value-type="string">
            <text:p>MS049102.Chipmentation_H3K9me3.391.1.pair1.fastq.gz</text:p>
          </table:table-cell>
          <table:table-cell table:style-name="ce3" office:value-type="string" calcext:value-type="string">
            <text:p>8505e31839b3ab97acf73d5c3b9cb49a</text:p>
          </table:table-cell>
          <table:table-cell office:value-type="string" calcext:value-type="string">
            <text:p>2dcf35284de9ecbe08bba3855c58eb9e</text:p>
          </table:table-cell>
          <table:table-cell table:number-columns-repeated="5"/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2315" calcext:value-type="float">
            <text:p>2315</text:p>
          </table:table-cell>
          <table:table-cell table:style-name="ce3" office:value-type="string" calcext:value-type="string">
            <text:p>MS049102.Chipmentation_H3K9me3.391.1.pair2.fastq.gz</text:p>
          </table:table-cell>
          <table:table-cell table:style-name="ce3" office:value-type="string" calcext:value-type="string">
            <text:p>12a2fd234da3039ff2e31a16a3cdf3b1</text:p>
          </table:table-cell>
          <table:table-cell office:value-type="string" calcext:value-type="string">
            <text:p>92073c05b63e120d480bfafe4f3399a0</text:p>
          </table:table-cell>
          <table:table-cell table:number-columns-repeated="5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2316" calcext:value-type="float">
            <text:p>2316</text:p>
          </table:table-cell>
          <table:table-cell table:style-name="ce3" office:value-type="string" calcext:value-type="string">
            <text:p>MS049102.Chipmentation_H3K9me3.391.2.pair1.fastq.gz</text:p>
          </table:table-cell>
          <table:table-cell table:style-name="ce3" office:value-type="string" calcext:value-type="string">
            <text:p>893e8db6975fb8ed47ac0f508490b489</text:p>
          </table:table-cell>
          <table:table-cell office:value-type="string" calcext:value-type="string">
            <text:p>ef5f8c44d30f3075875c5b329ab8098e</text:p>
          </table:table-cell>
          <table:table-cell table:number-columns-repeated="5"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2316" calcext:value-type="float">
            <text:p>2316</text:p>
          </table:table-cell>
          <table:table-cell table:style-name="ce3" office:value-type="string" calcext:value-type="string">
            <text:p>MS049102.Chipmentation_H3K9me3.391.2.pair2.fastq.gz</text:p>
          </table:table-cell>
          <table:table-cell table:style-name="ce3" office:value-type="string" calcext:value-type="string">
            <text:p>fe67301e97a0ec5ad3864e5f3a2c4597</text:p>
          </table:table-cell>
          <table:table-cell office:value-type="string" calcext:value-type="string">
            <text:p>0fa543f11a4926c7524b2fbc96449020</text:p>
          </table:table-cell>
          <table:table-cell table:number-columns-repeated="5"/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2317" calcext:value-type="float">
            <text:p>2317</text:p>
          </table:table-cell>
          <table:table-cell table:style-name="ce3" office:value-type="string" calcext:value-type="string">
            <text:p>MS049102.RNASeq.301.2.pair1.fastq.gz</text:p>
          </table:table-cell>
          <table:table-cell table:style-name="ce3" office:value-type="string" calcext:value-type="string">
            <text:p>056ada3dc249e3db7818806c92001aca</text:p>
          </table:table-cell>
          <table:table-cell office:value-type="string" calcext:value-type="string">
            <text:p>e605cf6df717788be792bd964aba1053</text:p>
          </table:table-cell>
          <table:table-cell table:number-columns-repeated="5"/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2317" calcext:value-type="float">
            <text:p>2317</text:p>
          </table:table-cell>
          <table:table-cell table:style-name="ce3" office:value-type="string" calcext:value-type="string">
            <text:p>MS049102.RNASeq.301.2.pair2.fastq.gz</text:p>
          </table:table-cell>
          <table:table-cell table:style-name="ce3" office:value-type="string" calcext:value-type="string">
            <text:p>957608152ea5f2d9749eb96e21667031</text:p>
          </table:table-cell>
          <table:table-cell office:value-type="string" calcext:value-type="string">
            <text:p>e58c8ec82f7ad72d6b62fc56dbe5c828</text:p>
          </table:table-cell>
          <table:table-cell table:number-columns-repeated="5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2318" calcext:value-type="float">
            <text:p>2318</text:p>
          </table:table-cell>
          <table:table-cell table:style-name="ce3" office:value-type="string" calcext:value-type="string">
            <text:p>MS049102.BS.264.1.pair1.fastq.gz</text:p>
          </table:table-cell>
          <table:table-cell table:style-name="ce3" office:value-type="string" calcext:value-type="string">
            <text:p>1226a6502ccf27b28c130e39542e49ba</text:p>
          </table:table-cell>
          <table:table-cell office:value-type="string" calcext:value-type="string">
            <text:p>5e35f4df59bf524615b16a499aa5093e</text:p>
          </table:table-cell>
          <table:table-cell table:number-columns-repeated="5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2318" calcext:value-type="float">
            <text:p>2318</text:p>
          </table:table-cell>
          <table:table-cell table:style-name="ce3" office:value-type="string" calcext:value-type="string">
            <text:p>MS049102.BS.264.1.pair2.fastq.gz</text:p>
          </table:table-cell>
          <table:table-cell table:style-name="ce3" office:value-type="string" calcext:value-type="string">
            <text:p>41d8c19f15c81c7e2c0851c15cdaa9bb</text:p>
          </table:table-cell>
          <table:table-cell office:value-type="string" calcext:value-type="string">
            <text:p>67e49ce116ce01a52290d2e45d479c48</text:p>
          </table:table-cell>
          <table:table-cell table:number-columns-repeated="5"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2319" calcext:value-type="float">
            <text:p>2319</text:p>
          </table:table-cell>
          <table:table-cell table:style-name="ce3" office:value-type="string" calcext:value-type="string">
            <text:p>MS049103.Chipmentation_H3K27ac.391.1.pair1.fastq.gz</text:p>
          </table:table-cell>
          <table:table-cell table:style-name="ce3" office:value-type="string" calcext:value-type="string">
            <text:p>6a4793b3437f9db0dc0ebd0e9563ee51</text:p>
          </table:table-cell>
          <table:table-cell office:value-type="string" calcext:value-type="string">
            <text:p>0c75463f985fec622a7ff3e7da675109</text:p>
          </table:table-cell>
          <table:table-cell table:number-columns-repeated="5"/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2319" calcext:value-type="float">
            <text:p>2319</text:p>
          </table:table-cell>
          <table:table-cell table:style-name="ce3" office:value-type="string" calcext:value-type="string">
            <text:p>MS049103.Chipmentation_H3K27ac.391.1.pair2.fastq.gz</text:p>
          </table:table-cell>
          <table:table-cell table:style-name="ce3" office:value-type="string" calcext:value-type="string">
            <text:p>e3b8c3a10b71f7ac10fd4dc82f6579e3</text:p>
          </table:table-cell>
          <table:table-cell office:value-type="string" calcext:value-type="string">
            <text:p>3ff996205ccf3e4baec203013357db56</text:p>
          </table:table-cell>
          <table:table-cell table:number-columns-repeated="5"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2320" calcext:value-type="float">
            <text:p>2320</text:p>
          </table:table-cell>
          <table:table-cell table:style-name="ce3" office:value-type="string" calcext:value-type="string">
            <text:p>MS049103.Chipmentation_H3K27ac.391.2.pair1.fastq.gz</text:p>
          </table:table-cell>
          <table:table-cell table:style-name="ce3" office:value-type="string" calcext:value-type="string">
            <text:p>2196396719b23eb3af2c559d17886161</text:p>
          </table:table-cell>
          <table:table-cell office:value-type="string" calcext:value-type="string">
            <text:p>946f274ac2dccffa5d0f38ec3e089ca6</text:p>
          </table:table-cell>
          <table:table-cell table:number-columns-repeated="5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2320" calcext:value-type="float">
            <text:p>2320</text:p>
          </table:table-cell>
          <table:table-cell table:style-name="ce3" office:value-type="string" calcext:value-type="string">
            <text:p>MS049103.Chipmentation_H3K27ac.391.2.pair2.fastq.gz</text:p>
          </table:table-cell>
          <table:table-cell table:style-name="ce3" office:value-type="string" calcext:value-type="string">
            <text:p>a93ad87052427ffbe51763b734a6710f</text:p>
          </table:table-cell>
          <table:table-cell office:value-type="string" calcext:value-type="string">
            <text:p>7afa748eb9efe2909c11b4085b13b3da</text:p>
          </table:table-cell>
          <table:table-cell table:number-columns-repeated="5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2321" calcext:value-type="float">
            <text:p>2321</text:p>
          </table:table-cell>
          <table:table-cell table:style-name="ce3" office:value-type="string" calcext:value-type="string">
            <text:p>MS049103.Chipmentation_H3K27me3.391.1.pair1.fastq.gz</text:p>
          </table:table-cell>
          <table:table-cell table:style-name="ce3" office:value-type="string" calcext:value-type="string">
            <text:p>e5c42e36e3c01ee83d89bebdd19d7123</text:p>
          </table:table-cell>
          <table:table-cell office:value-type="string" calcext:value-type="string">
            <text:p>29ce238a1af2d361705133d8d62594b6</text:p>
          </table:table-cell>
          <table:table-cell table:number-columns-repeated="5"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2321" calcext:value-type="float">
            <text:p>2321</text:p>
          </table:table-cell>
          <table:table-cell table:style-name="ce3" office:value-type="string" calcext:value-type="string">
            <text:p>MS049103.Chipmentation_H3K27me3.391.1.pair2.fastq.gz</text:p>
          </table:table-cell>
          <table:table-cell table:style-name="ce3" office:value-type="string" calcext:value-type="string">
            <text:p>11e601e7df2b579f39496082df2d67fc</text:p>
          </table:table-cell>
          <table:table-cell office:value-type="string" calcext:value-type="string">
            <text:p>c7d7993fb7339b61eb52a2fec8e73e07</text:p>
          </table:table-cell>
          <table:table-cell table:number-columns-repeated="5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2322" calcext:value-type="float">
            <text:p>2322</text:p>
          </table:table-cell>
          <table:table-cell table:style-name="ce3" office:value-type="string" calcext:value-type="string">
            <text:p>MS049103.Chipmentation_H3K27me3.391.2.pair1.fastq.gz</text:p>
          </table:table-cell>
          <table:table-cell table:style-name="ce3" office:value-type="string" calcext:value-type="string">
            <text:p>28f41f8f6015b1b7a8f4b539c2ebcf72</text:p>
          </table:table-cell>
          <table:table-cell office:value-type="string" calcext:value-type="string">
            <text:p>0bbe932c86ed1a0013edf045e2ee1f81</text:p>
          </table:table-cell>
          <table:table-cell table:number-columns-repeated="5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2322" calcext:value-type="float">
            <text:p>2322</text:p>
          </table:table-cell>
          <table:table-cell table:style-name="ce3" office:value-type="string" calcext:value-type="string">
            <text:p>MS049103.Chipmentation_H3K27me3.391.2.pair2.fastq.gz</text:p>
          </table:table-cell>
          <table:table-cell table:style-name="ce3" office:value-type="string" calcext:value-type="string">
            <text:p>5c5d36d6b456fab9d39a5c42637158e4</text:p>
          </table:table-cell>
          <table:table-cell office:value-type="string" calcext:value-type="string">
            <text:p>b688298b03152218b7714d28226c980a</text:p>
          </table:table-cell>
          <table:table-cell table:number-columns-repeated="5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2323" calcext:value-type="float">
            <text:p>2323</text:p>
          </table:table-cell>
          <table:table-cell table:style-name="ce3" office:value-type="string" calcext:value-type="string">
            <text:p>MS049103.Chipmentation_H3K36me3.391.1.pair1.fastq.gz</text:p>
          </table:table-cell>
          <table:table-cell table:style-name="ce3" office:value-type="string" calcext:value-type="string">
            <text:p>3ecac6e53f0b56acdf305e64384b68c3</text:p>
          </table:table-cell>
          <table:table-cell office:value-type="string" calcext:value-type="string">
            <text:p>2af04d098739f89cfeec960b1c3e39ff</text:p>
          </table:table-cell>
          <table:table-cell table:number-columns-repeated="5"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2323" calcext:value-type="float">
            <text:p>2323</text:p>
          </table:table-cell>
          <table:table-cell table:style-name="ce3" office:value-type="string" calcext:value-type="string">
            <text:p>MS049103.Chipmentation_H3K36me3.391.1.pair2.fastq.gz</text:p>
          </table:table-cell>
          <table:table-cell table:style-name="ce3" office:value-type="string" calcext:value-type="string">
            <text:p>0a80f9870828a42e7d0189a23640eb55</text:p>
          </table:table-cell>
          <table:table-cell office:value-type="string" calcext:value-type="string">
            <text:p>e291089b23f5fe1758f8ce280628d649</text:p>
          </table:table-cell>
          <table:table-cell table:number-columns-repeated="5"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2324" calcext:value-type="float">
            <text:p>2324</text:p>
          </table:table-cell>
          <table:table-cell table:style-name="ce3" office:value-type="string" calcext:value-type="string">
            <text:p>MS049103.Chipmentation_H3K36me3.391.2.pair1.fastq.gz</text:p>
          </table:table-cell>
          <table:table-cell table:style-name="ce3" office:value-type="string" calcext:value-type="string">
            <text:p>12ab8c250a92ffc50f8de44d9f4ef2aa</text:p>
          </table:table-cell>
          <table:table-cell office:value-type="string" calcext:value-type="string">
            <text:p>7c9523a634aa98c42e23b01ce2525e1c</text:p>
          </table:table-cell>
          <table:table-cell table:number-columns-repeated="5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2324" calcext:value-type="float">
            <text:p>2324</text:p>
          </table:table-cell>
          <table:table-cell table:style-name="ce3" office:value-type="string" calcext:value-type="string">
            <text:p>MS049103.Chipmentation_H3K36me3.391.2.pair2.fastq.gz</text:p>
          </table:table-cell>
          <table:table-cell table:style-name="ce3" office:value-type="string" calcext:value-type="string">
            <text:p>64e2c028cef81c5e6c05d458b272705f</text:p>
          </table:table-cell>
          <table:table-cell office:value-type="string" calcext:value-type="string">
            <text:p>bf8923f74955e741b9ecac2533254731</text:p>
          </table:table-cell>
          <table:table-cell table:number-columns-repeated="5"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2325" calcext:value-type="float">
            <text:p>2325</text:p>
          </table:table-cell>
          <table:table-cell table:style-name="ce3" office:value-type="string" calcext:value-type="string">
            <text:p>MS049103.Chipmentation_H3K4me1.391.1.pair1.fastq.gz</text:p>
          </table:table-cell>
          <table:table-cell table:style-name="ce3" office:value-type="string" calcext:value-type="string">
            <text:p>a4cfeccfa18991708c335dd26635f927</text:p>
          </table:table-cell>
          <table:table-cell office:value-type="string" calcext:value-type="string">
            <text:p>d0d7345795ef9693f3ac76b2cce86b78</text:p>
          </table:table-cell>
          <table:table-cell table:number-columns-repeated="5"/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2325" calcext:value-type="float">
            <text:p>2325</text:p>
          </table:table-cell>
          <table:table-cell table:style-name="ce3" office:value-type="string" calcext:value-type="string">
            <text:p>MS049103.Chipmentation_H3K4me1.391.1.pair2.fastq.gz</text:p>
          </table:table-cell>
          <table:table-cell table:style-name="ce3" office:value-type="string" calcext:value-type="string">
            <text:p>87076eb0dbf72d096d4ac588f6972b9e</text:p>
          </table:table-cell>
          <table:table-cell office:value-type="string" calcext:value-type="string">
            <text:p>e7bffabbc9be17709c411661cd34a68d</text:p>
          </table:table-cell>
          <table:table-cell table:number-columns-repeated="5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2326" calcext:value-type="float">
            <text:p>2326</text:p>
          </table:table-cell>
          <table:table-cell table:style-name="ce3" office:value-type="string" calcext:value-type="string">
            <text:p>MS049103.Chipmentation_H3K4me1.391.2.pair1.fastq.gz</text:p>
          </table:table-cell>
          <table:table-cell table:style-name="ce3" office:value-type="string" calcext:value-type="string">
            <text:p>542e5eed6ef4cede5b992943a4855431</text:p>
          </table:table-cell>
          <table:table-cell office:value-type="string" calcext:value-type="string">
            <text:p>c50bb364e2591e8980d7cc57f589f94e</text:p>
          </table:table-cell>
          <table:table-cell table:number-columns-repeated="5"/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2326" calcext:value-type="float">
            <text:p>2326</text:p>
          </table:table-cell>
          <table:table-cell table:style-name="ce3" office:value-type="string" calcext:value-type="string">
            <text:p>MS049103.Chipmentation_H3K4me1.391.2.pair2.fastq.gz</text:p>
          </table:table-cell>
          <table:table-cell table:style-name="ce3" office:value-type="string" calcext:value-type="string">
            <text:p>20a17087eff72489406d12de5193a508</text:p>
          </table:table-cell>
          <table:table-cell office:value-type="string" calcext:value-type="string">
            <text:p>0b118925fd109afebde9c534a0a223ed</text:p>
          </table:table-cell>
          <table:table-cell table:number-columns-repeated="5"/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2327" calcext:value-type="float">
            <text:p>2327</text:p>
          </table:table-cell>
          <table:table-cell table:style-name="ce3" office:value-type="string" calcext:value-type="string">
            <text:p>MS049103.Chipmentation_H3K4me3.391.1.pair1.fastq.gz</text:p>
          </table:table-cell>
          <table:table-cell table:style-name="ce3" office:value-type="string" calcext:value-type="string">
            <text:p>3de06d9a23473e8048d7ce1de48068d8</text:p>
          </table:table-cell>
          <table:table-cell office:value-type="string" calcext:value-type="string">
            <text:p>7e2afb5ede974af5443a27b21b7a388e</text:p>
          </table:table-cell>
          <table:table-cell table:number-columns-repeated="5"/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2327" calcext:value-type="float">
            <text:p>2327</text:p>
          </table:table-cell>
          <table:table-cell table:style-name="ce3" office:value-type="string" calcext:value-type="string">
            <text:p>MS049103.Chipmentation_H3K4me3.391.1.pair2.fastq.gz</text:p>
          </table:table-cell>
          <table:table-cell table:style-name="ce3" office:value-type="string" calcext:value-type="string">
            <text:p>d4efe6f319a2d4f001ad4c0c9117f9f9</text:p>
          </table:table-cell>
          <table:table-cell office:value-type="string" calcext:value-type="string">
            <text:p>a7f97274f256983436de9184a2810eab</text:p>
          </table:table-cell>
          <table:table-cell table:number-columns-repeated="5"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2328" calcext:value-type="float">
            <text:p>2328</text:p>
          </table:table-cell>
          <table:table-cell table:style-name="ce3" office:value-type="string" calcext:value-type="string">
            <text:p>MS049103.Chipmentation_H3K4me3.391.2.pair1.fastq.gz</text:p>
          </table:table-cell>
          <table:table-cell table:style-name="ce3" office:value-type="string" calcext:value-type="string">
            <text:p>cd100124e12263d3db25b4c86dcf02e1</text:p>
          </table:table-cell>
          <table:table-cell office:value-type="string" calcext:value-type="string">
            <text:p>ec4f0f6361f23a26a3e5581351f12672</text:p>
          </table:table-cell>
          <table:table-cell table:number-columns-repeated="5"/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2328" calcext:value-type="float">
            <text:p>2328</text:p>
          </table:table-cell>
          <table:table-cell table:style-name="ce3" office:value-type="string" calcext:value-type="string">
            <text:p>MS049103.Chipmentation_H3K4me3.391.2.pair2.fastq.gz</text:p>
          </table:table-cell>
          <table:table-cell table:style-name="ce3" office:value-type="string" calcext:value-type="string">
            <text:p>7aba0d99f4323846f7a4e29ceaf72751</text:p>
          </table:table-cell>
          <table:table-cell office:value-type="string" calcext:value-type="string">
            <text:p>2e967ef1bca18e5b54e106eea8257240</text:p>
          </table:table-cell>
          <table:table-cell table:number-columns-repeated="5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2329" calcext:value-type="float">
            <text:p>2329</text:p>
          </table:table-cell>
          <table:table-cell table:style-name="ce3" office:value-type="string" calcext:value-type="string">
            <text:p>MS049103.Chipmentation_H3K9me3.391.1.pair1.fastq.gz</text:p>
          </table:table-cell>
          <table:table-cell table:style-name="ce3" office:value-type="string" calcext:value-type="string">
            <text:p>7d89e66f920d10127acdd1bafbecf64f</text:p>
          </table:table-cell>
          <table:table-cell office:value-type="string" calcext:value-type="string">
            <text:p>11e1fe76cd6aabc2c6b040fb874e8d8c</text:p>
          </table:table-cell>
          <table:table-cell table:number-columns-repeated="5"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2329" calcext:value-type="float">
            <text:p>2329</text:p>
          </table:table-cell>
          <table:table-cell table:style-name="ce3" office:value-type="string" calcext:value-type="string">
            <text:p>MS049103.Chipmentation_H3K9me3.391.1.pair2.fastq.gz</text:p>
          </table:table-cell>
          <table:table-cell table:style-name="ce3" office:value-type="string" calcext:value-type="string">
            <text:p>65a109dd63d69eb7ad4754281d61d102</text:p>
          </table:table-cell>
          <table:table-cell office:value-type="string" calcext:value-type="string">
            <text:p>d255568a141471cfa510e6f427da0540</text:p>
          </table:table-cell>
          <table:table-cell table:number-columns-repeated="5"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2330" calcext:value-type="float">
            <text:p>2330</text:p>
          </table:table-cell>
          <table:table-cell table:style-name="ce3" office:value-type="string" calcext:value-type="string">
            <text:p>MS049103.Chipmentation_H3K9me3.391.2.pair1.fastq.gz</text:p>
          </table:table-cell>
          <table:table-cell table:style-name="ce3" office:value-type="string" calcext:value-type="string">
            <text:p>7caa66cf8be5dd8d84ee66b5d1dcbb5a</text:p>
          </table:table-cell>
          <table:table-cell office:value-type="string" calcext:value-type="string">
            <text:p>e35d01f9de53fc18c62a47e3e97c2915</text:p>
          </table:table-cell>
          <table:table-cell table:number-columns-repeated="5"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2330" calcext:value-type="float">
            <text:p>2330</text:p>
          </table:table-cell>
          <table:table-cell table:style-name="ce3" office:value-type="string" calcext:value-type="string">
            <text:p>MS049103.Chipmentation_H3K9me3.391.2.pair2.fastq.gz</text:p>
          </table:table-cell>
          <table:table-cell table:style-name="ce3" office:value-type="string" calcext:value-type="string">
            <text:p>d870be0aaa080a45055794e3a4ec5c91</text:p>
          </table:table-cell>
          <table:table-cell office:value-type="string" calcext:value-type="string">
            <text:p>b219ca447594427cfe4e2b574f5d70e0</text:p>
          </table:table-cell>
          <table:table-cell table:number-columns-repeated="5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2331" calcext:value-type="float">
            <text:p>2331</text:p>
          </table:table-cell>
          <table:table-cell table:style-name="ce3" office:value-type="string" calcext:value-type="string">
            <text:p>MS049103.RNASeq.301.2.pair1.fastq.gz</text:p>
          </table:table-cell>
          <table:table-cell table:style-name="ce3" office:value-type="string" calcext:value-type="string">
            <text:p>f2f30c3c84c4cc2b4640c99a477bcbff</text:p>
          </table:table-cell>
          <table:table-cell office:value-type="string" calcext:value-type="string">
            <text:p>e43375aeaa361124101c220a4f087ba2</text:p>
          </table:table-cell>
          <table:table-cell table:number-columns-repeated="5"/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2331" calcext:value-type="float">
            <text:p>2331</text:p>
          </table:table-cell>
          <table:table-cell table:style-name="ce3" office:value-type="string" calcext:value-type="string">
            <text:p>MS049103.RNASeq.301.2.pair2.fastq.gz</text:p>
          </table:table-cell>
          <table:table-cell table:style-name="ce3" office:value-type="string" calcext:value-type="string">
            <text:p>de9e7f4f4393832bbcb01e398b03fd9c</text:p>
          </table:table-cell>
          <table:table-cell office:value-type="string" calcext:value-type="string">
            <text:p>bac86afd0e988253b8d1b429eb35b931</text:p>
          </table:table-cell>
          <table:table-cell table:number-columns-repeated="5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2332" calcext:value-type="float">
            <text:p>2332</text:p>
          </table:table-cell>
          <table:table-cell table:style-name="ce3" office:value-type="string" calcext:value-type="string">
            <text:p>MS049103.BS.264.2.pair1.fastq.gz</text:p>
          </table:table-cell>
          <table:table-cell table:style-name="ce3" office:value-type="string" calcext:value-type="string">
            <text:p>c489bd804f930b51e2b2fd65d8208759</text:p>
          </table:table-cell>
          <table:table-cell office:value-type="string" calcext:value-type="string">
            <text:p>46ff873fcd82d328fa3075ff16fd5137</text:p>
          </table:table-cell>
          <table:table-cell table:number-columns-repeated="5"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MS049103.BS.264.2.pair2.fastq.gz</text:p>
          </table:table-cell>
          <table:table-cell office:value-type="string" calcext:value-type="string">
            <text:p>a541c787cad7e8eb884355d80c4241ee</text:p>
          </table:table-cell>
          <table:table-cell office:value-type="string" calcext:value-type="string">
            <text:p>dc6232b7d68cc2a70fd95df47833532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style-name="ce1" office:value-type="string" calcext:value-type="string">
            <text:p>public_track</text:p>
          </table:table-cell>
          <table:table-cell office:value-type="string" calcext:value-type="string">
            <text:p>COMMENT: Should rename these track files and move them to a structured_data di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track_type</text:p>
          </table:table-cell>
          <table:table-cell office:value-type="string" calcext:value-type="string">
            <text:p>md5sum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file_typ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  <table:table-cell table:style-name="ce2" office:value-type="float" office:value="5112" calcext:value-type="float">
            <text:p>511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01_2-827842_ChIPmentation-H3K27ac/bigWig/</text:p>
          </table:table-cell>
          <table:table-cell office:value-type="string" calcext:value-type="string">
            <text:p>EMC3_hTERTRPE101_2-827842_ChIPmentation-H3K27ac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27ac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  <table:table-cell table:style-name="ce2" office:value-type="float" office:value="5112" calcext:value-type="float">
            <text:p>511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01_2-827842_ChIPmentation-H3K27ac/</text:p>
          </table:table-cell>
          <table:table-cell office:value-type="string" calcext:value-type="string">
            <text:p>EMC3_hTERTRPE101_2-827842_ChIPmentation-H3K27ac_peaks.narrow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style-name="ce2" office:value-type="float" office:value="5113" calcext:value-type="float">
            <text:p>511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01_2-827845_ChIPmentation-H3K27me3/bigWig/</text:p>
          </table:table-cell>
          <table:table-cell office:value-type="string" calcext:value-type="string">
            <text:p>EMC3_hTERTRPE101_2-827845_ChIPmentation-H3K27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27me3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table:style-name="ce2" office:value-type="float" office:value="5113" calcext:value-type="float">
            <text:p>511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01_2-827845_ChIPmentation-H3K27me3/</text:p>
          </table:table-cell>
          <table:table-cell office:value-type="string" calcext:value-type="string">
            <text:p>EMC3_hTERTRPE101_2-827845_ChIPmentation-H3K27me3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style-name="ce2" office:value-type="float" office:value="5114" calcext:value-type="float">
            <text:p>511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01_2-827846_ChIPmentation-H3K36me3/bigWig/</text:p>
          </table:table-cell>
          <table:table-cell office:value-type="string" calcext:value-type="string">
            <text:p>EMC3_hTERTRPE101_2-827846_ChIPmentation-H3K36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36me3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table:style-name="ce2" office:value-type="float" office:value="5114" calcext:value-type="float">
            <text:p>511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01_2-827846_ChIPmentation-H3K36me3/</text:p>
          </table:table-cell>
          <table:table-cell office:value-type="string" calcext:value-type="string">
            <text:p>EMC3_hTERTRPE101_2-827846_ChIPmentation-H3K36me3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style-name="ce2" office:value-type="float" office:value="5115" calcext:value-type="float">
            <text:p>511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01_2-827844_ChIPmentation-H3K4me1/bigWig/</text:p>
          </table:table-cell>
          <table:table-cell office:value-type="string" calcext:value-type="string">
            <text:p>EMC3_hTERTRPE101_2-827844_ChIPmentation-H3K4me1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4me1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  <table:table-cell table:style-name="ce2" office:value-type="float" office:value="5115" calcext:value-type="float">
            <text:p>511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01_2-827844_ChIPmentation-H3K4me1/</text:p>
          </table:table-cell>
          <table:table-cell office:value-type="string" calcext:value-type="string">
            <text:p>EMC3_hTERTRPE101_2-827844_ChIPmentation-H3K4me1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style-name="ce2" office:value-type="float" office:value="5116" calcext:value-type="float">
            <text:p>511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01_2-827843_ChIPmentation-H3K4me3/bigWig/</text:p>
          </table:table-cell>
          <table:table-cell office:value-type="string" calcext:value-type="string">
            <text:p>EMC3_hTERTRPE101_2-827843_ChIPmentation-H3K4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4me3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table:style-name="ce2" office:value-type="float" office:value="5116" calcext:value-type="float">
            <text:p>511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01_2-827843_ChIPmentation-H3K4me3/</text:p>
          </table:table-cell>
          <table:table-cell office:value-type="string" calcext:value-type="string">
            <text:p>EMC3_hTERTRPE101_2-827843_ChIPmentation-H3K4me3_peaks.narrow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style-name="ce2" office:value-type="float" office:value="5117" calcext:value-type="float">
            <text:p>511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01_2-827847_ChIPmentation-H3K9me3/bigWig/</text:p>
          </table:table-cell>
          <table:table-cell office:value-type="string" calcext:value-type="string">
            <text:p>EMC3_hTERTRPE101_2-827847_ChIPmentation-H3K9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9me3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  <table:table-cell table:style-name="ce2" office:value-type="float" office:value="5117" calcext:value-type="float">
            <text:p>511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01_2-827847_ChIPmentation-H3K9me3/</text:p>
          </table:table-cell>
          <table:table-cell office:value-type="string" calcext:value-type="string">
            <text:p>EMC3_hTERTRPE101_2-827847_ChIPmentation-H3K9me3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style-name="ce2" office:value-type="float" office:value="5118" calcext:value-type="float">
            <text:p>511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3/rnaseq/tracks/bigWig/</text:p>
          </table:table-cell>
          <table:table-cell office:value-type="string" calcext:value-type="string">
            <text:p>EMC3_hTERTRPE101_2-695945_RNA.forward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RNA</text:p>
          </table:table-cell>
        </table:table-row>
        <table:table-row table:style-name="ro1">
          <table:table-cell office:value-type="float" office:value="7205" calcext:value-type="float">
            <text:p>7205</text:p>
          </table:table-cell>
          <table:table-cell table:style-name="ce2" office:value-type="float" office:value="5118" calcext:value-type="float">
            <text:p>511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3/rnaseq/tracks/bigWig/</text:p>
          </table:table-cell>
          <table:table-cell office:value-type="string" calcext:value-type="string">
            <text:p>EMC3_hTERTRPE101_2-695945_RNA.reverse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style-name="ce2" office:value-type="float" office:value="5119" calcext:value-type="float">
            <text:p>511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3/methylseq/tracks/bigWig</text:p>
          </table:table-cell>
          <table:table-cell office:value-type="string" calcext:value-type="string">
            <text:p>EMC3_hTERTRPE101.coverage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WGBS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table:style-name="ce2" office:value-type="float" office:value="5119" calcext:value-type="float">
            <text:p>511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3/methylseq/tracks/bigWig</text:p>
          </table:table-cell>
          <table:table-cell office:value-type="string" calcext:value-type="string">
            <text:p>EMC3_hTERTRPE101.methylation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style-name="ce2" office:value-type="float" office:value="5120" calcext:value-type="float">
            <text:p>512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EPC1PHF101_2-827848_ChIPmentation-H3K27ac/bigWig/</text:p>
          </table:table-cell>
          <table:table-cell office:value-type="string" calcext:value-type="string">
            <text:p>EMC3_hTERTRPE1EPC1PHF101_2-827848_ChIPmentation-H3K27ac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27ac</text:p>
          </table:table-cell>
        </table:table-row>
        <table:table-row table:style-name="ro1">
          <table:table-cell office:value-type="float" office:value="7209" calcext:value-type="float">
            <text:p>7209</text:p>
          </table:table-cell>
          <table:table-cell table:style-name="ce2" office:value-type="float" office:value="5120" calcext:value-type="float">
            <text:p>512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EPC1PHF101_2-827848_ChIPmentation-H3K27ac/</text:p>
          </table:table-cell>
          <table:table-cell office:value-type="string" calcext:value-type="string">
            <text:p>EMC3_hTERTRPE1EPC1PHF101_2-827848_ChIPmentation-H3K27ac_peaks.narrow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style-name="ce2" office:value-type="float" office:value="5121" calcext:value-type="float">
            <text:p>512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EPC1PHF101_2-827901_ChIPmentation-H3K27me3/bigWig/</text:p>
          </table:table-cell>
          <table:table-cell office:value-type="string" calcext:value-type="string">
            <text:p>EMC3_hTERTRPE1EPC1PHF101_2-827901_ChIPmentation-H3K27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27me3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table:style-name="ce2" office:value-type="float" office:value="5121" calcext:value-type="float">
            <text:p>512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EPC1PHF101_2-827901_ChIPmentation-H3K27me3/</text:p>
          </table:table-cell>
          <table:table-cell office:value-type="string" calcext:value-type="string">
            <text:p>EMC3_hTERTRPE1EPC1PHF101_2-827901_ChIPmentation-H3K27me3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style-name="ce2" office:value-type="float" office:value="5122" calcext:value-type="float">
            <text:p>512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EPC1PHF101_2-827902_ChIPmentation-H3K36me3/bigWig/</text:p>
          </table:table-cell>
          <table:table-cell office:value-type="string" calcext:value-type="string">
            <text:p>EMC3_hTERTRPE1EPC1PHF101_2-827902_ChIPmentation-H3K36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36me3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table:style-name="ce2" office:value-type="float" office:value="5122" calcext:value-type="float">
            <text:p>512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EPC1PHF101_2-827902_ChIPmentation-H3K36me3/</text:p>
          </table:table-cell>
          <table:table-cell office:value-type="string" calcext:value-type="string">
            <text:p>EMC3_hTERTRPE1EPC1PHF101_2-827902_ChIPmentation-H3K36me3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style-name="ce2" office:value-type="float" office:value="5123" calcext:value-type="float">
            <text:p>512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EPC1PHF101_2-827850_ChIPmentation-H3K4me1/bigWig/</text:p>
          </table:table-cell>
          <table:table-cell office:value-type="string" calcext:value-type="string">
            <text:p>EMC3_hTERTRPE1EPC1PHF101_2-827850_ChIPmentation-H3K4me1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4me1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table:style-name="ce2" office:value-type="float" office:value="5123" calcext:value-type="float">
            <text:p>512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EPC1PHF101_2-827850_ChIPmentation-H3K4me1/</text:p>
          </table:table-cell>
          <table:table-cell office:value-type="string" calcext:value-type="string">
            <text:p>EMC3_hTERTRPE1EPC1PHF101_2-827850_ChIPmentation-H3K4me1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style-name="ce2" office:value-type="float" office:value="5124" calcext:value-type="float">
            <text:p>512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EPC1PHF101_2-827849_ChIPmentation-H3K4me3/bigWig/</text:p>
          </table:table-cell>
          <table:table-cell office:value-type="string" calcext:value-type="string">
            <text:p>EMC3_hTERTRPE1EPC1PHF101_2-827849_ChIPmentation-H3K4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4me3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table:style-name="ce2" office:value-type="float" office:value="5124" calcext:value-type="float">
            <text:p>512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EPC1PHF101_2-827849_ChIPmentation-H3K4me3/</text:p>
          </table:table-cell>
          <table:table-cell office:value-type="string" calcext:value-type="string">
            <text:p>EMC3_hTERTRPE1EPC1PHF101_2-827849_ChIPmentation-H3K4me3_peaks.narrow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style-name="ce2" office:value-type="float" office:value="5125" calcext:value-type="float">
            <text:p>512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EPC1PHF101_2-827903_ChIPmentation-H3K9me3/bigWig/</text:p>
          </table:table-cell>
          <table:table-cell office:value-type="string" calcext:value-type="string">
            <text:p>EMC3_hTERTRPE1EPC1PHF101_2-827903_ChIPmentation-H3K9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9me3</text:p>
          </table:table-cell>
        </table:table-row>
        <table:table-row table:style-name="ro1">
          <table:table-cell office:value-type="float" office:value="7219" calcext:value-type="float">
            <text:p>7219</text:p>
          </table:table-cell>
          <table:table-cell table:style-name="ce2" office:value-type="float" office:value="5125" calcext:value-type="float">
            <text:p>512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EPC1PHF101_2-827903_ChIPmentation-H3K9me3/</text:p>
          </table:table-cell>
          <table:table-cell office:value-type="string" calcext:value-type="string">
            <text:p>EMC3_hTERTRPE1EPC1PHF101_2-827903_ChIPmentation-H3K9me3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style-name="ce2" office:value-type="float" office:value="5126" calcext:value-type="float">
            <text:p>512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3/rnaseq/tracks/bigWig/</text:p>
          </table:table-cell>
          <table:table-cell office:value-type="string" calcext:value-type="string">
            <text:p>EMC3_hTERTRPE1EPC1PHF101_2-695946_RNA.forward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RNA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table:style-name="ce2" office:value-type="float" office:value="5126" calcext:value-type="float">
            <text:p>5126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3/rnaseq/tracks/bigWig/</text:p>
          </table:table-cell>
          <table:table-cell office:value-type="string" calcext:value-type="string">
            <text:p>EMC3_hTERTRPE1EPC1PHF101_2-695946_RNA.reverse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style-name="ce2" office:value-type="float" office:value="5127" calcext:value-type="float">
            <text:p>512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3/methylseq/tracks/bigWig</text:p>
          </table:table-cell>
          <table:table-cell office:value-type="string" calcext:value-type="string">
            <text:p>EMC3_hTERTRPE1EPC1PHF101.coverage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WGBS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table:style-name="ce2" office:value-type="float" office:value="5127" calcext:value-type="float">
            <text:p>5127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3/methylseq/tracks/bigWig</text:p>
          </table:table-cell>
          <table:table-cell office:value-type="string" calcext:value-type="string">
            <text:p>EMC3_hTERTRPE1EPC1PHF101.methylation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style-name="ce2" office:value-type="float" office:value="5128" calcext:value-type="float">
            <text:p>512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JAZF1SUZ1201_2-827904_ChIPmentation-H3K27ac/bigWig/</text:p>
          </table:table-cell>
          <table:table-cell office:value-type="string" calcext:value-type="string">
            <text:p>EMC3_hTERTRPE1JAZF1SUZ1201_2-827904_ChIPmentation-H3K27ac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27ac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table:style-name="ce2" office:value-type="float" office:value="5128" calcext:value-type="float">
            <text:p>5128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JAZF1SUZ1201_2-827904_ChIPmentation-H3K27ac/</text:p>
          </table:table-cell>
          <table:table-cell office:value-type="string" calcext:value-type="string">
            <text:p>EMC3_hTERTRPE1JAZF1SUZ1201_2-827904_ChIPmentation-H3K27ac_peaks.narrow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style-name="ce2" office:value-type="float" office:value="5129" calcext:value-type="float">
            <text:p>512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JAZF1SUZ1201_2-827907_ChIPmentation-H3K27me3/bigWig/</text:p>
          </table:table-cell>
          <table:table-cell office:value-type="string" calcext:value-type="string">
            <text:p>EMC3_hTERTRPE1JAZF1SUZ1201_2-827907_ChIPmentation-H3K27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27me3</text:p>
          </table:table-cell>
        </table:table-row>
        <table:table-row table:style-name="ro1">
          <table:table-cell office:value-type="float" office:value="7227" calcext:value-type="float">
            <text:p>7227</text:p>
          </table:table-cell>
          <table:table-cell table:style-name="ce2" office:value-type="float" office:value="5129" calcext:value-type="float">
            <text:p>5129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JAZF1SUZ1201_2-827907_ChIPmentation-H3K27me3/</text:p>
          </table:table-cell>
          <table:table-cell office:value-type="string" calcext:value-type="string">
            <text:p>EMC3_hTERTRPE1JAZF1SUZ1201_2-827907_ChIPmentation-H3K27me3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style-name="ce2" office:value-type="float" office:value="5130" calcext:value-type="float">
            <text:p>513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JAZF1SUZ1201_2-827908_ChIPmentation-H3K36me3/bigWig/</text:p>
          </table:table-cell>
          <table:table-cell office:value-type="string" calcext:value-type="string">
            <text:p>EMC3_hTERTRPE1JAZF1SUZ1201_2-827908_ChIPmentation-H3K36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36me3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table:style-name="ce2" office:value-type="float" office:value="5130" calcext:value-type="float">
            <text:p>5130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JAZF1SUZ1201_2-827908_ChIPmentation-H3K36me3/</text:p>
          </table:table-cell>
          <table:table-cell office:value-type="string" calcext:value-type="string">
            <text:p>EMC3_hTERTRPE1JAZF1SUZ1201_2-827908_ChIPmentation-H3K36me3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style-name="ce2" office:value-type="float" office:value="5131" calcext:value-type="float">
            <text:p>513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JAZF1SUZ1201_2-827906_ChIPmentation-H3K4me1/bigWig/</text:p>
          </table:table-cell>
          <table:table-cell office:value-type="string" calcext:value-type="string">
            <text:p>EMC3_hTERTRPE1JAZF1SUZ1201_2-827906_ChIPmentation-H3K4me1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4me1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table:style-name="ce2" office:value-type="float" office:value="5131" calcext:value-type="float">
            <text:p>5131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JAZF1SUZ1201_2-827906_ChIPmentation-H3K4me1/</text:p>
          </table:table-cell>
          <table:table-cell office:value-type="string" calcext:value-type="string">
            <text:p>EMC3_hTERTRPE1JAZF1SUZ1201_2-827906_ChIPmentation-H3K4me1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style-name="ce2" office:value-type="float" office:value="5132" calcext:value-type="float">
            <text:p>513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JAZF1SUZ1201_2-827905_ChIPmentation-H3K4me3/bigWig/</text:p>
          </table:table-cell>
          <table:table-cell office:value-type="string" calcext:value-type="string">
            <text:p>EMC3_hTERTRPE1JAZF1SUZ1201_2-827905_ChIPmentation-H3K4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4me3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table:style-name="ce2" office:value-type="float" office:value="5132" calcext:value-type="float">
            <text:p>5132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JAZF1SUZ1201_2-827905_ChIPmentation-H3K4me3/</text:p>
          </table:table-cell>
          <table:table-cell office:value-type="string" calcext:value-type="string">
            <text:p>EMC3_hTERTRPE1JAZF1SUZ1201_2-827905_ChIPmentation-H3K4me3_peaks.narrow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style-name="ce2" office:value-type="float" office:value="5133" calcext:value-type="float">
            <text:p>513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lustre03/project/rrg-bourqueg-ad/mmsimon/EMC3_Chipmentation_Sep2020/tracks/EMC3_hTERTRPE1JAZF1SUZ1201_2-827909_ChIPmentation-H3K9me3/bigWig/</text:p>
          </table:table-cell>
          <table:table-cell office:value-type="string" calcext:value-type="string">
            <text:p>EMC3_hTERTRPE1JAZF1SUZ1201_2-827909_ChIPmentation-H3K9me3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Chipmentation_H3K9me3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table:style-name="ce2" office:value-type="float" office:value="5133" calcext:value-type="float">
            <text:p>5133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peak_calls</text:p>
          </table:table-cell>
          <table:table-cell table:number-columns-repeated="2"/>
          <table:table-cell office:value-type="string" calcext:value-type="string">
            <text:p>/lustre03/project/rrg-bourqueg-ad/mmsimon/EMC3_Chipmentation_Sep2020/peak_call/EMC3_hTERTRPE1JAZF1SUZ1201_2-827909_ChIPmentation-H3K9me3/</text:p>
          </table:table-cell>
          <table:table-cell office:value-type="string" calcext:value-type="string">
            <text:p>EMC3_hTERTRPE1JAZF1SUZ1201_2-827909_ChIPmentation-H3K9me3_peaks.broadPeak.bb</text:p>
          </table:table-cell>
          <table:table-cell office:value-type="string" calcext:value-type="string">
            <text:p>BigBed</text:p>
          </table:table-cell>
          <table:table-cell table:style-name="ce2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style-name="ce2" office:value-type="float" office:value="5134" calcext:value-type="float">
            <text:p>513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forward</text:p>
          </table:table-cell>
          <table:table-cell table:number-columns-repeated="2"/>
          <table:table-cell office:value-type="string" calcext:value-type="string">
            <text:p>/mnt/abacusProject/mugqic/projects/EMC_paul/EMC3/rnaseq/tracks/bigWig/</text:p>
          </table:table-cell>
          <table:table-cell office:value-type="string" calcext:value-type="string">
            <text:p>EMC3_hTERTRPE1JAZF1SUZ1201_2-695947_RNA.forward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RNA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table:style-name="ce2" office:value-type="float" office:value="5134" calcext:value-type="float">
            <text:p>5134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reverse</text:p>
          </table:table-cell>
          <table:table-cell table:number-columns-repeated="2"/>
          <table:table-cell office:value-type="string" calcext:value-type="string">
            <text:p>/mnt/abacusProject/mugqic/projects/EMC_paul/EMC3/rnaseq/tracks/bigWig/</text:p>
          </table:table-cell>
          <table:table-cell office:value-type="string" calcext:value-type="string">
            <text:p>EMC3_hTERTRPE1JAZF1SUZ1201_2-695947_RNA.reverse.bw</text:p>
          </table:table-cell>
          <table:table-cell office:value-type="string" calcext:value-type="string">
            <text:p>BigWig</text:p>
          </table:table-cell>
          <table:table-cell table:style-name="ce2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style-name="ce2" office:value-type="float" office:value="5135" calcext:value-type="float">
            <text:p>513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signal_unstranded</text:p>
          </table:table-cell>
          <table:table-cell table:number-columns-repeated="2"/>
          <table:table-cell office:value-type="string" calcext:value-type="string">
            <text:p>/mnt/abacusProject/mugqic/projects/EMC_paul/EMC3/methylseq/tracks/bigWig</text:p>
          </table:table-cell>
          <table:table-cell office:value-type="string" calcext:value-type="string">
            <text:p>EMC3_hTERTRPE1JAZF1SUZ1201.coverage.bw</text:p>
          </table:table-cell>
          <table:table-cell office:value-type="string" calcext:value-type="string">
            <text:p>BigWig</text:p>
          </table:table-cell>
          <table:table-cell table:style-name="ce2" office:value-type="string" calcext:value-type="string">
            <text:p>WGBS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table:style-name="ce2" office:value-type="float" office:value="5135" calcext:value-type="float">
            <text:p>5135</text:p>
          </table:table-cell>
          <table:table-cell office:value-type="string" calcext:value-type="string">
            <text:p>hg19</text:p>
          </table:table-cell>
          <table:table-cell office:value-type="string" calcext:value-type="string">
            <text:p>methylation_profile</text:p>
          </table:table-cell>
          <table:table-cell table:number-columns-repeated="2"/>
          <table:table-cell office:value-type="string" calcext:value-type="string">
            <text:p>/mnt/abacusProject/mugqic/projects/EMC_paul/EMC3/methylseq/tracks/bigWig</text:p>
          </table:table-cell>
          <table:table-cell office:value-type="string" calcext:value-type="string">
            <text:p>EMC3_hTERTRPE1JAZF1SUZ1201.methylation.bw</text:p>
          </table:table-cell>
          <table:table-cell office:value-type="string" calcext:value-type="string">
            <text:p>BigWig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ataset_to_release_s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set_id</text:p>
          </table:table-cell>
          <table:table-cell office:value-type="string" calcext:value-type="string">
            <text:p>release_set_id</text:p>
          </table:table-cell>
          <table:table-cell table:number-columns-repeated="8"/>
        </table:table-row>
        <table:table-row table:style-name="ro1">
          <table:table-cell table:style-name="ce2" office:value-type="float" office:value="5112" calcext:value-type="float">
            <text:p>5112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13" calcext:value-type="float">
            <text:p>5113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14" calcext:value-type="float">
            <text:p>5114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15" calcext:value-type="float">
            <text:p>5115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16" calcext:value-type="float">
            <text:p>5116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17" calcext:value-type="float">
            <text:p>5117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18" calcext:value-type="float">
            <text:p>5118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19" calcext:value-type="float">
            <text:p>5119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0" calcext:value-type="float">
            <text:p>5120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1" calcext:value-type="float">
            <text:p>5121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2" calcext:value-type="float">
            <text:p>5122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3" calcext:value-type="float">
            <text:p>5123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4" calcext:value-type="float">
            <text:p>5124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5" calcext:value-type="float">
            <text:p>5125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6" calcext:value-type="float">
            <text:p>5126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7" calcext:value-type="float">
            <text:p>5127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8" calcext:value-type="float">
            <text:p>5128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29" calcext:value-type="float">
            <text:p>5129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30" calcext:value-type="float">
            <text:p>5130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31" calcext:value-type="float">
            <text:p>5131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32" calcext:value-type="float">
            <text:p>5132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33" calcext:value-type="float">
            <text:p>5133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34" calcext:value-type="float">
            <text:p>5134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2" office:value-type="float" office:value="5135" calcext:value-type="float">
            <text:p>5135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EMC1.A62:EMC1.E92">
          <table:sort>
            <table:sort-by table:field-number="0" table:data-type="automatic"/>
          </table:sort>
        </table:database-range>
        <table:database-range table:name="__Anonymous_Sheet_DB__1" table:target-range-address="EMC2.A137:EMC2.E201">
          <table:sort>
            <table:sort-by table:field-number="0" table:data-type="automatic"/>
          </table:sort>
        </table:database-range>
        <table:database-range table:name="__Anonymous_Sheet_DB__2" table:target-range-address="EMC3.A132:EMC3.E2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00-00-00</text:date>, <text:time style:data-style-name="N2" text:time-value="13:00:34.203974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8:26:54.230382810</meta:creation-date>
    <dc:date>2021-04-09T16:58:55.617525957</dc:date>
    <meta:editing-duration>P38DT5H33M56S</meta:editing-duration>
    <meta:editing-cycles>52</meta:editing-cycles>
    <meta:generator>LibreOffice/6.0.7.3$Linux_X86_64 LibreOffice_project/00m0$Build-3</meta:generator>
    <meta:document-statistic meta:table-count="3" meta:cell-count="3474" meta:object-count="0"/>
  </office:meta>
</office:document-meta>
</file>